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7.899cm"/>
    </style:style>
    <style:style style:name="co5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0.792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0.92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10.375cm"/>
    </style:style>
    <style:style style:name="co13" style:family="table-column">
      <style:table-column-properties fo:break-before="auto" style:column-width="3.785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>
      <style:text-properties style:text-position="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/>
    <style:style style:name="ce21" style:family="table-cell" style:parent-style-name="Default" style:data-style-name="N40"/>
    <style:style style:name="ce25" style:family="table-cell" style:parent-style-name="Default" style:data-style-name="N4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Rodyklės_20_smaigaliai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akštas1" table:style-name="ta1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5" table:default-cell-style-name="Default"/>
        <table:table-column table:style-name="co5" table:default-cell-style-name="ce17"/>
        <table:table-column table:style-name="co5" table:default-cell-style-name="Default"/>
        <table:table-column table:style-name="co9" table:number-columns-repeated="3" table:default-cell-style-name="ce21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4">
          <table:table-cell table:style-name="ce16" office:value-type="string">
            <text:p>year</text:p>
          </table:table-cell>
          <table:table-cell table:style-name="ce16" office:value-type="string">
            <text:p>month</text:p>
          </table:table-cell>
          <table:table-cell table:style-name="ce16" office:value-type="string">
            <text:p>month_name</text:p>
          </table:table-cell>
          <table:table-cell table:style-name="ce16" office:value-type="string">
            <text:p>day</text:p>
          </table:table-cell>
          <table:table-cell table:style-name="ce16" office:value-type="string">
            <text:p>date</text:p>
          </table:table-cell>
          <table:table-cell table:style-name="ce16" office:value-type="string">
            <text:p>weekday</text:p>
          </table:table-cell>
          <table:table-cell table:style-name="ce16" office:value-type="string">
            <text:p>weekday_name</text:p>
          </table:table-cell>
          <table:table-cell table:style-name="ce18" office:value-type="string">
            <office:annotation draw:style-name="gr1" draw:text-style-name="P1" svg:width="2.899cm" svg:height="1.386cm" svg:x="13.987cm" svg:y="0cm" draw:caption-point-x="-0.56cm" draw:caption-point-y="0.01cm">
              <dc:date>2011-11-02T00:00:00</dc:date>
              <text:p text:style-name="P1"><text:span text:style-name="T1">http://www.oruprognoze.lt/saules-tekejimas/</text:span></text:p>
            </office:annotation>
            <text:p>sunrise</text:p>
          </table:table-cell>
          <table:table-cell table:style-name="ce18" office:value-type="string">
            <text:p>sunset</text:p>
          </table:table-cell>
          <table:table-cell table:style-name="ce18" office:value-type="string">
            <text:p>daylength</text:p>
          </table:table-cell>
          <table:table-cell table:style-name="ce16" office:value-type="string">
            <text:p>moonphase</text:p>
          </table:table-cell>
          <table:table-cell table:style-name="ce16" office:value-type="string">
            <text:p>fastfact</text:p>
          </table:table-cell>
          <table:table-cell table:style-name="ce16" office:value-type="string">
            <text:p>puzzle</text:p>
          </table:table-cell>
          <table:table-cell table:style-name="ce16" office:value-type="string">
            <text:p>answer</text:p>
          </table:table-cell>
          <table:table-cell table:style-name="ce16" office:value-type="string">
            <text:p>puzzle2</text:p>
          </table:table-cell>
          <table:table-cell table:style-name="ce16" office:value-type="string">
            <text:p>answer2</text:p>
          </table:table-cell>
          <table:table-cell table:style-name="ce16" office:value-type="string">
            <text:p>dayspecial</text:p>
          </table:table-cell>
          <table:table-cell table:style-name="ce16" office:value-type="string">
            <text:p>names</text:p>
          </table:table-cell>
          <table:table-cell table:style-name="ce16" table:number-columns-repeated="1006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">
            <text:p>1</text:p>
          </table:table-cell>
          <table:table-cell table:formula="of:=CONCATENATE( TEXT([.A2];0);&quot;-&quot;;TEXT([.B2];&quot;00&quot;);&quot;-&quot;;TEXT([.D2];&quot;00&quot;))" office:value-type="string" office:string-value="2013-01-01">
            <text:p>2013-01-01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9" office:value-type="string">
            <text:p>08:42</text:p>
          </table:table-cell>
          <table:table-cell table:style-name="ce19" office:value-type="string">
            <text:p>16:02</text:p>
          </table:table-cell>
          <table:table-cell table:style-name="ce19" office:value-type="string">
            <text:p>07:20</text:p>
          </table:table-cell>
          <table:table-cell table:style-name="ce26" office:value-type="string">
            <text:p>Pilnatis</text:p>
          </table:table-cell>
          <table:table-cell office:value-type="string">
            <text:p>10% iš visų kada nors gimusių žmonių dabar dar yra gyvi.</text:p>
          </table:table-cell>
          <table:table-cell office:value-type="string">
            <text:p>http://galvosukykla.wordpress.com/2012/10/10/2012-10-10/</text:p>
          </table:table-cell>
          <table:table-cell table:number-columns-repeated="3"/>
          <table:table-cell office:value-type="string">
            <text:p>Nauji Metai :)</text:p>
          </table:table-cell>
          <table:table-cell table:number-columns-repeated="1007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">
            <text:p>2</text:p>
          </table:table-cell>
          <table:table-cell table:formula="of:=CONCATENATE( TEXT([.A3];0);&quot;-&quot;;TEXT([.B3];&quot;00&quot;);&quot;-&quot;;TEXT([.D3];&quot;00&quot;))" office:value-type="string" office:string-value="2013-01-02">
            <text:p>2013-01-02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9" office:value-type="string">
            <text:p>08:42</text:p>
          </table:table-cell>
          <table:table-cell table:style-name="ce19" office:value-type="string">
            <text:p>16:03</text:p>
          </table:table-cell>
          <table:table-cell table:style-name="ce19" office:value-type="string">
            <text:p>07:21</text:p>
          </table:table-cell>
          <table:table-cell table:style-name="ce26" office:value-type="string">
            <text:p>Pilnatis</text:p>
          </table:table-cell>
          <table:table-cell office:value-type="string">
            <text:p>Kiekvienas metais Žemę sudrebina apie milijoną žemės drebėjimų</text:p>
          </table:table-cell>
          <table:table-cell office:value-type="string">
            <text:p>http://galvosukykla.wordpress.com/2012/10/11/2012-10-11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3">
            <text:p>3</text:p>
          </table:table-cell>
          <table:table-cell table:formula="of:=CONCATENATE( TEXT([.A4];0);&quot;-&quot;;TEXT([.B4];&quot;00&quot;);&quot;-&quot;;TEXT([.D4];&quot;00&quot;))" office:value-type="string" office:string-value="2013-01-03">
            <text:p>2013-01-03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9" office:value-type="string">
            <text:p>08:42</text:p>
          </table:table-cell>
          <table:table-cell table:style-name="ce19" office:value-type="string">
            <text:p>16:04</text:p>
          </table:table-cell>
          <table:table-cell table:style-name="ce19" office:value-type="string">
            <text:p>07:22</text:p>
          </table:table-cell>
          <table:table-cell table:style-name="ce26" office:value-type="string">
            <text:p>Pilnatis</text:p>
          </table:table-cell>
          <table:table-cell office:value-type="string">
            <text:p>Jei galėtumėte važiuoti su mašina tiesiai į viršų, kelionė iki kosmoso užtruktų apie valandą </text:p>
          </table:table-cell>
          <table:table-cell office:value-type="string">
            <text:p>http://galvosukykla.wordpress.com/2012/10/12/2012-10-12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4">
            <text:p>4</text:p>
          </table:table-cell>
          <table:table-cell table:formula="of:=CONCATENATE( TEXT([.A5];0);&quot;-&quot;;TEXT([.B5];&quot;00&quot;);&quot;-&quot;;TEXT([.D5];&quot;00&quot;))" office:value-type="string" office:string-value="2013-01-04">
            <text:p>2013-01-04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9" office:value-type="string">
            <text:p>08:42</text:p>
          </table:table-cell>
          <table:table-cell table:style-name="ce19" office:value-type="string">
            <text:p>16:06</text:p>
          </table:table-cell>
          <table:table-cell table:style-name="ce19" office:value-type="string">
            <text:p>07:24</text:p>
          </table:table-cell>
          <table:table-cell table:style-name="ce26" office:value-type="string">
            <text:p>Delčia</text:p>
          </table:table-cell>
          <table:table-cell office:value-type="string">
            <text:p>Nauji dantys rykliui gali išaugti per savaitę</text:p>
          </table:table-cell>
          <table:table-cell office:value-type="string">
            <text:p>http://galvosukykla.wordpress.com/2012/10/13/2012-10-13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5">
            <text:p>5</text:p>
          </table:table-cell>
          <table:table-cell table:formula="of:=CONCATENATE( TEXT([.A6];0);&quot;-&quot;;TEXT([.B6];&quot;00&quot;);&quot;-&quot;;TEXT([.D6];&quot;00&quot;))" office:value-type="string" office:string-value="2013-01-05">
            <text:p>2013-01-05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9" office:value-type="string">
            <text:p>08:41</text:p>
          </table:table-cell>
          <table:table-cell table:style-name="ce19" office:value-type="string">
            <text:p>16:07</text:p>
          </table:table-cell>
          <table:table-cell table:style-name="ce19" office:value-type="string">
            <text:p>07:26</text:p>
          </table:table-cell>
          <table:table-cell table:style-name="ce26" office:value-type="string">
            <text:p>Delčia</text:p>
          </table:table-cell>
          <table:table-cell office:value-type="string">
            <text:p>Elektrinis ungurys gali duoti 650V elektrošoką</text:p>
          </table:table-cell>
          <table:table-cell office:value-type="string">
            <text:p>http://galvosukykla.wordpress.com/2012/10/14/2012-10-14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6">
            <text:p>6</text:p>
          </table:table-cell>
          <table:table-cell table:formula="of:=CONCATENATE( TEXT([.A7];0);&quot;-&quot;;TEXT([.B7];&quot;00&quot;);&quot;-&quot;;TEXT([.D7];&quot;00&quot;))" office:value-type="string" office:string-value="2013-01-06">
            <text:p>2013-01-06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9" office:value-type="string">
            <text:p>08:41</text:p>
          </table:table-cell>
          <table:table-cell table:style-name="ce19" office:value-type="string">
            <text:p>16:08</text:p>
          </table:table-cell>
          <table:table-cell table:style-name="ce19" office:value-type="string">
            <text:p>07:27</text:p>
          </table:table-cell>
          <table:table-cell table:style-name="ce26" office:value-type="string">
            <text:p>Delčia</text:p>
          </table:table-cell>
          <table:table-cell office:value-type="string">
            <text:p>Pirmoji širdies persodinimo operacija buvo atlikta 1967 Cristian Barnard Pacientas išgyveno 18 dienų</text:p>
          </table:table-cell>
          <table:table-cell office:value-type="string">
            <text:p>http://galvosukykla.wordpress.com/2012/10/15/2012-10-15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7">
            <text:p>7</text:p>
          </table:table-cell>
          <table:table-cell table:formula="of:=CONCATENATE( TEXT([.A8];0);&quot;-&quot;;TEXT([.B8];&quot;00&quot;);&quot;-&quot;;TEXT([.D8];&quot;00&quot;))" office:value-type="string" office:string-value="2013-01-07">
            <text:p>2013-01-07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9" office:value-type="string">
            <text:p>08:40</text:p>
          </table:table-cell>
          <table:table-cell table:style-name="ce19" office:value-type="string">
            <text:p>16:09</text:p>
          </table:table-cell>
          <table:table-cell table:style-name="ce19" office:value-type="string">
            <text:p>07:29</text:p>
          </table:table-cell>
          <table:table-cell table:style-name="ce26" office:value-type="string">
            <text:p>Delčia</text:p>
          </table:table-cell>
          <table:table-cell office:value-type="string">
            <text:p>Alfredas Nobelis išrado dinamitą 1866 metais</text:p>
          </table:table-cell>
          <table:table-cell office:value-type="string">
            <text:p>http://galvosukykla.wordpress.com/2012/10/16/2012-10-16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8">
            <text:p>8</text:p>
          </table:table-cell>
          <table:table-cell table:formula="of:=CONCATENATE( TEXT([.A9];0);&quot;-&quot;;TEXT([.B9];&quot;00&quot;);&quot;-&quot;;TEXT([.D9];&quot;00&quot;))" office:value-type="string" office:string-value="2013-01-08">
            <text:p>2013-01-08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9" office:value-type="string">
            <text:p>08:40</text:p>
          </table:table-cell>
          <table:table-cell table:style-name="ce19" office:value-type="string">
            <text:p>16:11</text:p>
          </table:table-cell>
          <table:table-cell table:style-name="ce19" office:value-type="string">
            <text:p>07:31</text:p>
          </table:table-cell>
          <table:table-cell table:style-name="ce26" office:value-type="string">
            <text:p>Delčia</text:p>
          </table:table-cell>
          <table:table-cell office:value-type="string">
            <text:p>Termometras buvo išrastas Galilėjaus 1607 metais</text:p>
          </table:table-cell>
          <table:table-cell office:value-type="string">
            <text:p>http://galvosukykla.wordpress.com/2012/10/17/2012-10-17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9">
            <text:p>9</text:p>
          </table:table-cell>
          <table:table-cell table:formula="of:=CONCATENATE( TEXT([.A10];0);&quot;-&quot;;TEXT([.B10];&quot;00&quot;);&quot;-&quot;;TEXT([.D10];&quot;00&quot;))" office:value-type="string" office:string-value="2013-01-09">
            <text:p>2013-01-09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9" office:value-type="string">
            <text:p>08:39</text:p>
          </table:table-cell>
          <table:table-cell table:style-name="ce19" office:value-type="string">
            <text:p>16:12</text:p>
          </table:table-cell>
          <table:table-cell table:style-name="ce19" office:value-type="string">
            <text:p>07:33</text:p>
          </table:table-cell>
          <table:table-cell table:style-name="ce26" office:value-type="string">
            <text:p>Delčia</text:p>
          </table:table-cell>
          <table:table-cell office:value-type="string">
            <text:p>Žmogaus organizme yra apie 100 000 km kraujagyslių</text:p>
          </table:table-cell>
          <table:table-cell office:value-type="string">
            <text:p>http://galvosukykla.wordpress.com/2012/10/18/2012-10-18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0">
            <text:p>10</text:p>
          </table:table-cell>
          <table:table-cell table:formula="of:=CONCATENATE( TEXT([.A11];0);&quot;-&quot;;TEXT([.B11];&quot;00&quot;);&quot;-&quot;;TEXT([.D11];&quot;00&quot;))" office:value-type="string" office:string-value="2013-01-10">
            <text:p>2013-01-10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9" office:value-type="string">
            <text:p>08:39</text:p>
          </table:table-cell>
          <table:table-cell table:style-name="ce19" office:value-type="string">
            <text:p>16:14</text:p>
          </table:table-cell>
          <table:table-cell table:style-name="ce19" office:value-type="string">
            <text:p>07:35</text:p>
          </table:table-cell>
          <table:table-cell table:style-name="ce26" office:value-type="string">
            <text:p>Delčia</text:p>
          </table:table-cell>
          <table:table-cell office:value-type="string">
            <text:p>50% bankų apiplėšimų įvysta 5-tadieniais (JAV statistikos duomenimis)</text:p>
          </table:table-cell>
          <table:table-cell office:value-type="string">
            <text:p>http://galvosukykla.wordpress.com/2012/10/19/2012-10-19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1">
            <text:p>11</text:p>
          </table:table-cell>
          <table:table-cell table:formula="of:=CONCATENATE( TEXT([.A12];0);&quot;-&quot;;TEXT([.B12];&quot;00&quot;);&quot;-&quot;;TEXT([.D12];&quot;00&quot;))" office:value-type="string" office:string-value="2013-01-11">
            <text:p>2013-01-11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9" office:value-type="string">
            <text:p>08:38</text:p>
          </table:table-cell>
          <table:table-cell table:style-name="ce19" office:value-type="string">
            <text:p>16:15</text:p>
          </table:table-cell>
          <table:table-cell table:style-name="ce19" office:value-type="string">
            <text:p>07:37</text:p>
          </table:table-cell>
          <table:table-cell table:style-name="ce26" office:value-type="string">
            <text:p>Delčia</text:p>
          </table:table-cell>
          <table:table-cell office:value-type="string">
            <text:p>1661 metais Stockholm Bankas išleido pirmąjį banknotą pasaulyje</text:p>
          </table:table-cell>
          <table:table-cell office:value-type="string">
            <text:p>http://galvosukykla.wordpress.com/2012/10/20/2012-10-20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2">
            <text:p>12</text:p>
          </table:table-cell>
          <table:table-cell table:formula="of:=CONCATENATE( TEXT([.A13];0);&quot;-&quot;;TEXT([.B13];&quot;00&quot;);&quot;-&quot;;TEXT([.D13];&quot;00&quot;))" office:value-type="string" office:string-value="2013-01-12">
            <text:p>2013-01-12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9" office:value-type="string">
            <text:p>08:37</text:p>
          </table:table-cell>
          <table:table-cell table:style-name="ce19" office:value-type="string">
            <text:p>16:17</text:p>
          </table:table-cell>
          <table:table-cell table:style-name="ce19" office:value-type="string">
            <text:p>07:40</text:p>
          </table:table-cell>
          <table:table-cell table:style-name="ce26" office:value-type="string">
            <text:p>Jaunatis</text:p>
          </table:table-cell>
          <table:table-cell office:value-type="string">
            <text:p>Griaustinio žaibas yra karštesnis nei saulės paviršius</text:p>
          </table:table-cell>
          <table:table-cell office:value-type="string">
            <text:p>http://galvosukykla.wordpress.com/2012/10/21/2012-10-21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3">
            <text:p>13</text:p>
          </table:table-cell>
          <table:table-cell table:formula="of:=CONCATENATE( TEXT([.A14];0);&quot;-&quot;;TEXT([.B14];&quot;00&quot;);&quot;-&quot;;TEXT([.D14];&quot;00&quot;))" office:value-type="string" office:string-value="2013-01-13">
            <text:p>2013-01-13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9" office:value-type="string">
            <text:p>08:36</text:p>
          </table:table-cell>
          <table:table-cell table:style-name="ce19" office:value-type="string">
            <text:p>16:19</text:p>
          </table:table-cell>
          <table:table-cell table:style-name="ce19" office:value-type="string">
            <text:p>07:43</text:p>
          </table:table-cell>
          <table:table-cell table:style-name="ce26" office:value-type="string">
            <text:p>Jaunatis</text:p>
          </table:table-cell>
          <table:table-cell office:value-type="string">
            <text:p>Mėnulis yra 400 kartų arčiau Žemės negu Saulė ir yra 400 kartų mažesnis už Saulę</text:p>
          </table:table-cell>
          <table:table-cell office:value-type="string">
            <text:p>http://galvosukykla.wordpress.com/2012/10/22/2012-10-22/</text:p>
          </table:table-cell>
          <table:table-cell table:number-columns-repeated="3"/>
          <table:table-cell office:value-type="string">
            <text:p>Laisvės gynėjų diena </text:p>
          </table:table-cell>
          <table:table-cell table:number-columns-repeated="1007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4">
            <text:p>14</text:p>
          </table:table-cell>
          <table:table-cell table:formula="of:=CONCATENATE( TEXT([.A15];0);&quot;-&quot;;TEXT([.B15];&quot;00&quot;);&quot;-&quot;;TEXT([.D15];&quot;00&quot;))" office:value-type="string" office:string-value="2013-01-14">
            <text:p>2013-01-14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9" office:value-type="string">
            <text:p>08:35</text:p>
          </table:table-cell>
          <table:table-cell table:style-name="ce19" office:value-type="string">
            <text:p>16:20</text:p>
          </table:table-cell>
          <table:table-cell table:style-name="ce19" office:value-type="string">
            <text:p>07:45</text:p>
          </table:table-cell>
          <table:table-cell table:style-name="ce26" office:value-type="string">
            <text:p>Jaunatis</text:p>
          </table:table-cell>
          <table:table-cell office:value-type="string">
            <text:p>100 kalorijų užtenka numinti dviračiu ~5km arba nuvažiuoti mašinai 85 metrus</text:p>
          </table:table-cell>
          <table:table-cell office:value-type="string">
            <text:p>http://galvosukykla.wordpress.com/2012/10/23/2012-10-23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5">
            <text:p>15</text:p>
          </table:table-cell>
          <table:table-cell table:formula="of:=CONCATENATE( TEXT([.A16];0);&quot;-&quot;;TEXT([.B16];&quot;00&quot;);&quot;-&quot;;TEXT([.D16];&quot;00&quot;))" office:value-type="string" office:string-value="2013-01-15">
            <text:p>2013-01-15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9" office:value-type="string">
            <text:p>08:35</text:p>
          </table:table-cell>
          <table:table-cell table:style-name="ce19" office:value-type="string">
            <text:p>16:22</text:p>
          </table:table-cell>
          <table:table-cell table:style-name="ce19" office:value-type="string">
            <text:p>07:47</text:p>
          </table:table-cell>
          <table:table-cell table:style-name="ce26" office:value-type="string">
            <text:p>Jaunatis</text:p>
          </table:table-cell>
          <table:table-cell office:value-type="string">
            <text:p>XIV amžiuje nuo Juodosios Mirties (maro) išmirė apie trečdalį Europos gyventojų, o iš viso pasaulyje - 75 mln Pandemija išplito per žiurkių blusas</text:p>
          </table:table-cell>
          <table:table-cell office:value-type="string">
            <text:p>http://galvosukykla.wordpress.com/2012/10/24/2012-10-24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6">
            <text:p>16</text:p>
          </table:table-cell>
          <table:table-cell table:formula="of:=CONCATENATE( TEXT([.A17];0);&quot;-&quot;;TEXT([.B17];&quot;00&quot;);&quot;-&quot;;TEXT([.D17];&quot;00&quot;))" office:value-type="string" office:string-value="2013-01-16">
            <text:p>2013-01-16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9" office:value-type="string">
            <text:p>08:34</text:p>
          </table:table-cell>
          <table:table-cell table:style-name="ce19" office:value-type="string">
            <text:p>16:24</text:p>
          </table:table-cell>
          <table:table-cell table:style-name="ce19" office:value-type="string">
            <text:p>07:50</text:p>
          </table:table-cell>
          <table:table-cell table:style-name="ce26" office:value-type="string">
            <text:p>Jaunatis</text:p>
          </table:table-cell>
          <table:table-cell office:value-type="string">
            <text:p>Tam, kad įveiktų Žemės gravitaciją, raketa turi skrieti ~ 11km/s (40 000 km/h) greičiu</text:p>
          </table:table-cell>
          <table:table-cell office:value-type="string">
            <text:p>http://galvosukykla.wordpress.com/2012/10/25/2012-10-25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7">
            <text:p>17</text:p>
          </table:table-cell>
          <table:table-cell table:formula="of:=CONCATENATE( TEXT([.A18];0);&quot;-&quot;;TEXT([.B18];&quot;00&quot;);&quot;-&quot;;TEXT([.D18];&quot;00&quot;))" office:value-type="string" office:string-value="2013-01-17">
            <text:p>2013-01-17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9" office:value-type="string">
            <text:p>08:33</text:p>
          </table:table-cell>
          <table:table-cell table:style-name="ce19" office:value-type="string">
            <text:p>16:25</text:p>
          </table:table-cell>
          <table:table-cell table:style-name="ce19" office:value-type="string">
            <text:p>07:52</text:p>
          </table:table-cell>
          <table:table-cell table:style-name="ce26" office:value-type="string">
            <text:p>Jaunatis</text:p>
          </table:table-cell>
          <table:table-cell office:value-type="string">
            <text:p>Šuns uoslė yra 1000 kartų jautresnė nei žmogaus</text:p>
          </table:table-cell>
          <table:table-cell office:value-type="string">
            <text:p>http://galvosukykla.wordpress.com/2012/10/26/2012-10-26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8">
            <text:p>18</text:p>
          </table:table-cell>
          <table:table-cell table:formula="of:=CONCATENATE( TEXT([.A19];0);&quot;-&quot;;TEXT([.B19];&quot;00&quot;);&quot;-&quot;;TEXT([.D19];&quot;00&quot;))" office:value-type="string" office:string-value="2013-01-18">
            <text:p>2013-01-18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9" office:value-type="string">
            <text:p>08:31</text:p>
          </table:table-cell>
          <table:table-cell table:style-name="ce19" office:value-type="string">
            <text:p>16:27</text:p>
          </table:table-cell>
          <table:table-cell table:style-name="ce19" office:value-type="string">
            <text:p>07:56</text:p>
          </table:table-cell>
          <table:table-cell table:style-name="ce26" office:value-type="string">
            <text:p>Jaunatis</text:p>
          </table:table-cell>
          <table:table-cell office:value-type="string">
            <text:p>Yra rasta ir vėl atgaivinta 3 mln metų senumo mikroorganizmų, kurie buvo įšalę lede</text:p>
          </table:table-cell>
          <table:table-cell office:value-type="string">
            <text:p>http://galvosukykla.wordpress.com/2012/10/27/2012-10-27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9">
            <text:p>19</text:p>
          </table:table-cell>
          <table:table-cell table:formula="of:=CONCATENATE( TEXT([.A20];0);&quot;-&quot;;TEXT([.B20];&quot;00&quot;);&quot;-&quot;;TEXT([.D20];&quot;00&quot;))" office:value-type="string" office:string-value="2013-01-19">
            <text:p>2013-01-19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9" office:value-type="string">
            <text:p>08:30</text:p>
          </table:table-cell>
          <table:table-cell table:style-name="ce19" office:value-type="string">
            <text:p>16:29</text:p>
          </table:table-cell>
          <table:table-cell table:style-name="ce19" office:value-type="string">
            <text:p>07:59</text:p>
          </table:table-cell>
          <table:table-cell table:style-name="ce26" office:value-type="string">
            <text:p>Priešpilnis</text:p>
          </table:table-cell>
          <table:table-cell office:value-type="string">
            <text:p>Pirmasis plastikas buvo susintetintas 1862 metais anglų chemiko Aleksandro Parkes</text:p>
          </table:table-cell>
          <table:table-cell office:value-type="string">
            <text:p>http://galvosukykla.wordpress.com/2012/10/28/2012-10-28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0">
            <text:p>20</text:p>
          </table:table-cell>
          <table:table-cell table:formula="of:=CONCATENATE( TEXT([.A21];0);&quot;-&quot;;TEXT([.B21];&quot;00&quot;);&quot;-&quot;;TEXT([.D21];&quot;00&quot;))" office:value-type="string" office:string-value="2013-01-20">
            <text:p>2013-01-20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9" office:value-type="string">
            <text:p>08:29</text:p>
          </table:table-cell>
          <table:table-cell table:style-name="ce19" office:value-type="string">
            <text:p>16:31</text:p>
          </table:table-cell>
          <table:table-cell table:style-name="ce19" office:value-type="string">
            <text:p>08:02</text:p>
          </table:table-cell>
          <table:table-cell table:style-name="ce26" office:value-type="string">
            <text:p>Priešpilnis</text:p>
          </table:table-cell>
          <table:table-cell office:value-type="string">
            <text:p>Kupranugariai gali išgyventi dykumoje be vandens <text:s/>17 dienų</text:p>
          </table:table-cell>
          <table:table-cell office:value-type="string">
            <text:p>http://galvosukykla.wordpress.com/2012/10/29/2012-10-29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1">
            <text:p>21</text:p>
          </table:table-cell>
          <table:table-cell table:formula="of:=CONCATENATE( TEXT([.A22];0);&quot;-&quot;;TEXT([.B22];&quot;00&quot;);&quot;-&quot;;TEXT([.D22];&quot;00&quot;))" office:value-type="string" office:string-value="2013-01-21">
            <text:p>2013-01-21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9" office:value-type="string">
            <text:p>08:28</text:p>
          </table:table-cell>
          <table:table-cell table:style-name="ce19" office:value-type="string">
            <text:p>16:33</text:p>
          </table:table-cell>
          <table:table-cell table:style-name="ce19" office:value-type="string">
            <text:p>08:05</text:p>
          </table:table-cell>
          <table:table-cell table:style-name="ce26" office:value-type="string">
            <text:p>Priešpilnis</text:p>
          </table:table-cell>
          <table:table-cell office:value-type="string">
            <text:p>Žmogaus širdis suplaka 100'000 kartų per dieną</text:p>
          </table:table-cell>
          <table:table-cell office:value-type="string">
            <text:p>http://galvosukykla.wordpress.com/2012/10/30/2012-10-30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2">
            <text:p>22</text:p>
          </table:table-cell>
          <table:table-cell table:formula="of:=CONCATENATE( TEXT([.A23];0);&quot;-&quot;;TEXT([.B23];&quot;00&quot;);&quot;-&quot;;TEXT([.D23];&quot;00&quot;))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9" office:value-type="string">
            <text:p>08:27</text:p>
          </table:table-cell>
          <table:table-cell table:style-name="ce19" office:value-type="string">
            <text:p>16:35</text:p>
          </table:table-cell>
          <table:table-cell table:style-name="ce19" office:value-type="string">
            <text:p>08:08</text:p>
          </table:table-cell>
          <table:table-cell table:style-name="ce26" office:value-type="string">
            <text:p>Priešpilnis</text:p>
          </table:table-cell>
          <table:table-cell office:value-type="string">
            <text:p>Pirmasis dviratis buvo pagamintas 1817 m</text:p>
          </table:table-cell>
          <table:table-cell office:value-type="string">
            <text:p>http://galvosukykla.wordpress.com/2012/11/01/2012-11-01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3">
            <text:p>23</text:p>
          </table:table-cell>
          <table:table-cell table:formula="of:=CONCATENATE( TEXT([.A24];0);&quot;-&quot;;TEXT([.B24];&quot;00&quot;);&quot;-&quot;;TEXT([.D24];&quot;00&quot;))" office:value-type="string" office:string-value="2013-01-23">
            <text:p>2013-01-23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9" office:value-type="string">
            <text:p>08:25</text:p>
          </table:table-cell>
          <table:table-cell table:style-name="ce19" office:value-type="string">
            <text:p>16:37</text:p>
          </table:table-cell>
          <table:table-cell table:style-name="ce19" office:value-type="string">
            <text:p>08:12</text:p>
          </table:table-cell>
          <table:table-cell table:style-name="ce26" office:value-type="string">
            <text:p>Priešpilnis</text:p>
          </table:table-cell>
          <table:table-cell office:value-type="string">
            <text:p>Jeigu saulė būtų tinkinio kamuolio dydžio, tai Jupiteris būtų kaip golfo kamuoliukas, o Žemė – kaip žirnis.</text:p>
          </table:table-cell>
          <table:table-cell office:value-type="string">
            <text:p>http://galvosukykla.wordpress.com/2012/11/02/2012-11-02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4">
            <text:p>24</text:p>
          </table:table-cell>
          <table:table-cell table:formula="of:=CONCATENATE( TEXT([.A25];0);&quot;-&quot;;TEXT([.B25];&quot;00&quot;);&quot;-&quot;;TEXT([.D25];&quot;00&quot;))" office:value-type="string" office:string-value="2013-01-24">
            <text:p>2013-01-24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9" office:value-type="string">
            <text:p>08:24</text:p>
          </table:table-cell>
          <table:table-cell table:style-name="ce19" office:value-type="string">
            <text:p>16:39</text:p>
          </table:table-cell>
          <table:table-cell table:style-name="ce19" office:value-type="string">
            <text:p>08:15</text:p>
          </table:table-cell>
          <table:table-cell table:style-name="ce26" office:value-type="string">
            <text:p>Priešpilnis</text:p>
          </table:table-cell>
          <table:table-cell office:value-type="string">
            <text:p>Kvazarai yra labiausiai nutolę objektai visatoje</text:p>
          </table:table-cell>
          <table:table-cell office:value-type="string">
            <text:p>http://galvosukykla.wordpress.com/2012/11/03/2012-11-03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5">
            <text:p>25</text:p>
          </table:table-cell>
          <table:table-cell table:formula="of:=CONCATENATE( TEXT([.A26];0);&quot;-&quot;;TEXT([.B26];&quot;00&quot;);&quot;-&quot;;TEXT([.D26];&quot;00&quot;))" office:value-type="string" office:string-value="2013-01-25">
            <text:p>2013-01-25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9" office:value-type="string">
            <text:p>08:22</text:p>
          </table:table-cell>
          <table:table-cell table:style-name="ce19" office:value-type="string">
            <text:p>16:40</text:p>
          </table:table-cell>
          <table:table-cell table:style-name="ce19" office:value-type="string">
            <text:p>08:18</text:p>
          </table:table-cell>
          <table:table-cell table:style-name="ce26" office:value-type="string">
            <text:p>Priešpilnis</text:p>
          </table:table-cell>
          <table:table-cell office:value-type="string">
            <text:p>Koalos miega 22 valandas per parą – </text:p>
          </table:table-cell>
          <table:table-cell office:value-type="string">
            <text:p>http://galvosukykla.wordpress.com/2012/11/04/2012-11-04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6">
            <text:p>26</text:p>
          </table:table-cell>
          <table:table-cell table:formula="of:=CONCATENATE( TEXT([.A27];0);&quot;-&quot;;TEXT([.B27];&quot;00&quot;);&quot;-&quot;;TEXT([.D27];&quot;00&quot;))" office:value-type="string" office:string-value="2013-01-26">
            <text:p>2013-01-26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9" office:value-type="string">
            <text:p>08:21</text:p>
          </table:table-cell>
          <table:table-cell table:style-name="ce19" office:value-type="string">
            <text:p>16:42</text:p>
          </table:table-cell>
          <table:table-cell table:style-name="ce19" office:value-type="string">
            <text:p>08:21</text:p>
          </table:table-cell>
          <table:table-cell table:style-name="ce26" office:value-type="string">
            <text:p>Pilnatis</text:p>
          </table:table-cell>
          <table:table-cell office:value-type="string">
            <text:p>2 valandom ilgiau negu tinginys ;)</text:p>
          </table:table-cell>
          <table:table-cell office:value-type="string">
            <text:p>http://galvosukykla.wordpress.com/2012/11/05/2012-11-05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7">
            <text:p>27</text:p>
          </table:table-cell>
          <table:table-cell table:formula="of:=CONCATENATE( TEXT([.A28];0);&quot;-&quot;;TEXT([.B28];&quot;00&quot;);&quot;-&quot;;TEXT([.D28];&quot;00&quot;))" office:value-type="string" office:string-value="2013-01-27">
            <text:p>2013-01-27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9" office:value-type="string">
            <text:p>08:19</text:p>
          </table:table-cell>
          <table:table-cell table:style-name="ce19" office:value-type="string">
            <text:p>16:44</text:p>
          </table:table-cell>
          <table:table-cell table:style-name="ce19" office:value-type="string">
            <text:p>08:25</text:p>
          </table:table-cell>
          <table:table-cell table:style-name="ce26" office:value-type="string">
            <text:p>Pilnatis</text:p>
          </table:table-cell>
          <table:table-cell office:value-type="string">
            <text:p>Netgi keliaujant šviesos greičiu, reiktų 2 mln metų tam, kad pasiekti arčiausią didelę galaktiką – Andromedą</text:p>
          </table:table-cell>
          <table:table-cell office:value-type="string">
            <text:p>http://galvosukykla.wordpress.com/2012/11/06/2012-11-06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8">
            <text:p>28</text:p>
          </table:table-cell>
          <table:table-cell table:formula="of:=CONCATENATE( TEXT([.A29];0);&quot;-&quot;;TEXT([.B29];&quot;00&quot;);&quot;-&quot;;TEXT([.D29];&quot;00&quot;))" office:value-type="string" office:string-value="2013-01-28">
            <text:p>2013-01-28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9" office:value-type="string">
            <text:p>08:18</text:p>
          </table:table-cell>
          <table:table-cell table:style-name="ce19" office:value-type="string">
            <text:p>16:46</text:p>
          </table:table-cell>
          <table:table-cell table:style-name="ce19" office:value-type="string">
            <text:p>08:28</text:p>
          </table:table-cell>
          <table:table-cell table:style-name="ce26" office:value-type="string">
            <text:p>Pilnatis</text:p>
          </table:table-cell>
          <table:table-cell office:value-type="string">
            <text:p>Šviesos greičiu aplėkt apie žemę užtektų apie dešimtadalio sekundės</text:p>
          </table:table-cell>
          <table:table-cell office:value-type="string">
            <text:p>http://galvosukykla.wordpress.com/2012/11/07/2012-11-07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29">
            <text:p>29</text:p>
          </table:table-cell>
          <table:table-cell table:formula="of:=CONCATENATE( TEXT([.A30];0);&quot;-&quot;;TEXT([.B30];&quot;00&quot;);&quot;-&quot;;TEXT([.D30];&quot;00&quot;))" office:value-type="string" office:string-value="2013-01-29">
            <text:p>2013-01-29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9" office:value-type="string">
            <text:p>08:16</text:p>
          </table:table-cell>
          <table:table-cell table:style-name="ce19" office:value-type="string">
            <text:p>16:48</text:p>
          </table:table-cell>
          <table:table-cell table:style-name="ce19" office:value-type="string">
            <text:p>08:32</text:p>
          </table:table-cell>
          <table:table-cell table:style-name="ce26" office:value-type="string">
            <text:p>Pilnatis</text:p>
          </table:table-cell>
          <table:table-cell office:value-type="string">
            <text:p>Žymusis išradėjas Tomas Edisonas bandė sukurti malūnsparnių kurą iš parako, tačiau nusprendė šį projektą nutraukti, kai sprogo laboratorija</text:p>
          </table:table-cell>
          <table:table-cell office:value-type="string">
            <text:p>http://galvosukykla.wordpress.com/2012/11/08/2012-11-08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30">
            <text:p>30</text:p>
          </table:table-cell>
          <table:table-cell table:formula="of:=CONCATENATE( TEXT([.A31];0);&quot;-&quot;;TEXT([.B31];&quot;00&quot;);&quot;-&quot;;TEXT([.D31];&quot;00&quot;))" office:value-type="string" office:string-value="2013-01-30">
            <text:p>2013-01-30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9" office:value-type="string">
            <text:p>08:15</text:p>
          </table:table-cell>
          <table:table-cell table:style-name="ce19" office:value-type="string">
            <text:p>16:50</text:p>
          </table:table-cell>
          <table:table-cell table:style-name="ce19" office:value-type="string">
            <text:p>08:35</text:p>
          </table:table-cell>
          <table:table-cell table:style-name="ce26" office:value-type="string">
            <text:p>Pilnatis</text:p>
          </table:table-cell>
          <table:table-cell office:value-type="string">
            <text:p>Raudonojo admirolo (drugelio) kojų receptoriai yra 200 kartų jautresni negu žmogaus liežuvis</text:p>
          </table:table-cell>
          <table:table-cell office:value-type="string">
            <text:p>http://galvosukykla.wordpress.com/2012/11/09/2012-11-09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31">
            <text:p>31</text:p>
          </table:table-cell>
          <table:table-cell table:formula="of:=CONCATENATE( TEXT([.A32];0);&quot;-&quot;;TEXT([.B32];&quot;00&quot;);&quot;-&quot;;TEXT([.D32];&quot;00&quot;))" office:value-type="string" office:string-value="2013-01-31">
            <text:p>2013-01-31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9" office:value-type="string">
            <text:p>08:13</text:p>
          </table:table-cell>
          <table:table-cell table:style-name="ce19" office:value-type="string">
            <text:p>16:52</text:p>
          </table:table-cell>
          <table:table-cell table:style-name="ce19" office:value-type="string">
            <text:p>08:39</text:p>
          </table:table-cell>
          <table:table-cell table:style-name="ce26" office:value-type="string">
            <text:p>Pilnatis</text:p>
          </table:table-cell>
          <table:table-cell office:value-type="string">
            <text:p>Mokslas - tai amžinas ieškojimas - ar aš mokinuos, ar dar tik pradedu</text:p>
          </table:table-cell>
          <table:table-cell office:value-type="string">
            <text:p>http://galvosukykla.wordpress.com/2012/11/10/2012-11-10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">
            <text:p>1</text:p>
          </table:table-cell>
          <table:table-cell table:formula="of:=CONCATENATE( TEXT([.A33];0);&quot;-&quot;;TEXT([.B33];&quot;00&quot;);&quot;-&quot;;TEXT([.D33];&quot;00&quot;))" office:value-type="string" office:string-value="2013-02-01">
            <text:p>2013-02-01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8:14</text:p>
          </table:table-cell>
          <table:table-cell table:style-name="ce20" office:value-type="string">
            <text:p>17:00</text:p>
          </table:table-cell>
          <table:table-cell table:style-name="ce19"/>
          <table:table-cell table:style-name="ce26" office:value-type="string">
            <text:p>Pilnatis</text:p>
          </table:table-cell>
          <table:table-cell office:value-type="string">
            <text:p>Ateitis yra tai, ką kiekvienas pasiekia 60-ies minučių per valandą greičiu (S Lewis)</text:p>
          </table:table-cell>
          <table:table-cell office:value-type="string">
            <text:p>http://galvosukykla.wordpress.com/2012/11/11/2012-11-1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">
            <text:p>2</text:p>
          </table:table-cell>
          <table:table-cell table:formula="of:=CONCATENATE( TEXT([.A34];0);&quot;-&quot;;TEXT([.B34];&quot;00&quot;);&quot;-&quot;;TEXT([.D34];&quot;00&quot;))" office:value-type="string" office:string-value="2013-02-02">
            <text:p>2013-02-02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8:12</text:p>
          </table:table-cell>
          <table:table-cell table:style-name="ce20" office:value-type="string">
            <text:p>17:02</text:p>
          </table:table-cell>
          <table:table-cell table:style-name="ce19"/>
          <table:table-cell table:style-name="ce26"/>
          <table:table-cell office:value-type="string">
            <text:p>Hipotezių skaičius apie tam tikrą reiškinį priešingai proporcingas žinioms apie šį reiškinį</text:p>
          </table:table-cell>
          <table:table-cell office:value-type="string">
            <text:p>http://galvosukykla.wordpress.com/2012/11/12/2012-11-1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3">
            <text:p>3</text:p>
          </table:table-cell>
          <table:table-cell table:formula="of:=CONCATENATE( TEXT([.A35];0);&quot;-&quot;;TEXT([.B35];&quot;00&quot;);&quot;-&quot;;TEXT([.D35];&quot;00&quot;))" office:value-type="string" office:string-value="2013-02-03">
            <text:p>2013-02-03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8:10</text:p>
          </table:table-cell>
          <table:table-cell table:style-name="ce20" office:value-type="string">
            <text:p>17:04</text:p>
          </table:table-cell>
          <table:table-cell table:style-name="ce19"/>
          <table:table-cell table:style-name="ce26"/>
          <table:table-cell office:value-type="string">
            <text:p>Smegenys-organas, kuriuo galvojame, kad galvojame</text:p>
          </table:table-cell>
          <table:table-cell office:value-type="string">
            <text:p>http://galvosukykla.wordpress.com/2012/11/13/2012-11-1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4">
            <text:p>4</text:p>
          </table:table-cell>
          <table:table-cell table:formula="of:=CONCATENATE( TEXT([.A36];0);&quot;-&quot;;TEXT([.B36];&quot;00&quot;);&quot;-&quot;;TEXT([.D36];&quot;00&quot;))" office:value-type="string" office:string-value="2013-02-04">
            <text:p>2013-02-04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8:08</text:p>
          </table:table-cell>
          <table:table-cell table:style-name="ce20" office:value-type="string">
            <text:p>17:06</text:p>
          </table:table-cell>
          <table:table-cell table:style-name="ce19"/>
          <table:table-cell table:style-name="ce26"/>
          <table:table-cell office:value-type="string">
            <text:p>Spektras - reiskinys, stebimas studentų paakiuose sesijos metu</text:p>
          </table:table-cell>
          <table:table-cell office:value-type="string">
            <text:p>http://galvosukykla.wordpress.com/2012/11/14/2012-11-14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5">
            <text:p>5</text:p>
          </table:table-cell>
          <table:table-cell table:formula="of:=CONCATENATE( TEXT([.A37];0);&quot;-&quot;;TEXT([.B37];&quot;00&quot;);&quot;-&quot;;TEXT([.D37];&quot;00&quot;))" office:value-type="string" office:string-value="2013-02-05">
            <text:p>2013-02-05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8:06</text:p>
          </table:table-cell>
          <table:table-cell table:style-name="ce20" office:value-type="string">
            <text:p>17:09</text:p>
          </table:table-cell>
          <table:table-cell table:style-name="ce19"/>
          <table:table-cell table:style-name="ce26"/>
          <table:table-cell office:value-type="string">
            <text:p>Nežinojimas yra žinojimo pagrindas</text:p>
          </table:table-cell>
          <table:table-cell office:value-type="string">
            <text:p>http://galvosukykla.wordpress.com/2012/11/15/2012-11-15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6">
            <text:p>6</text:p>
          </table:table-cell>
          <table:table-cell table:formula="of:=CONCATENATE( TEXT([.A38];0);&quot;-&quot;;TEXT([.B38];&quot;00&quot;);&quot;-&quot;;TEXT([.D38];&quot;00&quot;))" office:value-type="string" office:string-value="2013-02-06">
            <text:p>2013-02-06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8:04</text:p>
          </table:table-cell>
          <table:table-cell table:style-name="ce20" office:value-type="string">
            <text:p>17:11</text:p>
          </table:table-cell>
          <table:table-cell table:style-name="ce19"/>
          <table:table-cell table:style-name="ce26"/>
          <table:table-cell office:value-type="string">
            <text:p>Mokslas nėra žinių atkartojimas, bet jų ieškojimas</text:p>
          </table:table-cell>
          <table:table-cell office:value-type="string">
            <text:p>http://galvosukykla.wordpress.com/2012/11/16/2012-11-16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7">
            <text:p>7</text:p>
          </table:table-cell>
          <table:table-cell table:formula="of:=CONCATENATE( TEXT([.A39];0);&quot;-&quot;;TEXT([.B39];&quot;00&quot;);&quot;-&quot;;TEXT([.D39];&quot;00&quot;))" office:value-type="string" office:string-value="2013-02-07">
            <text:p>2013-02-07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8:02</text:p>
          </table:table-cell>
          <table:table-cell table:style-name="ce20" office:value-type="string">
            <text:p>17:13</text:p>
          </table:table-cell>
          <table:table-cell table:style-name="ce19"/>
          <table:table-cell table:style-name="ce26"/>
          <table:table-cell office:value-type="string">
            <text:p>Hipotezių skaičius apie tam tikrą reiškinį priešingai proporcingas žinioms apie šį reiškinį</text:p>
          </table:table-cell>
          <table:table-cell office:value-type="string">
            <text:p>http://galvosukykla.wordpress.com/2012/11/17/2012-11-1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8">
            <text:p>8</text:p>
          </table:table-cell>
          <table:table-cell table:formula="of:=CONCATENATE( TEXT([.A40];0);&quot;-&quot;;TEXT([.B40];&quot;00&quot;);&quot;-&quot;;TEXT([.D40];&quot;00&quot;))" office:value-type="string" office:string-value="2013-02-08">
            <text:p>2013-02-08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8:00</text:p>
          </table:table-cell>
          <table:table-cell table:style-name="ce20" office:value-type="string">
            <text:p>17:15</text:p>
          </table:table-cell>
          <table:table-cell table:style-name="ce19"/>
          <table:table-cell table:style-name="ce26"/>
          <table:table-cell office:value-type="string">
            <text:p>Prancūzija neturi herbo</text:p>
          </table:table-cell>
          <table:table-cell office:value-type="string">
            <text:p>http://galvosukykla.wordpress.com/2012/11/18/2012-11-1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9">
            <text:p>9</text:p>
          </table:table-cell>
          <table:table-cell table:formula="of:=CONCATENATE( TEXT([.A41];0);&quot;-&quot;;TEXT([.B41];&quot;00&quot;);&quot;-&quot;;TEXT([.D41];&quot;00&quot;))" office:value-type="string" office:string-value="2013-02-09">
            <text:p>2013-02-09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7:58</text:p>
          </table:table-cell>
          <table:table-cell table:style-name="ce20" office:value-type="string">
            <text:p>17:17</text:p>
          </table:table-cell>
          <table:table-cell table:style-name="ce19"/>
          <table:table-cell table:style-name="ce26"/>
          <table:table-cell office:value-type="string">
            <text:p>Mokslas nėra žinių atkartojimas, bet jų ieškojimas</text:p>
          </table:table-cell>
          <table:table-cell office:value-type="string">
            <text:p>http://galvosukykla.wordpress.com/2012/11/19/2012-11-19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0">
            <text:p>10</text:p>
          </table:table-cell>
          <table:table-cell table:formula="of:=CONCATENATE( TEXT([.A42];0);&quot;-&quot;;TEXT([.B42];&quot;00&quot;);&quot;-&quot;;TEXT([.D42];&quot;00&quot;))" office:value-type="string" office:string-value="2013-02-10">
            <text:p>2013-02-10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7:56</text:p>
          </table:table-cell>
          <table:table-cell table:style-name="ce20" office:value-type="string">
            <text:p>17:19</text:p>
          </table:table-cell>
          <table:table-cell table:style-name="ce19"/>
          <table:table-cell table:style-name="ce26"/>
          <table:table-cell office:value-type="string">
            <text:p>Nuo trisdešimties metų žmogus po truputį pradeda mažėti</text:p>
          </table:table-cell>
          <table:table-cell office:value-type="string">
            <text:p>http://galvosukykla.wordpress.com/2012/11/20/2012-11-20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1">
            <text:p>11</text:p>
          </table:table-cell>
          <table:table-cell table:formula="of:=CONCATENATE( TEXT([.A43];0);&quot;-&quot;;TEXT([.B43];&quot;00&quot;);&quot;-&quot;;TEXT([.D43];&quot;00&quot;))" office:value-type="string" office:string-value="2013-02-11">
            <text:p>2013-02-11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7:54</text:p>
          </table:table-cell>
          <table:table-cell table:style-name="ce20" office:value-type="string">
            <text:p>17:21</text:p>
          </table:table-cell>
          <table:table-cell table:style-name="ce19"/>
          <table:table-cell table:style-name="ce26"/>
          <table:table-cell office:value-type="string">
            <text:p>Kramtomoje gumoje yra kaučiuko</text:p>
          </table:table-cell>
          <table:table-cell office:value-type="string">
            <text:p>http://galvosukykla.wordpress.com/2012/11/21/2012-11-2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2">
            <text:p>12</text:p>
          </table:table-cell>
          <table:table-cell table:formula="of:=CONCATENATE( TEXT([.A44];0);&quot;-&quot;;TEXT([.B44];&quot;00&quot;);&quot;-&quot;;TEXT([.D44];&quot;00&quot;))" office:value-type="string" office:string-value="2013-02-12">
            <text:p>2013-02-12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7:52</text:p>
          </table:table-cell>
          <table:table-cell table:style-name="ce20" office:value-type="string">
            <text:p>17:23</text:p>
          </table:table-cell>
          <table:table-cell table:style-name="ce19"/>
          <table:table-cell table:style-name="ce26"/>
          <table:table-cell office:value-type="string">
            <text:p>Žmogaus šlaunies kaulai yra stipresni už betoną</text:p>
          </table:table-cell>
          <table:table-cell office:value-type="string">
            <text:p>http://galvosukykla.wordpress.com/2012/11/22/2012-11-22/</text:p>
          </table:table-cell>
          <table:table-cell table:number-columns-repeated="3"/>
          <table:table-cell office:value-type="string">
            <text:p>Užgavėnės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3">
            <text:p>13</text:p>
          </table:table-cell>
          <table:table-cell table:formula="of:=CONCATENATE( TEXT([.A45];0);&quot;-&quot;;TEXT([.B45];&quot;00&quot;);&quot;-&quot;;TEXT([.D45];&quot;00&quot;))" office:value-type="string" office:string-value="2013-02-13">
            <text:p>2013-02-13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7:50</text:p>
          </table:table-cell>
          <table:table-cell table:style-name="ce20" office:value-type="string">
            <text:p>17:25</text:p>
          </table:table-cell>
          <table:table-cell table:style-name="ce19"/>
          <table:table-cell table:style-name="ce26"/>
          <table:table-cell office:value-type="string">
            <text:p>Rankų nagai auga 4 kartus greičiau negu kojų</text:p>
          </table:table-cell>
          <table:table-cell office:value-type="string">
            <text:p>http://galvosukykla.wordpress.com/2012/11/23/2012-11-2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4">
            <text:p>14</text:p>
          </table:table-cell>
          <table:table-cell table:formula="of:=CONCATENATE( TEXT([.A46];0);&quot;-&quot;;TEXT([.B46];&quot;00&quot;);&quot;-&quot;;TEXT([.D46];&quot;00&quot;))" office:value-type="string" office:string-value="2013-02-14">
            <text:p>2013-02-14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7:48</text:p>
          </table:table-cell>
          <table:table-cell table:style-name="ce20" office:value-type="string">
            <text:p>17:28</text:p>
          </table:table-cell>
          <table:table-cell table:style-name="ce19"/>
          <table:table-cell table:style-name="ce26"/>
          <table:table-cell office:value-type="string">
            <text:p>Moterys mirkčioja dvigubai daugiau už vyrus</text:p>
          </table:table-cell>
          <table:table-cell office:value-type="string">
            <text:p>http://galvosukykla.wordpress.com/2012/11/24/2012-11-24/</text:p>
          </table:table-cell>
          <table:table-cell table:number-columns-repeated="3"/>
          <table:table-cell office:value-type="string">
            <text:p>Šv. Valentinas, Įsimylėjėlių diena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5">
            <text:p>15</text:p>
          </table:table-cell>
          <table:table-cell table:formula="of:=CONCATENATE( TEXT([.A47];0);&quot;-&quot;;TEXT([.B47];&quot;00&quot;);&quot;-&quot;;TEXT([.D47];&quot;00&quot;))" office:value-type="string" office:string-value="2013-02-15">
            <text:p>2013-02-15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7:45</text:p>
          </table:table-cell>
          <table:table-cell table:style-name="ce20" office:value-type="string">
            <text:p>17:30</text:p>
          </table:table-cell>
          <table:table-cell table:style-name="ce19"/>
          <table:table-cell table:style-name="ce26"/>
          <table:table-cell office:value-type="string">
            <text:p>Suaugusio žmogaus smegenys sveria apie 1kg 200 g</text:p>
          </table:table-cell>
          <table:table-cell office:value-type="string">
            <text:p>http://galvosukykla.wordpress.com/2012/11/25/2012-11-25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6">
            <text:p>16</text:p>
          </table:table-cell>
          <table:table-cell table:formula="of:=CONCATENATE( TEXT([.A48];0);&quot;-&quot;;TEXT([.B48];&quot;00&quot;);&quot;-&quot;;TEXT([.D48];&quot;00&quot;))" office:value-type="string" office:string-value="2013-02-16">
            <text:p>2013-02-16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7:43</text:p>
          </table:table-cell>
          <table:table-cell table:style-name="ce20" office:value-type="string">
            <text:p>17:32</text:p>
          </table:table-cell>
          <table:table-cell table:style-name="ce19"/>
          <table:table-cell table:style-name="ce26"/>
          <table:table-cell office:value-type="string">
            <text:p>1963 Randy Gardneris nemiegojęs išbuvo 264 valandas Tai pasaulio rekordas</text:p>
          </table:table-cell>
          <table:table-cell office:value-type="string">
            <text:p>http://galvosukykla.wordpress.com/2012/11/26/2012-11-26/</text:p>
          </table:table-cell>
          <table:table-cell table:number-columns-repeated="3"/>
          <table:table-cell office:value-type="string">
            <text:p>Lietuvos Valstybės atkūrimo diena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7">
            <text:p>17</text:p>
          </table:table-cell>
          <table:table-cell table:formula="of:=CONCATENATE( TEXT([.A49];0);&quot;-&quot;;TEXT([.B49];&quot;00&quot;);&quot;-&quot;;TEXT([.D49];&quot;00&quot;))" office:value-type="string" office:string-value="2013-02-17">
            <text:p>2013-02-17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7:41</text:p>
          </table:table-cell>
          <table:table-cell table:style-name="ce20" office:value-type="string">
            <text:p>17:34</text:p>
          </table:table-cell>
          <table:table-cell table:style-name="ce19"/>
          <table:table-cell table:style-name="ce26"/>
          <table:table-cell office:value-type="string">
            <text:p>Stipriausias kūno raumuo yra liežuvis</text:p>
          </table:table-cell>
          <table:table-cell office:value-type="string">
            <text:p>http://galvosukykla.wordpress.com/2012/11/27/2012-11-2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8">
            <text:p>18</text:p>
          </table:table-cell>
          <table:table-cell table:formula="of:=CONCATENATE( TEXT([.A50];0);&quot;-&quot;;TEXT([.B50];&quot;00&quot;);&quot;-&quot;;TEXT([.D50];&quot;00&quot;))" office:value-type="string" office:string-value="2013-02-18">
            <text:p>2013-02-18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7:39</text:p>
          </table:table-cell>
          <table:table-cell table:style-name="ce20" office:value-type="string">
            <text:p>17:36</text:p>
          </table:table-cell>
          <table:table-cell table:style-name="ce19"/>
          <table:table-cell table:style-name="ce26"/>
          <table:table-cell office:value-type="string">
            <text:p>Moters širdis plaka greičiau nei vyro</text:p>
          </table:table-cell>
          <table:table-cell office:value-type="string">
            <text:p>http://galvosukykla.wordpress.com/2012/11/28/2012-11-2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19">
            <text:p>19</text:p>
          </table:table-cell>
          <table:table-cell table:formula="of:=CONCATENATE( TEXT([.A51];0);&quot;-&quot;;TEXT([.B51];&quot;00&quot;);&quot;-&quot;;TEXT([.D51];&quot;00&quot;))" office:value-type="string" office:string-value="2013-02-19">
            <text:p>2013-02-19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7:36</text:p>
          </table:table-cell>
          <table:table-cell table:style-name="ce20" office:value-type="string">
            <text:p>17:38</text:p>
          </table:table-cell>
          <table:table-cell table:style-name="ce19"/>
          <table:table-cell table:style-name="ce26"/>
          <table:table-cell office:value-type="string">
            <text:p>Čiaudėjant žmogaus širdis sustoja</text:p>
          </table:table-cell>
          <table:table-cell office:value-type="string">
            <text:p>http://galvosukykla.wordpress.com/2012/11/29/2012-11-29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0">
            <text:p>20</text:p>
          </table:table-cell>
          <table:table-cell table:formula="of:=CONCATENATE( TEXT([.A52];0);&quot;-&quot;;TEXT([.B52];&quot;00&quot;);&quot;-&quot;;TEXT([.D52];&quot;00&quot;))" office:value-type="string" office:string-value="2013-02-20">
            <text:p>2013-02-20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7:34</text:p>
          </table:table-cell>
          <table:table-cell table:style-name="ce20" office:value-type="string">
            <text:p>17:40</text:p>
          </table:table-cell>
          <table:table-cell table:style-name="ce19"/>
          <table:table-cell table:style-name="ce26"/>
          <table:table-cell office:value-type="string">
            <text:p>Neįmanoma nusičiaudėti neužsimerkus</text:p>
          </table:table-cell>
          <table:table-cell office:value-type="string">
            <text:p>http://galvosukykla.wordpress.com/2012/11/30/2012-11-30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1">
            <text:p>21</text:p>
          </table:table-cell>
          <table:table-cell table:formula="of:=CONCATENATE( TEXT([.A53];0);&quot;-&quot;;TEXT([.B53];&quot;00&quot;);&quot;-&quot;;TEXT([.D53];&quot;00&quot;))" office:value-type="string" office:string-value="2013-02-21">
            <text:p>2013-02-21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7:32</text:p>
          </table:table-cell>
          <table:table-cell table:style-name="ce20" office:value-type="string">
            <text:p>17:42</text:p>
          </table:table-cell>
          <table:table-cell table:style-name="ce19"/>
          <table:table-cell table:style-name="ce26"/>
          <table:table-cell office:value-type="string">
            <text:p>Bendras žmogaus odos svoris yra maždaug 2,5 kg</text:p>
          </table:table-cell>
          <table:table-cell office:value-type="string">
            <text:p>http://galvosukykla.wordpress.com/2012/12/01/2012-12-0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2">
            <text:p>22</text:p>
          </table:table-cell>
          <table:table-cell table:formula="of:=CONCATENATE( TEXT([.A54];0);&quot;-&quot;;TEXT([.B54];&quot;00&quot;);&quot;-&quot;;TEXT([.D54];&quot;00&quot;))" office:value-type="string" office:string-value="2013-02-22">
            <text:p>2013-02-22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7:29</text:p>
          </table:table-cell>
          <table:table-cell table:style-name="ce20" office:value-type="string">
            <text:p>17:44</text:p>
          </table:table-cell>
          <table:table-cell table:style-name="ce19"/>
          <table:table-cell table:style-name="ce26"/>
          <table:table-cell office:value-type="string">
            <text:p>Šypsodamasis žmogus naudoja vidutiniškai 17 raumenų</text:p>
          </table:table-cell>
          <table:table-cell office:value-type="string">
            <text:p>http://galvosukykla.wordpress.com/2012/12/02/2012-12-0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3">
            <text:p>23</text:p>
          </table:table-cell>
          <table:table-cell table:formula="of:=CONCATENATE( TEXT([.A55];0);&quot;-&quot;;TEXT([.B55];&quot;00&quot;);&quot;-&quot;;TEXT([.D55];&quot;00&quot;))" office:value-type="string" office:string-value="2013-02-23">
            <text:p>2013-02-23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7:27</text:p>
          </table:table-cell>
          <table:table-cell table:style-name="ce20" office:value-type="string">
            <text:p>17:46</text:p>
          </table:table-cell>
          <table:table-cell table:style-name="ce19"/>
          <table:table-cell table:style-name="ce26"/>
          <table:table-cell office:value-type="string">
            <text:p>Susiraukdamas žmogus naudoja vidutiniškai 43 raumenis</text:p>
          </table:table-cell>
          <table:table-cell office:value-type="string">
            <text:p>http://galvosukykla.wordpress.com/2012/12/03/2012-12-0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4">
            <text:p>24</text:p>
          </table:table-cell>
          <table:table-cell table:formula="of:=CONCATENATE( TEXT([.A56];0);&quot;-&quot;;TEXT([.B56];&quot;00&quot;);&quot;-&quot;;TEXT([.D56];&quot;00&quot;))" office:value-type="string" office:string-value="2013-02-24">
            <text:p>2013-02-24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7:25</text:p>
          </table:table-cell>
          <table:table-cell table:style-name="ce20" office:value-type="string">
            <text:p>17:48</text:p>
          </table:table-cell>
          <table:table-cell table:style-name="ce19"/>
          <table:table-cell table:style-name="ce26"/>
          <table:table-cell office:value-type="string">
            <text:p>Dešinysis žmogaus plautis priima daugiau oro negu kairysis</text:p>
          </table:table-cell>
          <table:table-cell office:value-type="string">
            <text:p>http://galvosukykla.wordpress.com/2012/12/04/2012-12-04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5">
            <text:p>25</text:p>
          </table:table-cell>
          <table:table-cell table:formula="of:=CONCATENATE( TEXT([.A57];0);&quot;-&quot;;TEXT([.B57];&quot;00&quot;);&quot;-&quot;;TEXT([.D57];&quot;00&quot;))" office:value-type="string" office:string-value="2013-02-25">
            <text:p>2013-02-25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7:22</text:p>
          </table:table-cell>
          <table:table-cell table:style-name="ce20" office:value-type="string">
            <text:p>17:50</text:p>
          </table:table-cell>
          <table:table-cell table:style-name="ce19"/>
          <table:table-cell table:style-name="ce26"/>
          <table:table-cell office:value-type="string">
            <text:p>Fiziškai yra neįmanoma nusičiaudėti atsimerkus</text:p>
          </table:table-cell>
          <table:table-cell office:value-type="string">
            <text:p>http://galvosukykla.wordpress.com/2012/12/05/2012-12-05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6">
            <text:p>26</text:p>
          </table:table-cell>
          <table:table-cell table:formula="of:=CONCATENATE( TEXT([.A58];0);&quot;-&quot;;TEXT([.B58];&quot;00&quot;);&quot;-&quot;;TEXT([.D58];&quot;00&quot;))" office:value-type="string" office:string-value="2013-02-26">
            <text:p>2013-02-26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7:20</text:p>
          </table:table-cell>
          <table:table-cell table:style-name="ce20" office:value-type="string">
            <text:p>17:52</text:p>
          </table:table-cell>
          <table:table-cell table:style-name="ce19"/>
          <table:table-cell table:style-name="ce26"/>
          <table:table-cell office:value-type="string">
            <text:p>Žmogaus šonkauliai sujuda maždaug 5 milijonus kartų per metus (kvėpuojant)</text:p>
          </table:table-cell>
          <table:table-cell office:value-type="string">
            <text:p>http://galvosukykla.wordpress.com/2012/12/06/2012-12-06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7">
            <text:p>27</text:p>
          </table:table-cell>
          <table:table-cell table:formula="of:=CONCATENATE( TEXT([.A59];0);&quot;-&quot;;TEXT([.B59];&quot;00&quot;);&quot;-&quot;;TEXT([.D59];&quot;00&quot;))" office:value-type="string" office:string-value="2013-02-27">
            <text:p>2013-02-27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7:18</text:p>
          </table:table-cell>
          <table:table-cell table:style-name="ce20" office:value-type="string">
            <text:p>17:55</text:p>
          </table:table-cell>
          <table:table-cell table:style-name="ce19"/>
          <table:table-cell table:style-name="ce26"/>
          <table:table-cell office:value-type="string">
            <text:p>Vyrai žagsi dažniau negu moterys</text:p>
          </table:table-cell>
          <table:table-cell office:value-type="string">
            <text:p>http://galvosukykla.wordpress.com/2012/12/07/2012-12-0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Vasaris</text:p>
          </table:table-cell>
          <table:table-cell office:value-type="float" office:value="28">
            <text:p>28</text:p>
          </table:table-cell>
          <table:table-cell table:formula="of:=CONCATENATE( TEXT([.A60];0);&quot;-&quot;;TEXT([.B60];&quot;00&quot;);&quot;-&quot;;TEXT([.D60];&quot;00&quot;))" office:value-type="string" office:string-value="2013-02-28">
            <text:p>2013-02-28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7:15</text:p>
          </table:table-cell>
          <table:table-cell table:style-name="ce20" office:value-type="string">
            <text:p>17:57</text:p>
          </table:table-cell>
          <table:table-cell table:style-name="ce19"/>
          <table:table-cell table:style-name="ce26"/>
          <table:table-cell office:value-type="string">
            <text:p>Dauguma žmonių vorų bijo labiau nei mirties</text:p>
          </table:table-cell>
          <table:table-cell office:value-type="string">
            <text:p>http://galvosukykla.wordpress.com/2012/12/08/2012-12-08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">
            <text:p>1</text:p>
          </table:table-cell>
          <table:table-cell table:formula="of:=CONCATENATE( TEXT([.A61];0);&quot;-&quot;;TEXT([.B61];&quot;00&quot;);&quot;-&quot;;TEXT([.D61];&quot;00&quot;))" office:value-type="string" office:string-value="2013-03-01">
            <text:p>2013-03-01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7:13</text:p>
          </table:table-cell>
          <table:table-cell table:style-name="ce20" office:value-type="string">
            <text:p>17:59</text:p>
          </table:table-cell>
          <table:table-cell table:style-name="ce19"/>
          <table:table-cell table:style-name="ce26" office:value-type="string">
            <text:p>Pilnatis</text:p>
          </table:table-cell>
          <table:table-cell office:value-type="string">
            <text:p>Ketvirtis žmogaus kaulų yra pėdose</text:p>
          </table:table-cell>
          <table:table-cell office:value-type="string">
            <text:p>http://galvosukykla.wordpress.com/2012/12/09/2012-12-09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">
            <text:p>2</text:p>
          </table:table-cell>
          <table:table-cell table:formula="of:=CONCATENATE( TEXT([.A62];0);&quot;-&quot;;TEXT([.B62];&quot;00&quot;);&quot;-&quot;;TEXT([.D62];&quot;00&quot;))" office:value-type="string" office:string-value="2013-03-02">
            <text:p>2013-03-02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7:10</text:p>
          </table:table-cell>
          <table:table-cell table:style-name="ce20" office:value-type="string">
            <text:p>18:01</text:p>
          </table:table-cell>
          <table:table-cell table:style-name="ce19"/>
          <table:table-cell table:style-name="ce26" office:value-type="string">
            <text:p>Pilnatis</text:p>
          </table:table-cell>
          <table:table-cell office:value-type="string">
            <text:p>Kosmose astronautai negali verkti, nes nėra gravitacijos Taigi ašaros negali bėgti</text:p>
          </table:table-cell>
          <table:table-cell office:value-type="string">
            <text:p>http://galvosukykla.wordpress.com/2012/12/10/2012-12-10/</text:p>
          </table:table-cell>
          <table:table-cell table:number-columns-repeated="1011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3">
            <text:p>3</text:p>
          </table:table-cell>
          <table:table-cell table:formula="of:=CONCATENATE( TEXT([.A63];0);&quot;-&quot;;TEXT([.B63];&quot;00&quot;);&quot;-&quot;;TEXT([.D63];&quot;00&quot;))" office:value-type="string" office:string-value="2013-03-03">
            <text:p>2013-03-03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7:08</text:p>
          </table:table-cell>
          <table:table-cell table:style-name="ce20" office:value-type="string">
            <text:p>18:03</text:p>
          </table:table-cell>
          <table:table-cell table:style-name="ce25"/>
          <table:table-cell table:style-name="ce26" office:value-type="string">
            <text:p>Pilnatis</text:p>
          </table:table-cell>
          <table:table-cell office:value-type="string">
            <text:p>Tarzanas reiškia "baltaodis"</text:p>
          </table:table-cell>
          <table:table-cell office:value-type="string">
            <text:p>http://galvosukykla.wordpress.com/2012/12/11/2012-12-1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4">
            <text:p>4</text:p>
          </table:table-cell>
          <table:table-cell table:formula="of:=CONCATENATE( TEXT([.A64];0);&quot;-&quot;;TEXT([.B64];&quot;00&quot;);&quot;-&quot;;TEXT([.D64];&quot;00&quot;))" office:value-type="string" office:string-value="2013-03-04">
            <text:p>2013-03-04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7:05</text:p>
          </table:table-cell>
          <table:table-cell table:style-name="ce20" office:value-type="string">
            <text:p>18:05</text:p>
          </table:table-cell>
          <table:table-cell/>
          <table:table-cell office:value-type="string">
            <text:p>Delčia</text:p>
          </table:table-cell>
          <table:table-cell office:value-type="string">
            <text:p>Šešis kartus didesnė tikimybė, kad žaibas nutrenks vyrą, o ne moterį</text:p>
          </table:table-cell>
          <table:table-cell office:value-type="string">
            <text:p>http://galvosukykla.wordpress.com/2012/12/12/2012-12-1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5">
            <text:p>5</text:p>
          </table:table-cell>
          <table:table-cell table:formula="of:=CONCATENATE( TEXT([.A65];0);&quot;-&quot;;TEXT([.B65];&quot;00&quot;);&quot;-&quot;;TEXT([.D65];&quot;00&quot;))" office:value-type="string" office:string-value="2013-03-05">
            <text:p>2013-03-05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7:03</text:p>
          </table:table-cell>
          <table:table-cell table:style-name="ce20" office:value-type="string">
            <text:p>18:07</text:p>
          </table:table-cell>
          <table:table-cell/>
          <table:table-cell office:value-type="string">
            <text:p>Delčia</text:p>
          </table:table-cell>
          <table:table-cell office:value-type="string">
            <text:p>Eskimų kalboje yra 20 skirtingų žodžių sniegui pavadinti</text:p>
          </table:table-cell>
          <table:table-cell office:value-type="string">
            <text:p>http://galvosukykla.wordpress.com/2012/12/13/2012-12-1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6">
            <text:p>6</text:p>
          </table:table-cell>
          <table:table-cell table:formula="of:=CONCATENATE( TEXT([.A66];0);&quot;-&quot;;TEXT([.B66];&quot;00&quot;);&quot;-&quot;;TEXT([.D66];&quot;00&quot;))" office:value-type="string" office:string-value="2013-03-06">
            <text:p>2013-03-06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7:01</text:p>
          </table:table-cell>
          <table:table-cell table:style-name="ce20" office:value-type="string">
            <text:p>18:09</text:p>
          </table:table-cell>
          <table:table-cell/>
          <table:table-cell office:value-type="string">
            <text:p>Delčia</text:p>
          </table:table-cell>
          <table:table-cell office:value-type="string">
            <text:p>65 metų amerikietis prie televizoriaus būna praleidęs vidutiniškai 9 metus</text:p>
          </table:table-cell>
          <table:table-cell office:value-type="string">
            <text:p>http://galvosukykla.wordpress.com/2012/12/14/2012-12-14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7">
            <text:p>7</text:p>
          </table:table-cell>
          <table:table-cell table:formula="of:=CONCATENATE( TEXT([.A67];0);&quot;-&quot;;TEXT([.B67];&quot;00&quot;);&quot;-&quot;;TEXT([.D67];&quot;00&quot;))" office:value-type="string" office:string-value="2013-03-07">
            <text:p>2013-03-07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58</text:p>
          </table:table-cell>
          <table:table-cell table:style-name="ce20" office:value-type="string">
            <text:p>18:11</text:p>
          </table:table-cell>
          <table:table-cell/>
          <table:table-cell office:value-type="string">
            <text:p>Delčia</text:p>
          </table:table-cell>
          <table:table-cell office:value-type="string">
            <text:p>Elektros kėdę išrado dantistas</text:p>
          </table:table-cell>
          <table:table-cell office:value-type="string">
            <text:p>http://galvosukykla.wordpress.com/2012/12/15/2012-12-15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8">
            <text:p>8</text:p>
          </table:table-cell>
          <table:table-cell table:formula="of:=CONCATENATE( TEXT([.A68];0);&quot;-&quot;;TEXT([.B68];&quot;00&quot;);&quot;-&quot;;TEXT([.D68];&quot;00&quot;))" office:value-type="string" office:string-value="2013-03-08">
            <text:p>2013-03-08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56</text:p>
          </table:table-cell>
          <table:table-cell table:style-name="ce20" office:value-type="string">
            <text:p>18:13</text:p>
          </table:table-cell>
          <table:table-cell/>
          <table:table-cell office:value-type="string">
            <text:p>Delčia</text:p>
          </table:table-cell>
          <table:table-cell office:value-type="string">
            <text:p>Vidutiniškai per metus žmogus susapnuoja 1460 sapnus</text:p>
          </table:table-cell>
          <table:table-cell office:value-type="string">
            <text:p>http://galvosukykla.wordpress.com/2012/12/16/2012-12-16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9">
            <text:p>9</text:p>
          </table:table-cell>
          <table:table-cell table:formula="of:=CONCATENATE( TEXT([.A69];0);&quot;-&quot;;TEXT([.B69];&quot;00&quot;);&quot;-&quot;;TEXT([.D69];&quot;00&quot;))" office:value-type="string" office:string-value="2013-03-09">
            <text:p>2013-03-09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53</text:p>
          </table:table-cell>
          <table:table-cell table:style-name="ce20" office:value-type="string">
            <text:p>18:15</text:p>
          </table:table-cell>
          <table:table-cell/>
          <table:table-cell office:value-type="string">
            <text:p>Delčia</text:p>
          </table:table-cell>
          <table:table-cell office:value-type="string">
            <text:p>Leonardo da Vincis galėjo viena ranka rašyti ir tuo pačiu metu kita ranka tapyti</text:p>
          </table:table-cell>
          <table:table-cell office:value-type="string">
            <text:p>http://galvosukykla.wordpress.com/2012/12/17/2012-12-1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0">
            <text:p>10</text:p>
          </table:table-cell>
          <table:table-cell table:formula="of:=CONCATENATE( TEXT([.A70];0);&quot;-&quot;;TEXT([.B70];&quot;00&quot;);&quot;-&quot;;TEXT([.D70];&quot;00&quot;))" office:value-type="string" office:string-value="2013-03-10">
            <text:p>2013-03-10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51</text:p>
          </table:table-cell>
          <table:table-cell table:style-name="ce20" office:value-type="string">
            <text:p>18:17</text:p>
          </table:table-cell>
          <table:table-cell/>
          <table:table-cell office:value-type="string">
            <text:p>Delčia</text:p>
          </table:table-cell>
          <table:table-cell office:value-type="string">
            <text:p>Tik vienas Van Gogho paveikslas buvo parduotas jam pačiam būnant gyvam</text:p>
          </table:table-cell>
          <table:table-cell office:value-type="string">
            <text:p>http://galvosukykla.wordpress.com/2012/12/18/2012-12-1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1">
            <text:p>11</text:p>
          </table:table-cell>
          <table:table-cell table:formula="of:=CONCATENATE( TEXT([.A71];0);&quot;-&quot;;TEXT([.B71];&quot;00&quot;);&quot;-&quot;;TEXT([.D71];&quot;00&quot;))" office:value-type="string" office:string-value="2013-03-11">
            <text:p>2013-03-11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48</text:p>
          </table:table-cell>
          <table:table-cell table:style-name="ce20" office:value-type="string">
            <text:p>18:19</text:p>
          </table:table-cell>
          <table:table-cell/>
          <table:table-cell office:value-type="string">
            <text:p>Jaunatis</text:p>
          </table:table-cell>
          <table:table-cell office:value-type="string">
            <text:p>Žirkles išrado Leonardas da Vincis</text:p>
          </table:table-cell>
          <table:table-cell office:value-type="string">
            <text:p>http://galvosukykla.wordpress.com/2012/12/19/2012-12-19/</text:p>
          </table:table-cell>
          <table:table-cell table:number-columns-repeated="3"/>
          <table:table-cell office:value-type="string">
            <text:p>Lietuvos Nepriklausomybės atkūrimo diena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2">
            <text:p>12</text:p>
          </table:table-cell>
          <table:table-cell table:formula="of:=CONCATENATE( TEXT([.A72];0);&quot;-&quot;;TEXT([.B72];&quot;00&quot;);&quot;-&quot;;TEXT([.D72];&quot;00&quot;))" office:value-type="string" office:string-value="2013-03-12">
            <text:p>2013-03-12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46</text:p>
          </table:table-cell>
          <table:table-cell table:style-name="ce20" office:value-type="string">
            <text:p>18:21</text:p>
          </table:table-cell>
          <table:table-cell/>
          <table:table-cell office:value-type="string">
            <text:p>Jaunatis</text:p>
          </table:table-cell>
          <table:table-cell office:value-type="string">
            <text:p>Iki Pizos bokšto viršūnės - 269 laipteliai</text:p>
          </table:table-cell>
          <table:table-cell office:value-type="string">
            <text:p>http://galvosukykla.wordpress.com/2012/12/20/2012-12-20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3">
            <text:p>13</text:p>
          </table:table-cell>
          <table:table-cell table:formula="of:=CONCATENATE( TEXT([.A73];0);&quot;-&quot;;TEXT([.B73];&quot;00&quot;);&quot;-&quot;;TEXT([.D73];&quot;00&quot;))" office:value-type="string" office:string-value="2013-03-13">
            <text:p>2013-03-13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43</text:p>
          </table:table-cell>
          <table:table-cell table:style-name="ce20" office:value-type="string">
            <text:p>18:23</text:p>
          </table:table-cell>
          <table:table-cell/>
          <table:table-cell office:value-type="string">
            <text:p>Jaunatis</text:p>
          </table:table-cell>
          <table:table-cell office:value-type="string">
            <text:p>Eifelio bokšte yra 1792 laipteliai</text:p>
          </table:table-cell>
          <table:table-cell office:value-type="string">
            <text:p>http://galvosukykla.wordpress.com/2012/12/21/2012-12-2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4">
            <text:p>14</text:p>
          </table:table-cell>
          <table:table-cell table:formula="of:=CONCATENATE( TEXT([.A74];0);&quot;-&quot;;TEXT([.B74];&quot;00&quot;);&quot;-&quot;;TEXT([.D74];&quot;00&quot;))" office:value-type="string" office:string-value="2013-03-14">
            <text:p>2013-03-14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40</text:p>
          </table:table-cell>
          <table:table-cell table:style-name="ce20" office:value-type="string">
            <text:p>18:25</text:p>
          </table:table-cell>
          <table:table-cell/>
          <table:table-cell office:value-type="string">
            <text:p>Jaunatis</text:p>
          </table:table-cell>
          <table:table-cell office:value-type="string">
            <text:p>Šimpanzė išmoksta save atpažinti veidrodyje, o kitos beždžionės - ne</text:p>
          </table:table-cell>
          <table:table-cell office:value-type="string">
            <text:p>http://galvosukykla.wordpress.com/2012/12/22/2012-12-2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5">
            <text:p>15</text:p>
          </table:table-cell>
          <table:table-cell table:formula="of:=CONCATENATE( TEXT([.A75];0);&quot;-&quot;;TEXT([.B75];&quot;00&quot;);&quot;-&quot;;TEXT([.D75];&quot;00&quot;))" office:value-type="string" office:string-value="2013-03-15">
            <text:p>2013-03-15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38</text:p>
          </table:table-cell>
          <table:table-cell table:style-name="ce20" office:value-type="string">
            <text:p>18:27</text:p>
          </table:table-cell>
          <table:table-cell/>
          <table:table-cell office:value-type="string">
            <text:p>Jaunatis</text:p>
          </table:table-cell>
          <table:table-cell office:value-type="string">
            <text:p>Šiuo metu labiausiai paplitęs vardas pasaulyje yra Mohammetas (nors neaišku, kaip su Kinija..)</text:p>
          </table:table-cell>
          <table:table-cell office:value-type="string">
            <text:p>http://galvosukykla.wordpress.com/2012-12-23/2012-12-2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6">
            <text:p>16</text:p>
          </table:table-cell>
          <table:table-cell table:formula="of:=CONCATENATE( TEXT([.A76];0);&quot;-&quot;;TEXT([.B76];&quot;00&quot;);&quot;-&quot;;TEXT([.D76];&quot;00&quot;))" office:value-type="string" office:string-value="2013-03-16">
            <text:p>2013-03-16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35</text:p>
          </table:table-cell>
          <table:table-cell table:style-name="ce20" office:value-type="string">
            <text:p>18:29</text:p>
          </table:table-cell>
          <table:table-cell/>
          <table:table-cell office:value-type="string">
            <text:p>Jaunatis</text:p>
          </table:table-cell>
          <table:table-cell office:value-type="string">
            <text:p>Kas ketvirtas amerikietis yra pasirodęs per televiziją</text:p>
          </table:table-cell>
          <table:table-cell office:value-type="string">
            <text:p>http://galvosukykla.wordpress.com/2012-12-26/2012-12-26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7">
            <text:p>17</text:p>
          </table:table-cell>
          <table:table-cell table:formula="of:=CONCATENATE( TEXT([.A77];0);&quot;-&quot;;TEXT([.B77];&quot;00&quot;);&quot;-&quot;;TEXT([.D77];&quot;00&quot;))" office:value-type="string" office:string-value="2013-03-17">
            <text:p>2013-03-17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33</text:p>
          </table:table-cell>
          <table:table-cell table:style-name="ce20" office:value-type="string">
            <text:p>18:31</text:p>
          </table:table-cell>
          <table:table-cell/>
          <table:table-cell office:value-type="string">
            <text:p>Jaunatis</text:p>
          </table:table-cell>
          <table:table-cell office:value-type="string">
            <text:p>Olimpiniame aukso medalyje privalo būti 92,5% sidabro</text:p>
          </table:table-cell>
          <table:table-cell office:value-type="string">
            <text:p>http://galvosukykla.wordpress.com/2012-12-27/2012-12-2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8">
            <text:p>18</text:p>
          </table:table-cell>
          <table:table-cell table:formula="of:=CONCATENATE( TEXT([.A78];0);&quot;-&quot;;TEXT([.B78];&quot;00&quot;);&quot;-&quot;;TEXT([.D78];&quot;00&quot;))" office:value-type="string" office:string-value="2013-03-18">
            <text:p>2013-03-18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30</text:p>
          </table:table-cell>
          <table:table-cell table:style-name="ce20" office:value-type="string">
            <text:p>18:33</text:p>
          </table:table-cell>
          <table:table-cell/>
          <table:table-cell office:value-type="string">
            <text:p>Jaunatis</text:p>
          </table:table-cell>
          <table:table-cell office:value-type="string">
            <text:p>Mėnesyje, kuris prasideda sekmadieniu, vienas penktadienis visada bus 13 dieną</text:p>
          </table:table-cell>
          <table:table-cell office:value-type="string">
            <text:p>http://galvosukykla.wordpress.com/2012-12-31/2012-12-3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9">
            <text:p>19</text:p>
          </table:table-cell>
          <table:table-cell table:formula="of:=CONCATENATE( TEXT([.A79];0);&quot;-&quot;;TEXT([.B79];&quot;00&quot;);&quot;-&quot;;TEXT([.D79];&quot;00&quot;))" office:value-type="string" office:string-value="2013-03-19">
            <text:p>2013-03-19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28</text:p>
          </table:table-cell>
          <table:table-cell table:style-name="ce20" office:value-type="string">
            <text:p>18:35</text:p>
          </table:table-cell>
          <table:table-cell/>
          <table:table-cell office:value-type="string">
            <text:p>Priešpilnis</text:p>
          </table:table-cell>
          <table:table-cell office:value-type="string">
            <text:p>Tik 55% amerikiečių žino, kad saulė yra žvaigždė</text:p>
          </table:table-cell>
          <table:table-cell office:value-type="string">
            <text:p>http://galvosukykla.wordpress.com/2013-01-07/2013-01-0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0">
            <text:p>20</text:p>
          </table:table-cell>
          <table:table-cell table:formula="of:=CONCATENATE( TEXT([.A80];0);&quot;-&quot;;TEXT([.B80];&quot;00&quot;);&quot;-&quot;;TEXT([.D80];&quot;00&quot;))" office:value-type="string" office:string-value="2013-03-20">
            <text:p>2013-03-20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25</text:p>
          </table:table-cell>
          <table:table-cell table:style-name="ce20" office:value-type="string">
            <text:p>18:37</text:p>
          </table:table-cell>
          <table:table-cell/>
          <table:table-cell office:value-type="string">
            <text:p>Priešpilnis</text:p>
          </table:table-cell>
          <table:table-cell office:value-type="string">
            <text:p>Los Andžele automobilių yra daugiau nei žmonių</text:p>
          </table:table-cell>
          <table:table-cell office:value-type="string">
            <text:p>http://galvosukykla.wordpress.com/2013-01-08/2013-01-0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1">
            <text:p>21</text:p>
          </table:table-cell>
          <table:table-cell table:formula="of:=CONCATENATE( TEXT([.A81];0);&quot;-&quot;;TEXT([.B81];&quot;00&quot;);&quot;-&quot;;TEXT([.D81];&quot;00&quot;))" office:value-type="string" office:string-value="2013-03-21">
            <text:p>2013-03-21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23</text:p>
          </table:table-cell>
          <table:table-cell table:style-name="ce20" office:value-type="string">
            <text:p>18:39</text:p>
          </table:table-cell>
          <table:table-cell/>
          <table:table-cell office:value-type="string">
            <text:p>Priešpilnis</text:p>
          </table:table-cell>
          <table:table-cell office:value-type="string">
            <text:p>Prieš 1.5 mlrd metų para truko vos 9 valandas, o metuose tilpo 800 – 900 parų.</text:p>
          </table:table-cell>
          <table:table-cell office:value-type="string">
            <text:p>http://galvosukykla.wordpress.com/2013-01-09/2013-01-09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2">
            <text:p>22</text:p>
          </table:table-cell>
          <table:table-cell table:formula="of:=CONCATENATE( TEXT([.A82];0);&quot;-&quot;;TEXT([.B82];&quot;00&quot;);&quot;-&quot;;TEXT([.D82];&quot;00&quot;))" office:value-type="string" office:string-value="2013-03-22">
            <text:p>2013-03-22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20</text:p>
          </table:table-cell>
          <table:table-cell table:style-name="ce20" office:value-type="string">
            <text:p>18:41</text:p>
          </table:table-cell>
          <table:table-cell/>
          <table:table-cell office:value-type="string">
            <text:p>Priešpilnis</text:p>
          </table:table-cell>
          <table:table-cell office:value-type="string">
            <text:p>JS Bachas turėjo 20 vaikų - 7 su pirmąja žmona ir 13 - <text:s/>su antrąja.</text:p>
          </table:table-cell>
          <table:table-cell office:value-type="string">
            <text:p>http://galvosukykla.wordpress.com/2013-01-10/2013-01-10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3">
            <text:p>23</text:p>
          </table:table-cell>
          <table:table-cell table:formula="of:=CONCATENATE( TEXT([.A83];0);&quot;-&quot;;TEXT([.B83];&quot;00&quot;);&quot;-&quot;;TEXT([.D83];&quot;00&quot;))" office:value-type="string" office:string-value="2013-03-23">
            <text:p>2013-03-23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18</text:p>
          </table:table-cell>
          <table:table-cell table:style-name="ce20" office:value-type="string">
            <text:p>18:42</text:p>
          </table:table-cell>
          <table:table-cell/>
          <table:table-cell office:value-type="string">
            <text:p>Priešpilnis</text:p>
          </table:table-cell>
          <table:table-cell office:value-type="string">
            <text:p>Golfo kamuoliukas turi 336 duobutes</text:p>
          </table:table-cell>
          <table:table-cell office:value-type="string">
            <text:p>http://galvosukykla.wordpress.com/2013-01-11/2013-01-1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4">
            <text:p>24</text:p>
          </table:table-cell>
          <table:table-cell table:formula="of:=CONCATENATE( TEXT([.A84];0);&quot;-&quot;;TEXT([.B84];&quot;00&quot;);&quot;-&quot;;TEXT([.D84];&quot;00&quot;))" office:value-type="string" office:string-value="2013-03-24">
            <text:p>2013-03-24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15</text:p>
          </table:table-cell>
          <table:table-cell table:style-name="ce20" office:value-type="string">
            <text:p>18:44</text:p>
          </table:table-cell>
          <table:table-cell/>
          <table:table-cell office:value-type="string">
            <text:p>Priešpilnis</text:p>
          </table:table-cell>
          <table:table-cell office:value-type="string">
            <text:p>Šeškai miega maždaug 20 valandų per parą</text:p>
          </table:table-cell>
          <table:table-cell office:value-type="string">
            <text:p>http://galvosukykla.wordpress.com/2013-01-13/2013-01-1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5">
            <text:p>25</text:p>
          </table:table-cell>
          <table:table-cell table:formula="of:=CONCATENATE( TEXT([.A85];0);&quot;-&quot;;TEXT([.B85];&quot;00&quot;);&quot;-&quot;;TEXT([.D85];&quot;00&quot;))" office:value-type="string" office:string-value="2013-03-25">
            <text:p>2013-03-25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12</text:p>
          </table:table-cell>
          <table:table-cell table:style-name="ce20" office:value-type="string">
            <text:p>18:46</text:p>
          </table:table-cell>
          <table:table-cell/>
          <table:table-cell office:value-type="string">
            <text:p>Priešpilnis</text:p>
          </table:table-cell>
          <table:table-cell office:value-type="string">
            <text:p>Šiaurės elniai mėgsta bananus</text:p>
          </table:table-cell>
          <table:table-cell office:value-type="string">
            <text:p>http://galvosukykla.wordpress.com/2013-01-14/2013-01-14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6">
            <text:p>26</text:p>
          </table:table-cell>
          <table:table-cell table:formula="of:=CONCATENATE( TEXT([.A86];0);&quot;-&quot;;TEXT([.B86];&quot;00&quot;);&quot;-&quot;;TEXT([.D86];&quot;00&quot;))" office:value-type="string" office:string-value="2013-03-26">
            <text:p>2013-03-26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10</text:p>
          </table:table-cell>
          <table:table-cell table:style-name="ce20" office:value-type="string">
            <text:p>18:48</text:p>
          </table:table-cell>
          <table:table-cell/>
          <table:table-cell office:value-type="string">
            <text:p>Priešpilnis</text:p>
          </table:table-cell>
          <table:table-cell office:value-type="string">
            <text:p>Dauguma dramblių sveria mažiau negu mėlynojo banginio liežuvis</text:p>
          </table:table-cell>
          <table:table-cell office:value-type="string">
            <text:p>http://galvosukykla.wordpress.com/2013-01-15/2013-01-15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7">
            <text:p>27</text:p>
          </table:table-cell>
          <table:table-cell table:formula="of:=CONCATENATE( TEXT([.A87];0);&quot;-&quot;;TEXT([.B87];&quot;00&quot;);&quot;-&quot;;TEXT([.D87];&quot;00&quot;))" office:value-type="string" office:string-value="2013-03-27">
            <text:p>2013-03-27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07</text:p>
          </table:table-cell>
          <table:table-cell table:style-name="ce20" office:value-type="string">
            <text:p>18:50</text:p>
          </table:table-cell>
          <table:table-cell/>
          <table:table-cell office:value-type="string">
            <text:p>Pilnatis</text:p>
          </table:table-cell>
          <table:table-cell office:value-type="string">
            <text:p>Blusa gali nušokti atstumą, 350 kartų viršijantį jos kūno ilgį Tai tas pats, jei žmogus peršoktų futbolo stadioną</text:p>
          </table:table-cell>
          <table:table-cell office:value-type="string">
            <text:p>http://galvosukykla.wordpress.com/2013-01-16/2013-01-16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8">
            <text:p>28</text:p>
          </table:table-cell>
          <table:table-cell table:formula="of:=CONCATENATE( TEXT([.A88];0);&quot;-&quot;;TEXT([.B88];&quot;00&quot;);&quot;-&quot;;TEXT([.D88];&quot;00&quot;))" office:value-type="string" office:string-value="2013-03-28">
            <text:p>2013-03-28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05</text:p>
          </table:table-cell>
          <table:table-cell table:style-name="ce20" office:value-type="string">
            <text:p>18:52</text:p>
          </table:table-cell>
          <table:table-cell/>
          <table:table-cell office:value-type="string">
            <text:p>Pilnatis</text:p>
          </table:table-cell>
          <table:table-cell office:value-type="string">
            <text:p>Drugelių skonio receptoriai išdėstyti ant kojų</text:p>
          </table:table-cell>
          <table:table-cell office:value-type="string">
            <text:p>http://galvosukykla.wordpress.com/2013-01-17/2013-01-1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9">
            <text:p>29</text:p>
          </table:table-cell>
          <table:table-cell table:formula="of:=CONCATENATE( TEXT([.A89];0);&quot;-&quot;;TEXT([.B89];&quot;00&quot;);&quot;-&quot;;TEXT([.D89];&quot;00&quot;))" office:value-type="string" office:string-value="2013-03-29">
            <text:p>2013-03-29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02</text:p>
          </table:table-cell>
          <table:table-cell table:style-name="ce20" office:value-type="string">
            <text:p>18:54</text:p>
          </table:table-cell>
          <table:table-cell/>
          <table:table-cell office:value-type="string">
            <text:p>Pilnatis</text:p>
          </table:table-cell>
          <table:table-cell office:value-type="string">
            <text:p>Drambliai - vieninteliai gyvūnai, kurie nemoka šokinėti</text:p>
          </table:table-cell>
          <table:table-cell office:value-type="string">
            <text:p>http://galvosukykla.wordpress.com/2013-01-18/2013-01-1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30">
            <text:p>30</text:p>
          </table:table-cell>
          <table:table-cell table:formula="of:=CONCATENATE( TEXT([.A90];0);&quot;-&quot;;TEXT([.B90];&quot;00&quot;);&quot;-&quot;;TEXT([.D90];&quot;00&quot;))" office:value-type="string" office:string-value="2013-03-30">
            <text:p>2013-03-30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00</text:p>
          </table:table-cell>
          <table:table-cell table:style-name="ce20" office:value-type="string">
            <text:p>18:56</text:p>
          </table:table-cell>
          <table:table-cell/>
          <table:table-cell office:value-type="string">
            <text:p>Pilnatis</text:p>
          </table:table-cell>
          <table:table-cell office:value-type="string">
            <text:p>Baltieji lokiai - kairiarankiai</text:p>
          </table:table-cell>
          <table:table-cell office:value-type="string">
            <text:p>http://galvosukykla.wordpress.com/2013-01-19/2013-01-19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31">
            <text:p>31</text:p>
          </table:table-cell>
          <table:table-cell table:formula="of:=CONCATENATE( TEXT([.A91];0);&quot;-&quot;;TEXT([.B91];&quot;00&quot;);&quot;-&quot;;TEXT([.D91];&quot;00&quot;))" office:value-type="string" office:string-value="2013-03-31">
            <text:p>2013-03-31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57</text:p>
          </table:table-cell>
          <table:table-cell table:style-name="ce20" office:value-type="string">
            <text:p>19:58</text:p>
          </table:table-cell>
          <table:table-cell/>
          <table:table-cell office:value-type="string">
            <text:p>Pilnatis</text:p>
          </table:table-cell>
          <table:table-cell office:value-type="string">
            <text:p>Norint kietai išvirti stručio kiaušinį, reikia 4 valandų</text:p>
          </table:table-cell>
          <table:table-cell office:value-type="string">
            <text:p>http://galvosukykla.wordpress.com/2013-01-20/2013-01-20/</text:p>
          </table:table-cell>
          <table:table-cell table:number-columns-repeated="3"/>
          <table:table-cell office:value-type="string">
            <text:p>Velykos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">
            <text:p>1</text:p>
          </table:table-cell>
          <table:table-cell table:formula="of:=CONCATENATE( TEXT([.A92];0);&quot;-&quot;;TEXT([.B92];&quot;00&quot;);&quot;-&quot;;TEXT([.D92];&quot;00&quot;))" office:value-type="string" office:string-value="2013-04-01">
            <text:p>2013-04-01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55</text:p>
          </table:table-cell>
          <table:table-cell table:style-name="ce20" office:value-type="string">
            <text:p>20:00</text:p>
          </table:table-cell>
          <table:table-cell/>
          <table:table-cell office:value-type="string">
            <text:p>Pilnatis</text:p>
          </table:table-cell>
          <table:table-cell office:value-type="string">
            <text:p>Šuo - pirmasis gyvūnas-kosmonautas, o avis, antis ir gaidys - pirmieji skrido oro <text:s/>balionu.</text:p>
          </table:table-cell>
          <table:table-cell office:value-type="string">
            <text:p>http://galvosukykla.wordpress.com/2013-01-21/2013-01-2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">
            <text:p>2</text:p>
          </table:table-cell>
          <table:table-cell table:formula="of:=CONCATENATE( TEXT([.A93];0);&quot;-&quot;;TEXT([.B93];&quot;00&quot;);&quot;-&quot;;TEXT([.D93];&quot;00&quot;))" office:value-type="string" office:string-value="2013-04-02">
            <text:p>2013-04-02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52</text:p>
          </table:table-cell>
          <table:table-cell table:style-name="ce20" office:value-type="string">
            <text:p>20:02</text:p>
          </table:table-cell>
          <table:table-cell/>
          <table:table-cell office:value-type="string">
            <text:p>Pilnatis</text:p>
          </table:table-cell>
          <table:table-cell office:value-type="string">
            <text:p>Pasodinta kavos pupelė duoda vaisius tik po 5 metų</text:p>
          </table:table-cell>
          <table:table-cell office:value-type="string">
            <text:p>http://galvosukykla.wordpress.com/2013-01-22/2013-01-2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3">
            <text:p>3</text:p>
          </table:table-cell>
          <table:table-cell table:formula="of:=CONCATENATE( TEXT([.A94];0);&quot;-&quot;;TEXT([.B94];&quot;00&quot;);&quot;-&quot;;TEXT([.D94];&quot;00&quot;))" office:value-type="string" office:string-value="2013-04-03">
            <text:p>2013-04-03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50</text:p>
          </table:table-cell>
          <table:table-cell table:style-name="ce20" office:value-type="string">
            <text:p>20:04</text:p>
          </table:table-cell>
          <table:table-cell/>
          <table:table-cell office:value-type="string">
            <text:p>Delčia</text:p>
          </table:table-cell>
          <table:table-cell office:value-type="string">
            <text:p>Indiško lotoso sėklos išlieka daigios 300-400 metų</text:p>
          </table:table-cell>
          <table:table-cell office:value-type="string">
            <text:p>http://galvosukykla.wordpress.com/2013-01-23/2013-01-2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4">
            <text:p>4</text:p>
          </table:table-cell>
          <table:table-cell table:formula="of:=CONCATENATE( TEXT([.A95];0);&quot;-&quot;;TEXT([.B95];&quot;00&quot;);&quot;-&quot;;TEXT([.D95];&quot;00&quot;))" office:value-type="string" office:string-value="2013-04-04">
            <text:p>2013-04-04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47</text:p>
          </table:table-cell>
          <table:table-cell table:style-name="ce20" office:value-type="string">
            <text:p>20:06</text:p>
          </table:table-cell>
          <table:table-cell/>
          <table:table-cell office:value-type="string">
            <text:p>Delčia</text:p>
          </table:table-cell>
          <table:table-cell office:value-type="string">
            <text:p>Begemoto patelės pienas yra šviesiai rožinės spalvos</text:p>
          </table:table-cell>
          <table:table-cell office:value-type="string">
            <text:p>http://galvosukykla.wordpress.com/2013-02-17/2013-02-1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5">
            <text:p>5</text:p>
          </table:table-cell>
          <table:table-cell table:formula="of:=CONCATENATE( TEXT([.A96];0);&quot;-&quot;;TEXT([.B96];&quot;00&quot;);&quot;-&quot;;TEXT([.D96];&quot;00&quot;))" office:value-type="string" office:string-value="2013-04-05">
            <text:p>2013-04-05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45</text:p>
          </table:table-cell>
          <table:table-cell table:style-name="ce20" office:value-type="string">
            <text:p>20:08</text:p>
          </table:table-cell>
          <table:table-cell/>
          <table:table-cell office:value-type="string">
            <text:p>Delčia</text:p>
          </table:table-cell>
          <table:table-cell office:value-type="string">
            <text:p>Genys medį gali kapoti 20 kartų per sekundę dažniu</text:p>
          </table:table-cell>
          <table:table-cell office:value-type="string">
            <text:p>http://galvosukykla.wordpress.com/2013-02-18/2013-02-1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6">
            <text:p>6</text:p>
          </table:table-cell>
          <table:table-cell table:formula="of:=CONCATENATE( TEXT([.A97];0);&quot;-&quot;;TEXT([.B97];&quot;00&quot;);&quot;-&quot;;TEXT([.D97];&quot;00&quot;))" office:value-type="string" office:string-value="2013-04-06">
            <text:p>2013-04-06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42</text:p>
          </table:table-cell>
          <table:table-cell table:style-name="ce20" office:value-type="string">
            <text:p>20:10</text:p>
          </table:table-cell>
          <table:table-cell/>
          <table:table-cell office:value-type="string">
            <text:p>Delčia</text:p>
          </table:table-cell>
          <table:table-cell office:value-type="string">
            <text:p>Afrikos dramblys turi tik 4 dantis</text:p>
          </table:table-cell>
          <table:table-cell office:value-type="string">
            <text:p>http://galvosukykla.wordpress.com/2013-02-19/2013-02-19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7">
            <text:p>7</text:p>
          </table:table-cell>
          <table:table-cell table:formula="of:=CONCATENATE( TEXT([.A98];0);&quot;-&quot;;TEXT([.B98];&quot;00&quot;);&quot;-&quot;;TEXT([.D98];&quot;00&quot;))" office:value-type="string" office:string-value="2013-04-07">
            <text:p>2013-04-07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39</text:p>
          </table:table-cell>
          <table:table-cell table:style-name="ce20" office:value-type="string">
            <text:p>20:12</text:p>
          </table:table-cell>
          <table:table-cell/>
          <table:table-cell office:value-type="string">
            <text:p>Delčia</text:p>
          </table:table-cell>
          <table:table-cell office:value-type="string">
            <text:p>Omarų kraujas mėlynas</text:p>
          </table:table-cell>
          <table:table-cell office:value-type="string">
            <text:p>http://galvosukykla.wordpress.com/2013-02-20/2013-02-20/</text:p>
          </table:table-cell>
          <table:table-cell table:number-columns-repeated="3"/>
          <table:table-cell office:value-type="string">
            <text:p>Pasaulinė sveikatos diena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8">
            <text:p>8</text:p>
          </table:table-cell>
          <table:table-cell table:formula="of:=CONCATENATE( TEXT([.A99];0);&quot;-&quot;;TEXT([.B99];&quot;00&quot;);&quot;-&quot;;TEXT([.D99];&quot;00&quot;))" office:value-type="string" office:string-value="2013-04-08">
            <text:p>2013-04-08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37</text:p>
          </table:table-cell>
          <table:table-cell table:style-name="ce20" office:value-type="string">
            <text:p>20:14</text:p>
          </table:table-cell>
          <table:table-cell/>
          <table:table-cell office:value-type="string">
            <text:p>Delčia</text:p>
          </table:table-cell>
          <table:table-cell office:value-type="string">
            <text:p>Aštuonkojo akies vyzdys yra stačiakampio formos</text:p>
          </table:table-cell>
          <table:table-cell office:value-type="string">
            <text:p>http://galvosukykla.wordpress.com/2013-02-21/2013-02-2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9">
            <text:p>9</text:p>
          </table:table-cell>
          <table:table-cell table:formula="of:=CONCATENATE( TEXT([.A100];0);&quot;-&quot;;TEXT([.B100];&quot;00&quot;);&quot;-&quot;;TEXT([.D100];&quot;00&quot;))" office:value-type="string" office:string-value="2013-04-09">
            <text:p>2013-04-09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35</text:p>
          </table:table-cell>
          <table:table-cell table:style-name="ce20" office:value-type="string">
            <text:p>20:16</text:p>
          </table:table-cell>
          <table:table-cell/>
          <table:table-cell office:value-type="string">
            <text:p>Delčia</text:p>
          </table:table-cell>
          <table:table-cell office:value-type="string">
            <text:p>Delfinai miega atmerkę vieną akį</text:p>
          </table:table-cell>
          <table:table-cell office:value-type="string">
            <text:p>http://galvosukykla.wordpress.com/2013-02-22/2013-02-2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0">
            <text:p>10</text:p>
          </table:table-cell>
          <table:table-cell table:formula="of:=CONCATENATE( TEXT([.A101];0);&quot;-&quot;;TEXT([.B101];&quot;00&quot;);&quot;-&quot;;TEXT([.D101];&quot;00&quot;))" office:value-type="string" office:string-value="2013-04-10">
            <text:p>2013-04-10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32</text:p>
          </table:table-cell>
          <table:table-cell table:style-name="ce20" office:value-type="string">
            <text:p>20:18</text:p>
          </table:table-cell>
          <table:table-cell/>
          <table:table-cell office:value-type="string">
            <text:p>Jaunatis</text:p>
          </table:table-cell>
          <table:table-cell office:value-type="string">
            <text:p>Bitės turi 5 akis Trys mažos akys yra bitės galvos viršuje, o dvi didelės - priekyje</text:p>
          </table:table-cell>
          <table:table-cell office:value-type="string">
            <text:p>http://galvosukykla.wordpress.com/2013-02-23/2013-02-23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1">
            <text:p>11</text:p>
          </table:table-cell>
          <table:table-cell table:formula="of:=CONCATENATE( TEXT([.A102];0);&quot;-&quot;;TEXT([.B102];&quot;00&quot;);&quot;-&quot;;TEXT([.D102];&quot;00&quot;))" office:value-type="string" office:string-value="2013-04-11">
            <text:p>2013-04-11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30</text:p>
          </table:table-cell>
          <table:table-cell table:style-name="ce20" office:value-type="string">
            <text:p>20:20</text:p>
          </table:table-cell>
          <table:table-cell/>
          <table:table-cell office:value-type="string">
            <text:p>Jaunatis</text:p>
          </table:table-cell>
          <table:table-cell office:value-type="string">
            <text:p>Bičių akys yra plaukuotos</text:p>
          </table:table-cell>
          <table:table-cell office:value-type="string">
            <text:p>http://galvosukykla.wordpress.com/2013-02-24/2013-02-24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2">
            <text:p>12</text:p>
          </table:table-cell>
          <table:table-cell table:formula="of:=CONCATENATE( TEXT([.A103];0);&quot;-&quot;;TEXT([.B103];&quot;00&quot;);&quot;-&quot;;TEXT([.D103];&quot;00&quot;))" office:value-type="string" office:string-value="2013-04-12">
            <text:p>2013-04-12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27</text:p>
          </table:table-cell>
          <table:table-cell table:style-name="ce20" office:value-type="string">
            <text:p>20:21</text:p>
          </table:table-cell>
          <table:table-cell/>
          <table:table-cell office:value-type="string">
            <text:p>Jaunatis</text:p>
          </table:table-cell>
          <table:table-cell office:value-type="string">
            <text:p>Nauji dantys rykliui gali išaugti per savaitę</text:p>
          </table:table-cell>
          <table:table-cell office:value-type="string">
            <text:p>http://galvosukykla.wordpress.com/2013-02-25/2013-02-25/</text:p>
          </table:table-cell>
          <table:table-cell table:number-columns-repeated="3"/>
          <table:table-cell office:value-type="string">
            <text:p>Tarptautinė aviacijos ir kosmonautikos diena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3">
            <text:p>13</text:p>
          </table:table-cell>
          <table:table-cell table:formula="of:=CONCATENATE( TEXT([.A104];0);&quot;-&quot;;TEXT([.B104];&quot;00&quot;);&quot;-&quot;;TEXT([.D104];&quot;00&quot;))" office:value-type="string" office:string-value="2013-04-13">
            <text:p>2013-04-13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25</text:p>
          </table:table-cell>
          <table:table-cell table:style-name="ce20" office:value-type="string">
            <text:p>20:23</text:p>
          </table:table-cell>
          <table:table-cell/>
          <table:table-cell office:value-type="string">
            <text:p>Jaunatis</text:p>
          </table:table-cell>
          <table:table-cell office:value-type="string">
            <text:p>Taip pat kaip ir žmonės, katės ir šunys būna kairiarankiai arba dešiniarankiai (leteniai)</text:p>
          </table:table-cell>
          <table:table-cell office:value-type="string">
            <text:p>http://galvosukykla.wordpress.com/2013-02-26/2013-02-26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4">
            <text:p>14</text:p>
          </table:table-cell>
          <table:table-cell table:formula="of:=CONCATENATE( TEXT([.A105];0);&quot;-&quot;;TEXT([.B105];&quot;00&quot;);&quot;-&quot;;TEXT([.D105];&quot;00&quot;))" office:value-type="string" office:string-value="2013-04-14">
            <text:p>2013-04-14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22</text:p>
          </table:table-cell>
          <table:table-cell table:style-name="ce20" office:value-type="string">
            <text:p>20:25</text:p>
          </table:table-cell>
          <table:table-cell/>
          <table:table-cell office:value-type="string">
            <text:p>Jaunatis</text:p>
          </table:table-cell>
          <table:table-cell office:value-type="string">
            <text:p>Kolibriai negali vaikščioti</text:p>
          </table:table-cell>
          <table:table-cell office:value-type="string">
            <text:p>http://galvosukykla.wordpress.com/2013-02-27/2013-02-27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5">
            <text:p>15</text:p>
          </table:table-cell>
          <table:table-cell table:formula="of:=CONCATENATE( TEXT([.A106];0);&quot;-&quot;;TEXT([.B106];&quot;00&quot;);&quot;-&quot;;TEXT([.D106];&quot;00&quot;))" office:value-type="string" office:string-value="2013-04-15">
            <text:p>2013-04-15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20</text:p>
          </table:table-cell>
          <table:table-cell table:style-name="ce20" office:value-type="string">
            <text:p>20:27</text:p>
          </table:table-cell>
          <table:table-cell/>
          <table:table-cell office:value-type="string">
            <text:p>Jaunatis</text:p>
          </table:table-cell>
          <table:table-cell office:value-type="string">
            <text:p>Anties krykimas neaidi</text:p>
          </table:table-cell>
          <table:table-cell office:value-type="string">
            <text:p>http://galvosukykla.wordpress.com/2013-02-28/2013-02-28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6">
            <text:p>16</text:p>
          </table:table-cell>
          <table:table-cell table:formula="of:=CONCATENATE( TEXT([.A107];0);&quot;-&quot;;TEXT([.B107];&quot;00&quot;);&quot;-&quot;;TEXT([.D107];&quot;00&quot;))" office:value-type="string" office:string-value="2013-04-16">
            <text:p>2013-04-16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17</text:p>
          </table:table-cell>
          <table:table-cell table:style-name="ce20" office:value-type="string">
            <text:p>20:29</text:p>
          </table:table-cell>
          <table:table-cell/>
          <table:table-cell office:value-type="string">
            <text:p>Jaunatis</text:p>
          </table:table-cell>
          <table:table-cell office:value-type="string">
            <text:p>Prabudusios skruzdelės, panašiai kaip ir žmonės, rąžosi ir žiovauja</text:p>
          </table:table-cell>
          <table:table-cell office:value-type="string">
            <text:p>http://galvosukykla.wordpress.com/2013-03-01/2013-03-01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7">
            <text:p>17</text:p>
          </table:table-cell>
          <table:table-cell table:formula="of:=CONCATENATE( TEXT([.A108];0);&quot;-&quot;;TEXT([.B108];&quot;00&quot;);&quot;-&quot;;TEXT([.D108];&quot;00&quot;))" office:value-type="string" office:string-value="2013-04-17">
            <text:p>2013-04-17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15</text:p>
          </table:table-cell>
          <table:table-cell table:style-name="ce20" office:value-type="string">
            <text:p>20:31</text:p>
          </table:table-cell>
          <table:table-cell/>
          <table:table-cell office:value-type="string">
            <text:p>Jaunatis</text:p>
          </table:table-cell>
          <table:table-cell office:value-type="string">
            <text:p>100 g šokolado nedideliam šuneliui gali būti mirtina dozė.</text:p>
          </table:table-cell>
          <table:table-cell office:value-type="string">
            <text:p>http://galvosukykla.wordpress.com/2013-03-02/2013-03-02/</text:p>
          </table:table-cell>
          <table:table-cell table:number-columns-repeated="1011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8">
            <text:p>18</text:p>
          </table:table-cell>
          <table:table-cell table:formula="of:=CONCATENATE( TEXT([.A109];0);&quot;-&quot;;TEXT([.B109];&quot;00&quot;);&quot;-&quot;;TEXT([.D109];&quot;00&quot;))" office:value-type="string" office:string-value="2013-04-18">
            <text:p>2013-04-18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13</text:p>
          </table:table-cell>
          <table:table-cell table:style-name="ce20" office:value-type="string">
            <text:p>20:33</text:p>
          </table:table-cell>
          <table:table-cell/>
          <table:table-cell office:value-type="string">
            <text:p>Priešpilnis</text:p>
          </table:table-cell>
          <table:table-cell office:value-type="string">
            <text:p>Aklas chameleonas vis tiek keičia spalvas</text:p>
          </table:table-cell>
          <table:table-cell office:value-type="string">
            <text:p>http://galvosukykla.wordpress.com/2013-03-03/2013-03-03/</text:p>
          </table:table-cell>
          <table:table-cell table:number-columns-repeated="3"/>
          <table:table-cell office:value-type="string">
            <text:p>Pasaulinė radijo mėgėjų diena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19">
            <text:p>19</text:p>
          </table:table-cell>
          <table:table-cell table:formula="of:=CONCATENATE( TEXT([.A110];0);&quot;-&quot;;TEXT([.B110];&quot;00&quot;);&quot;-&quot;;TEXT([.D110];&quot;00&quot;))" office:value-type="string" office:string-value="2013-04-19">
            <text:p>2013-04-19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10</text:p>
          </table:table-cell>
          <table:table-cell table:style-name="ce20" office:value-type="string">
            <text:p>20:35</text:p>
          </table:table-cell>
          <table:table-cell/>
          <table:table-cell office:value-type="string">
            <text:p>Priešpilnis</text:p>
          </table:table-cell>
          <table:table-cell office:value-type="string">
            <text:p>Per dieną dramblys gali suėsti apie 200 kg šieno ir išgerti apie 230 l vanden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0">
            <text:p>20</text:p>
          </table:table-cell>
          <table:table-cell table:formula="of:=CONCATENATE( TEXT([.A111];0);&quot;-&quot;;TEXT([.B111];&quot;00&quot;);&quot;-&quot;;TEXT([.D111];&quot;00&quot;))" office:value-type="string" office:string-value="2013-04-20">
            <text:p>2013-04-20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08</text:p>
          </table:table-cell>
          <table:table-cell table:style-name="ce20" office:value-type="string">
            <text:p>20:37</text:p>
          </table:table-cell>
          <table:table-cell/>
          <table:table-cell office:value-type="string">
            <text:p>Priešpilnis</text:p>
          </table:table-cell>
          <table:table-cell office:value-type="string">
            <text:p>Savo lizduose paukščiai nemiega, čia jie gali tik snūstelti, bet miega jie kitose vietos.</text:p>
          </table:table-cell>
          <table:table-cell table:number-columns-repeated="4"/>
          <table:table-cell office:value-type="string">
            <text:p>Pasaulinė cirko diena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1">
            <text:p>21</text:p>
          </table:table-cell>
          <table:table-cell table:formula="of:=CONCATENATE( TEXT([.A112];0);&quot;-&quot;;TEXT([.B112];&quot;00&quot;);&quot;-&quot;;TEXT([.D112];&quot;00&quot;))" office:value-type="string" office:string-value="2013-04-21">
            <text:p>2013-04-21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05</text:p>
          </table:table-cell>
          <table:table-cell table:style-name="ce20" office:value-type="string">
            <text:p>20:39</text:p>
          </table:table-cell>
          <table:table-cell/>
          <table:table-cell office:value-type="string">
            <text:p>Priešpilnis</text:p>
          </table:table-cell>
          <table:table-cell office:value-type="string">
            <text:p>Drugeliai gali skristi apie 30 km/h greičiu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2">
            <text:p>22</text:p>
          </table:table-cell>
          <table:table-cell table:formula="of:=CONCATENATE( TEXT([.A113];0);&quot;-&quot;;TEXT([.B113];&quot;00&quot;);&quot;-&quot;;TEXT([.D113];&quot;00&quot;))" office:value-type="string" office:string-value="2013-04-22">
            <text:p>2013-04-22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03</text:p>
          </table:table-cell>
          <table:table-cell table:style-name="ce20" office:value-type="string">
            <text:p>20:41</text:p>
          </table:table-cell>
          <table:table-cell/>
          <table:table-cell office:value-type="string">
            <text:p>Priešpilnis</text:p>
          </table:table-cell>
          <table:table-cell office:value-type="string">
            <text:p>Šunys gali girdėti garsus, kurių negirdi žmogu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3">
            <text:p>23</text:p>
          </table:table-cell>
          <table:table-cell table:formula="of:=CONCATENATE( TEXT([.A114];0);&quot;-&quot;;TEXT([.B114];&quot;00&quot;);&quot;-&quot;;TEXT([.D114];&quot;00&quot;))" office:value-type="string" office:string-value="2013-04-23">
            <text:p>2013-04-23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01</text:p>
          </table:table-cell>
          <table:table-cell table:style-name="ce20" office:value-type="string">
            <text:p>20:43</text:p>
          </table:table-cell>
          <table:table-cell/>
          <table:table-cell office:value-type="string">
            <text:p>Priešpilnis</text:p>
          </table:table-cell>
          <table:table-cell office:value-type="string">
            <text:p>Romos imperatorius Kaligula paskyrė savo arklį senatoriumi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4">
            <text:p>24</text:p>
          </table:table-cell>
          <table:table-cell table:formula="of:=CONCATENATE( TEXT([.A115];0);&quot;-&quot;;TEXT([.B115];&quot;00&quot;);&quot;-&quot;;TEXT([.D115];&quot;00&quot;))" office:value-type="string" office:string-value="2013-04-24">
            <text:p>2013-04-24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5:58</text:p>
          </table:table-cell>
          <table:table-cell table:style-name="ce20" office:value-type="string">
            <text:p>20:45</text:p>
          </table:table-cell>
          <table:table-cell/>
          <table:table-cell office:value-type="string">
            <text:p>Priešpilnis</text:p>
          </table:table-cell>
          <table:table-cell office:value-type="string">
            <text:p>Kiaulei pasižiūrėti į dangų nėra jokių fizinių galimybių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5">
            <text:p>25</text:p>
          </table:table-cell>
          <table:table-cell table:formula="of:=CONCATENATE( TEXT([.A116];0);&quot;-&quot;;TEXT([.B116];&quot;00&quot;);&quot;-&quot;;TEXT([.D116];&quot;00&quot;))" office:value-type="string" office:string-value="2013-04-25">
            <text:p>2013-04-25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5:56</text:p>
          </table:table-cell>
          <table:table-cell table:style-name="ce20" office:value-type="string">
            <text:p>20:47</text:p>
          </table:table-cell>
          <table:table-cell/>
          <table:table-cell office:value-type="string">
            <text:p>Pilnatis</text:p>
          </table:table-cell>
          <table:table-cell office:value-type="string">
            <text:p>Laumžirgio gyvenimo trukmė - 24 valandos</text:p>
          </table:table-cell>
          <table:table-cell table:number-columns-repeated="4"/>
          <table:table-cell office:value-type="string">
            <text:p>Pasaulinė pingvinų diena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6">
            <text:p>26</text:p>
          </table:table-cell>
          <table:table-cell table:formula="of:=CONCATENATE( TEXT([.A117];0);&quot;-&quot;;TEXT([.B117];&quot;00&quot;);&quot;-&quot;;TEXT([.D117];&quot;00&quot;))" office:value-type="string" office:string-value="2013-04-26">
            <text:p>2013-04-26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5:54</text:p>
          </table:table-cell>
          <table:table-cell table:style-name="ce20" office:value-type="string">
            <text:p>20:49</text:p>
          </table:table-cell>
          <table:table-cell/>
          <table:table-cell office:value-type="string">
            <text:p>Pilnatis</text:p>
          </table:table-cell>
          <table:table-cell office:value-type="string">
            <text:p>Kinai sunaudoja 45 milijardus valgymo lazdelių per metus. Joms gaminti, nukertami 25 milijonai medžių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7">
            <text:p>27</text:p>
          </table:table-cell>
          <table:table-cell table:formula="of:=CONCATENATE( TEXT([.A118];0);&quot;-&quot;;TEXT([.B118];&quot;00&quot;);&quot;-&quot;;TEXT([.D118];&quot;00&quot;))" office:value-type="string" office:string-value="2013-04-27">
            <text:p>2013-04-27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5:52</text:p>
          </table:table-cell>
          <table:table-cell table:style-name="ce20" office:value-type="string">
            <text:p>20:51</text:p>
          </table:table-cell>
          <table:table-cell/>
          <table:table-cell office:value-type="string">
            <text:p>Pilnatis</text:p>
          </table:table-cell>
          <table:table-cell office:value-type="string">
            <text:p>Stručio akis yra didesnė už jo smegeni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8">
            <text:p>28</text:p>
          </table:table-cell>
          <table:table-cell table:formula="of:=CONCATENATE( TEXT([.A119];0);&quot;-&quot;;TEXT([.B119];&quot;00&quot;);&quot;-&quot;;TEXT([.D119];&quot;00&quot;))" office:value-type="string" office:string-value="2013-04-28">
            <text:p>2013-04-28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5:49</text:p>
          </table:table-cell>
          <table:table-cell table:style-name="ce20" office:value-type="string">
            <text:p>20:53</text:p>
          </table:table-cell>
          <table:table-cell/>
          <table:table-cell office:value-type="string">
            <text:p>Pilnatis</text:p>
          </table:table-cell>
          <table:table-cell office:value-type="string">
            <text:p>Pyragą galima supjaustyti į 8 dalis 3 judesiai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29">
            <text:p>29</text:p>
          </table:table-cell>
          <table:table-cell table:formula="of:=CONCATENATE( TEXT([.A120];0);&quot;-&quot;;TEXT([.B120];&quot;00&quot;);&quot;-&quot;;TEXT([.D120];&quot;00&quot;))" office:value-type="string" office:string-value="2013-04-29">
            <text:p>2013-04-29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5:47</text:p>
          </table:table-cell>
          <table:table-cell table:style-name="ce20" office:value-type="string">
            <text:p>20:55</text:p>
          </table:table-cell>
          <table:table-cell/>
          <table:table-cell office:value-type="string">
            <text:p>Pilnatis</text:p>
          </table:table-cell>
          <table:table-cell office:value-type="string">
            <text:p>Halogenas graikų kalboje reiškia "gimdantis druską".</text:p>
          </table:table-cell>
          <table:table-cell table:number-columns-repeated="4"/>
          <table:table-cell office:value-type="string">
            <text:p>Tarptautinė šokio diena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Balandis</text:p>
          </table:table-cell>
          <table:table-cell office:value-type="float" office:value="30">
            <text:p>30</text:p>
          </table:table-cell>
          <table:table-cell table:formula="of:=CONCATENATE( TEXT([.A121];0);&quot;-&quot;;TEXT([.B121];&quot;00&quot;);&quot;-&quot;;TEXT([.D121];&quot;00&quot;))" office:value-type="string" office:string-value="2013-04-30">
            <text:p>2013-04-30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5:45</text:p>
          </table:table-cell>
          <table:table-cell table:style-name="ce20" office:value-type="string">
            <text:p>20:57</text:p>
          </table:table-cell>
          <table:table-cell/>
          <table:table-cell office:value-type="string">
            <text:p>Pilnatis</text:p>
          </table:table-cell>
          <table:table-cell office:value-type="string">
            <text:p>Visata susideda iš 70% vandenilio ir 28% helio.</text:p>
          </table:table-cell>
          <table:table-cell table:number-columns-repeated="4"/>
          <table:table-cell office:value-type="string">
            <text:p>Valpurgijos naktis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Pilnatis</text:p>
          </table:table-cell>
          <table:table-cell/>
          <table:table-cell office:value-type="string">
            <text:p>http://galvosukykla.wordpress.com/2013/03/16/2013-03-16/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1">
            <text:p>2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6">
            <text:p>2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1020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">
            <text:p>1</text:p>
          </table:table-cell>
          <table:table-cell table:formula="of:=CONCATENATE( TEXT([.A153];0);&quot;-&quot;;TEXT([.B153];&quot;00&quot;);&quot;-&quot;;TEXT([.D153];&quot;00&quot;))" office:value-type="string" office:string-value="2013-06-01">
            <text:p>2013-06-01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4:51</text:p>
          </table:table-cell>
          <table:table-cell table:style-name="ce20" office:value-type="string">
            <text:p>21:51</text:p>
          </table:table-cell>
          <table:table-cell/>
          <table:table-cell office:value-type="string">
            <text:p>Delčia</text:p>
          </table:table-cell>
          <table:table-cell office:value-type="string">
            <text:p>Leonardo da Vinči parašiuto eskizą nupiešė jau 1485 m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">
            <text:p>2</text:p>
          </table:table-cell>
          <table:table-cell table:formula="of:=CONCATENATE( TEXT([.A154];0);&quot;-&quot;;TEXT([.B154];&quot;00&quot;);&quot;-&quot;;TEXT([.D154];&quot;00&quot;))" office:value-type="string" office:string-value="2013-06-02">
            <text:p>2013-06-02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4:51</text:p>
          </table:table-cell>
          <table:table-cell table:style-name="ce20" office:value-type="string">
            <text:p>21:52</text:p>
          </table:table-cell>
          <table:table-cell/>
          <table:table-cell office:value-type="string">
            <text:p>Delčia</text:p>
          </table:table-cell>
          <table:table-cell office:value-type="string">
            <text:p>Sukutis Yo-Yo atsirado Filipinuose. Čia jis buvo naudojamas kaip medžioklinis ginkla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3">
            <text:p>3</text:p>
          </table:table-cell>
          <table:table-cell table:formula="of:=CONCATENATE( TEXT([.A155];0);&quot;-&quot;;TEXT([.B155];&quot;00&quot;);&quot;-&quot;;TEXT([.D155];&quot;00&quot;))" office:value-type="string" office:string-value="2013-06-03">
            <text:p>2013-06-03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4:50</text:p>
          </table:table-cell>
          <table:table-cell table:style-name="ce20" office:value-type="string">
            <text:p>21:53</text:p>
          </table:table-cell>
          <table:table-cell/>
          <table:table-cell office:value-type="string">
            <text:p>Delčia</text:p>
          </table:table-cell>
          <table:table-cell office:value-type="string">
            <text:p>1946 m. Pentagonas paskelbė apie pirmą skaitmeninio kompiuterio sukūrimą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4">
            <text:p>4</text:p>
          </table:table-cell>
          <table:table-cell table:formula="of:=CONCATENATE( TEXT([.A156];0);&quot;-&quot;;TEXT([.B156];&quot;00&quot;);&quot;-&quot;;TEXT([.D156];&quot;00&quot;))" office:value-type="string" office:string-value="2013-06-04">
            <text:p>2013-06-04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4:49</text:p>
          </table:table-cell>
          <table:table-cell table:style-name="ce20" office:value-type="string">
            <text:p>21:54</text:p>
          </table:table-cell>
          <table:table-cell/>
          <table:table-cell office:value-type="string">
            <text:p>Delčia</text:p>
          </table:table-cell>
          <table:table-cell office:value-type="string">
            <text:p>Kazino ruletę sukūrė matematikas Paskali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5">
            <text:p>5</text:p>
          </table:table-cell>
          <table:table-cell table:formula="of:=CONCATENATE( TEXT([.A157];0);&quot;-&quot;;TEXT([.B157];&quot;00&quot;);&quot;-&quot;;TEXT([.D157];&quot;00&quot;))" office:value-type="string" office:string-value="2013-06-05">
            <text:p>2013-06-05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4:48</text:p>
          </table:table-cell>
          <table:table-cell table:style-name="ce20" office:value-type="string">
            <text:p>21:56</text:p>
          </table:table-cell>
          <table:table-cell/>
          <table:table-cell office:value-type="string">
            <text:p>Delčia</text:p>
          </table:table-cell>
          <table:table-cell office:value-type="string">
            <text:p>Jei Olandijoje reklamuojami saldumynai,tai šalia privalo būti parodytas dantų šepetuka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6">
            <text:p>6</text:p>
          </table:table-cell>
          <table:table-cell table:formula="of:=CONCATENATE( TEXT([.A158];0);&quot;-&quot;;TEXT([.B158];&quot;00&quot;);&quot;-&quot;;TEXT([.D158];&quot;00&quot;))" office:value-type="string" office:string-value="2013-06-06">
            <text:p>2013-06-06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4:47</text:p>
          </table:table-cell>
          <table:table-cell table:style-name="ce20" office:value-type="string">
            <text:p>21:57</text:p>
          </table:table-cell>
          <table:table-cell/>
          <table:table-cell office:value-type="string">
            <text:p>Delčia</text:p>
          </table:table-cell>
          <table:table-cell office:value-type="string">
            <text:p>Dangoraižiu 1885m pirmą kartą buvo pavadintas 10 aukštų draudimo kompanijos pastatas Čikagoje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7">
            <text:p>7</text:p>
          </table:table-cell>
          <table:table-cell table:formula="of:=CONCATENATE( TEXT([.A159];0);&quot;-&quot;;TEXT([.B159];&quot;00&quot;);&quot;-&quot;;TEXT([.D159];&quot;00&quot;))" office:value-type="string" office:string-value="2013-06-07">
            <text:p>2013-06-07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4:47</text:p>
          </table:table-cell>
          <table:table-cell table:style-name="ce20" office:value-type="string">
            <text:p>21:58</text:p>
          </table:table-cell>
          <table:table-cell/>
          <table:table-cell office:value-type="string">
            <text:p>Delčia</text:p>
          </table:table-cell>
          <table:table-cell office:value-type="string">
            <text:p>Žodis "karnavalas" italų kalboje reiškia "valgau mėsą"; karnavalu baigdavosi pasninka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8">
            <text:p>8</text:p>
          </table:table-cell>
          <table:table-cell table:formula="of:=CONCATENATE( TEXT([.A160];0);&quot;-&quot;;TEXT([.B160];&quot;00&quot;);&quot;-&quot;;TEXT([.D160];&quot;00&quot;))" office:value-type="string" office:string-value="2013-06-08">
            <text:p>2013-06-08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4:46</text:p>
          </table:table-cell>
          <table:table-cell table:style-name="ce20" office:value-type="string">
            <text:p>21:59</text:p>
          </table:table-cell>
          <table:table-cell/>
          <table:table-cell office:value-type="string">
            <text:p>Jaunatis</text:p>
          </table:table-cell>
          <table:table-cell office:value-type="string">
            <text:p>Tinkamiausias laikas kirsti medžius malkoms yra žiema, tada medžiai turimažiausiai vandens (~35%), pavasarį vandens kiekis pasiekia 50%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9">
            <text:p>9</text:p>
          </table:table-cell>
          <table:table-cell table:formula="of:=CONCATENATE( TEXT([.A161];0);&quot;-&quot;;TEXT([.B161];&quot;00&quot;);&quot;-&quot;;TEXT([.D161];&quot;00&quot;))" office:value-type="string" office:string-value="2013-06-09">
            <text:p>2013-06-09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4:45</text:p>
          </table:table-cell>
          <table:table-cell table:style-name="ce20" office:value-type="string">
            <text:p>22:00</text:p>
          </table:table-cell>
          <table:table-cell/>
          <table:table-cell office:value-type="string">
            <text:p>Jaunatis</text:p>
          </table:table-cell>
          <table:table-cell office:value-type="string">
            <text:p>Anot vokiečių, kiekvienas automobilis ilgainiui pavirsta opeliu :)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0">
            <text:p>10</text:p>
          </table:table-cell>
          <table:table-cell table:formula="of:=CONCATENATE( TEXT([.A162];0);&quot;-&quot;;TEXT([.B162];&quot;00&quot;);&quot;-&quot;;TEXT([.D162];&quot;00&quot;))" office:value-type="string" office:string-value="2013-06-10">
            <text:p>2013-06-10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4:45</text:p>
          </table:table-cell>
          <table:table-cell table:style-name="ce20" office:value-type="string">
            <text:p>22:00</text:p>
          </table:table-cell>
          <table:table-cell/>
          <table:table-cell office:value-type="string">
            <text:p>Jaunatis</text:p>
          </table:table-cell>
          <table:table-cell office:value-type="string">
            <text:p>Kava atkeliavo į Europą 17am.: 1645m. Venecijos Morkaus aikštėje buvo atidaryta kavinė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1">
            <text:p>11</text:p>
          </table:table-cell>
          <table:table-cell table:formula="of:=CONCATENATE( TEXT([.A163];0);&quot;-&quot;;TEXT([.B163];&quot;00&quot;);&quot;-&quot;;TEXT([.D163];&quot;00&quot;))" office:value-type="string" office:string-value="2013-06-11">
            <text:p>2013-06-11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4:44</text:p>
          </table:table-cell>
          <table:table-cell table:style-name="ce20" office:value-type="string">
            <text:p>22:01</text:p>
          </table:table-cell>
          <table:table-cell/>
          <table:table-cell office:value-type="string">
            <text:p>Jaunatis</text:p>
          </table:table-cell>
          <table:table-cell office:value-type="string">
            <text:p>Pirmoji kreditinė kortelė buvo sukurta 1951 m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2">
            <text:p>12</text:p>
          </table:table-cell>
          <table:table-cell table:formula="of:=CONCATENATE( TEXT([.A164];0);&quot;-&quot;;TEXT([.B164];&quot;00&quot;);&quot;-&quot;;TEXT([.D164];&quot;00&quot;))" office:value-type="string" office:string-value="2013-06-12">
            <text:p>2013-06-12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4:44</text:p>
          </table:table-cell>
          <table:table-cell table:style-name="ce20" office:value-type="string">
            <text:p>22:02</text:p>
          </table:table-cell>
          <table:table-cell/>
          <table:table-cell office:value-type="string">
            <text:p>Jaunatis</text:p>
          </table:table-cell>
          <table:table-cell office:value-type="string">
            <text:p>1901 metais japonai pristatė pirmą tirpią kavą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3">
            <text:p>13</text:p>
          </table:table-cell>
          <table:table-cell table:formula="of:=CONCATENATE( TEXT([.A165];0);&quot;-&quot;;TEXT([.B165];&quot;00&quot;);&quot;-&quot;;TEXT([.D165];&quot;00&quot;))" office:value-type="string" office:string-value="2013-06-13">
            <text:p>2013-06-13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4:44</text:p>
          </table:table-cell>
          <table:table-cell table:style-name="ce20" office:value-type="string">
            <text:p>22:03</text:p>
          </table:table-cell>
          <table:table-cell/>
          <table:table-cell office:value-type="string">
            <text:p>Jaunatis</text:p>
          </table:table-cell>
          <table:table-cell office:value-type="string">
            <text:p>Pirmieji pieštukai buvo grafito lazdelės, apvyniotos virvele. Su vidutiniškupieštuku galima brūkštelti apie 100 km ilgio liniją arba parašyti 50.000 žodžių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4">
            <text:p>14</text:p>
          </table:table-cell>
          <table:table-cell table:formula="of:=CONCATENATE( TEXT([.A166];0);&quot;-&quot;;TEXT([.B166];&quot;00&quot;);&quot;-&quot;;TEXT([.D166];&quot;00&quot;))" office:value-type="string" office:string-value="2013-06-14">
            <text:p>2013-06-14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3</text:p>
          </table:table-cell>
          <table:table-cell/>
          <table:table-cell office:value-type="string">
            <text:p>Jaunatis</text:p>
          </table:table-cell>
          <table:table-cell office:value-type="string">
            <text:p>Drabužius gadina tik kandžių vikšrai. Suaugusios kandys audiniams tiesiogiai nekenksmingos.</text:p>
          </table:table-cell>
          <table:table-cell table:number-columns-repeated="4"/>
          <table:table-cell office:value-type="string">
            <text:p>Gedulo ir vilties diena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5">
            <text:p>15</text:p>
          </table:table-cell>
          <table:table-cell table:formula="of:=CONCATENATE( TEXT([.A167];0);&quot;-&quot;;TEXT([.B167];&quot;00&quot;);&quot;-&quot;;TEXT([.D167];&quot;00&quot;))" office:value-type="string" office:string-value="2013-06-15">
            <text:p>2013-06-15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4</text:p>
          </table:table-cell>
          <table:table-cell/>
          <table:table-cell office:value-type="string">
            <text:p>Jaunatis</text:p>
          </table:table-cell>
          <table:table-cell office:value-type="string">
            <text:p>Havajų abėcėlėje yra tik 12 raidžių: 5 balsės (a, e, i, o, u) ir 7 priebalsės (h, k, l, m, n, p, w)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6">
            <text:p>16</text:p>
          </table:table-cell>
          <table:table-cell table:formula="of:=CONCATENATE( TEXT([.A168];0);&quot;-&quot;;TEXT([.B168];&quot;00&quot;);&quot;-&quot;;TEXT([.D168];&quot;00&quot;))" office:value-type="string" office:string-value="2013-06-16">
            <text:p>2013-06-16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4</text:p>
          </table:table-cell>
          <table:table-cell/>
          <table:table-cell office:value-type="string">
            <text:p>Priešpilnis</text:p>
          </table:table-cell>
          <table:table-cell office:value-type="string">
            <text:p>Pirmasis Marlboro fabriko savininkas mirė nuo plaučių vėžio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7">
            <text:p>17</text:p>
          </table:table-cell>
          <table:table-cell table:formula="of:=CONCATENATE( TEXT([.A169];0);&quot;-&quot;;TEXT([.B169];&quot;00&quot;);&quot;-&quot;;TEXT([.D169];&quot;00&quot;))" office:value-type="string" office:string-value="2013-06-17">
            <text:p>2013-06-17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5</text:p>
          </table:table-cell>
          <table:table-cell/>
          <table:table-cell office:value-type="string">
            <text:p>Priešpilnis</text:p>
          </table:table-cell>
          <table:table-cell office:value-type="string">
            <text:p>Magiškas žodis Abrakadabra iš tikrųjų buvo skirtas karštinei gydyti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8">
            <text:p>18</text:p>
          </table:table-cell>
          <table:table-cell table:formula="of:=CONCATENATE( TEXT([.A170];0);&quot;-&quot;;TEXT([.B170];&quot;00&quot;);&quot;-&quot;;TEXT([.D170];&quot;00&quot;))" office:value-type="string" office:string-value="2013-06-18">
            <text:p>2013-06-18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5</text:p>
          </table:table-cell>
          <table:table-cell/>
          <table:table-cell office:value-type="string">
            <text:p>Priešpilnis</text:p>
          </table:table-cell>
          <table:table-cell office:value-type="string">
            <text:p>Svarstyklės - vienintelis negyvas zodiako ženkla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19">
            <text:p>19</text:p>
          </table:table-cell>
          <table:table-cell table:formula="of:=CONCATENATE( TEXT([.A171];0);&quot;-&quot;;TEXT([.B171];&quot;00&quot;);&quot;-&quot;;TEXT([.D171];&quot;00&quot;))" office:value-type="string" office:string-value="2013-06-19">
            <text:p>2013-06-19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riešpilnis</text:p>
          </table:table-cell>
          <table:table-cell office:value-type="string">
            <text:p>Žodis "vakcina" kilęs iš lotynų kalbos žodžio vacca, kuris reiškia "karvė"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0">
            <text:p>20</text:p>
          </table:table-cell>
          <table:table-cell table:formula="of:=CONCATENATE( TEXT([.A172];0);&quot;-&quot;;TEXT([.B172];&quot;00&quot;);&quot;-&quot;;TEXT([.D172];&quot;00&quot;))" office:value-type="string" office:string-value="2013-06-20">
            <text:p>2013-06-20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riešpilnis</text:p>
          </table:table-cell>
          <table:table-cell office:value-type="string">
            <text:p>Šiame sakinyje bievek kiekievanme žyodje tik prima ir pakstuinė rdaiė yra svao veiotje.. :)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1">
            <text:p>21</text:p>
          </table:table-cell>
          <table:table-cell table:formula="of:=CONCATENATE( TEXT([.A173];0);&quot;-&quot;;TEXT([.B173];&quot;00&quot;);&quot;-&quot;;TEXT([.D173];&quot;00&quot;))" office:value-type="string" office:string-value="2013-06-21">
            <text:p>2013-06-21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4:43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riešpilnis</text:p>
          </table:table-cell>
          <table:table-cell office:value-type="string">
            <text:p>Milijoną kartų padidintas plaukas būtų apie 100 metrų skersmen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2">
            <text:p>22</text:p>
          </table:table-cell>
          <table:table-cell table:formula="of:=CONCATENATE( TEXT([.A174];0);&quot;-&quot;;TEXT([.B174];&quot;00&quot;);&quot;-&quot;;TEXT([.D174];&quot;00&quot;))" office:value-type="string" office:string-value="2013-06-22">
            <text:p>2013-06-22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4:44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riešpilnis</text:p>
          </table:table-cell>
          <table:table-cell office:value-type="string">
            <text:p>Per visą gyvenimą moteris suvalgo apie 20 kg lūpų dažų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3">
            <text:p>23</text:p>
          </table:table-cell>
          <table:table-cell table:formula="of:=CONCATENATE( TEXT([.A175];0);&quot;-&quot;;TEXT([.B175];&quot;00&quot;);&quot;-&quot;;TEXT([.D175];&quot;00&quot;))" office:value-type="string" office:string-value="2013-06-23">
            <text:p>2013-06-23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4:44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ilnatis</text:p>
          </table:table-cell>
          <table:table-cell office:value-type="string">
            <text:p>Japonijoje keleiviniai traukiniai, kertantys šalį dideliais atstumais, lekia 500 km per valandą greičiu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4">
            <text:p>24</text:p>
          </table:table-cell>
          <table:table-cell table:formula="of:=CONCATENATE( TEXT([.A176];0);&quot;-&quot;;TEXT([.B176];&quot;00&quot;);&quot;-&quot;;TEXT([.D176];&quot;00&quot;))" office:value-type="string" office:string-value="2013-06-24">
            <text:p>2013-06-24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4:44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ilnatis</text:p>
          </table:table-cell>
          <table:table-cell office:value-type="string">
            <text:p>1 milijardas sekundžių yra maždaug 31,7 metų.</text:p>
          </table:table-cell>
          <table:table-cell table:number-columns-repeated="4"/>
          <table:table-cell office:value-type="string">
            <text:p>Joninės (Rasos) </text:p>
          </table:table-cell>
          <table:table-cell table:number-columns-repeated="1007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5">
            <text:p>25</text:p>
          </table:table-cell>
          <table:table-cell table:formula="of:=CONCATENATE( TEXT([.A177];0);&quot;-&quot;;TEXT([.B177];&quot;00&quot;);&quot;-&quot;;TEXT([.D177];&quot;00&quot;))" office:value-type="string" office:string-value="2013-06-25">
            <text:p>2013-06-25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4:45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ilnatis</text:p>
          </table:table-cell>
          <table:table-cell office:value-type="string">
            <text:p>Ilgio vienetu viduramžiais būdavo imama karaliaus pėda. Prancūzų pėda nustatyta pagal Karolio Didžiojo (742 m -814 m) kojos didumą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6">
            <text:p>26</text:p>
          </table:table-cell>
          <table:table-cell table:formula="of:=CONCATENATE( TEXT([.A178];0);&quot;-&quot;;TEXT([.B178];&quot;00&quot;);&quot;-&quot;;TEXT([.D178];&quot;00&quot;))" office:value-type="string" office:string-value="2013-06-26">
            <text:p>2013-06-26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4:45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ilnatis</text:p>
          </table:table-cell>
          <table:table-cell office:value-type="string">
            <text:p>Seniausi žinomi užrašytieji skaičiai yra apie 5000 metų senumo ir rasti šumero mieste (Irakas)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7">
            <text:p>27</text:p>
          </table:table-cell>
          <table:table-cell table:formula="of:=CONCATENATE( TEXT([.A179];0);&quot;-&quot;;TEXT([.B179];&quot;00&quot;);&quot;-&quot;;TEXT([.D179];&quot;00&quot;))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4:46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ilnatis</text:p>
          </table:table-cell>
          <table:table-cell office:value-type="string">
            <text:p>Vyrus žaibas nutrenkia 6 kartus dažniau negu moteri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8">
            <text:p>28</text:p>
          </table:table-cell>
          <table:table-cell table:formula="of:=CONCATENATE( TEXT([.A180];0);&quot;-&quot;;TEXT([.B180];&quot;00&quot;);&quot;-&quot;;TEXT([.D180];&quot;00&quot;))" office:value-type="string" office:string-value="2013-06-28">
            <text:p>2013-06-28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4:46</text:p>
          </table:table-cell>
          <table:table-cell table:style-name="ce20" office:value-type="string">
            <text:p>22:06</text:p>
          </table:table-cell>
          <table:table-cell/>
          <table:table-cell office:value-type="string">
            <text:p>Pilnatis</text:p>
          </table:table-cell>
          <table:table-cell office:value-type="string">
            <text:p>1951 m. Londone pirmą kartą įvyko konkursas "Mis pasaulis". Jį laimėjo Švedijos atstovė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29">
            <text:p>29</text:p>
          </table:table-cell>
          <table:table-cell table:formula="of:=CONCATENATE( TEXT([.A181];0);&quot;-&quot;;TEXT([.B181];&quot;00&quot;);&quot;-&quot;;TEXT([.D181];&quot;00&quot;))" office:value-type="string" office:string-value="2013-06-29">
            <text:p>2013-06-29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4:47</text:p>
          </table:table-cell>
          <table:table-cell table:style-name="ce20" office:value-type="string">
            <text:p>22:05</text:p>
          </table:table-cell>
          <table:table-cell/>
          <table:table-cell office:value-type="string">
            <text:p>Pilnatis</text:p>
          </table:table-cell>
          <table:table-cell office:value-type="string">
            <text:p>Vokietija buvo pirmojo šalis, kurioje įvestas socialinio draudimo mokestis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Birželis</text:p>
          </table:table-cell>
          <table:table-cell office:value-type="float" office:value="30">
            <text:p>30</text:p>
          </table:table-cell>
          <table:table-cell table:formula="of:=CONCATENATE( TEXT([.A182];0);&quot;-&quot;;TEXT([.B182];&quot;00&quot;);&quot;-&quot;;TEXT([.D182];&quot;00&quot;))" office:value-type="string" office:string-value="2013-06-30">
            <text:p>2013-06-30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4:48</text:p>
          </table:table-cell>
          <table:table-cell table:style-name="ce20" office:value-type="string">
            <text:p>22:05</text:p>
          </table:table-cell>
          <table:table-cell/>
          <table:table-cell office:value-type="string">
            <text:p>Delčia</text:p>
          </table:table-cell>
          <table:table-cell office:value-type="string">
            <text:p>Dolerio ženklas $ yra raidė U, sujungta su S (U.S. - United States (Jungtinės valstijos)).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1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8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eilė yra klasifikuojama į įvairius stilius: eros (romantišką meilę), ludus(meilę - žaidimą), storge (meilę - draugystę), mania (užvaldančią, valdingąmeilę), pragma (pragmatišką meilę), agape (altruistinę meilę).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http://www.sveikata.lt/straipsinis/idomus-faktai-apie-zmogu-569?category=38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http://www.stasys.igs.lt/ar-zinojai-kad/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">
            <text:p>1</text:p>
          </table:table-cell>
          <table:table-cell table:formula="of:=CONCATENATE( TEXT([.A201];0);&quot;-&quot;;TEXT([.B201];&quot;00&quot;);&quot;-&quot;;TEXT([.D201];&quot;00&quot;))" office:value-type="string" office:string-value="2013-09-01">
            <text:p>2013-09-01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29</text:p>
          </table:table-cell>
          <table:table-cell table:style-name="ce20" office:value-type="string">
            <text:p>20:15</text:p>
          </table:table-cell>
          <table:table-cell/>
          <table:table-cell office:value-type="string">
            <text:p>Delčia</text:p>
          </table:table-cell>
          <table:table-cell office:value-type="string">
            <text:p>Keturių metų vaikas per dieną paklausia apie 437 klausimu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">
            <text:p>2</text:p>
          </table:table-cell>
          <table:table-cell table:formula="of:=CONCATENATE( TEXT([.A202];0);&quot;-&quot;;TEXT([.B202];&quot;00&quot;);&quot;-&quot;;TEXT([.D202];&quot;00&quot;))" office:value-type="string" office:string-value="2013-09-02">
            <text:p>2013-09-02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31</text:p>
          </table:table-cell>
          <table:table-cell table:style-name="ce20" office:value-type="string">
            <text:p>20:13</text:p>
          </table:table-cell>
          <table:table-cell/>
          <table:table-cell office:value-type="string">
            <text:p>Delčia</text:p>
          </table:table-cell>
          <table:table-cell office:value-type="string">
            <text:p>Trumpalaikė atmintis vienu metu gali apdoroti maždaug 9 užduotis arba skaičius. Tai viena iš priežasčių, kodėl galime įsiminti telefono numeriu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3">
            <text:p>3</text:p>
          </table:table-cell>
          <table:table-cell table:formula="of:=CONCATENATE( TEXT([.A203];0);&quot;-&quot;;TEXT([.B203];&quot;00&quot;);&quot;-&quot;;TEXT([.D203];&quot;00&quot;))" office:value-type="string" office:string-value="2013-09-03">
            <text:p>2013-09-03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33</text:p>
          </table:table-cell>
          <table:table-cell table:style-name="ce20" office:value-type="string">
            <text:p>20:10</text:p>
          </table:table-cell>
          <table:table-cell/>
          <table:table-cell office:value-type="string">
            <text:p>Delčia</text:p>
          </table:table-cell>
          <table:table-cell office:value-type="string">
            <text:p>Turkų kalboje žodis kaifas reiškia "poilsis"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4">
            <text:p>4</text:p>
          </table:table-cell>
          <table:table-cell table:formula="of:=CONCATENATE( TEXT([.A204];0);&quot;-&quot;;TEXT([.B204];&quot;00&quot;);&quot;-&quot;;TEXT([.D204];&quot;00&quot;))" office:value-type="string" office:string-value="2013-09-04">
            <text:p>2013-09-04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35</text:p>
          </table:table-cell>
          <table:table-cell table:style-name="ce20" office:value-type="string">
            <text:p>20:08</text:p>
          </table:table-cell>
          <table:table-cell/>
          <table:table-cell office:value-type="string">
            <text:p>Delčia</text:p>
          </table:table-cell>
          <table:table-cell office:value-type="string">
            <text:p>Iš Bronkso koledžo yra daugiausiai Nobelio premijos laureatų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5">
            <text:p>5</text:p>
          </table:table-cell>
          <table:table-cell table:formula="of:=CONCATENATE( TEXT([.A205];0);&quot;-&quot;;TEXT([.B205];&quot;00&quot;);&quot;-&quot;;TEXT([.D205];&quot;00&quot;))" office:value-type="string" office:string-value="2013-09-05">
            <text:p>2013-09-05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37</text:p>
          </table:table-cell>
          <table:table-cell table:style-name="ce20" office:value-type="string">
            <text:p>20:05</text:p>
          </table:table-cell>
          <table:table-cell/>
          <table:table-cell office:value-type="string">
            <text:p>Jaunatis</text:p>
          </table:table-cell>
          <table:table-cell office:value-type="string">
            <text:p>Suomių kalboje nėra būsimojo laiko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6">
            <text:p>6</text:p>
          </table:table-cell>
          <table:table-cell table:formula="of:=CONCATENATE( TEXT([.A206];0);&quot;-&quot;;TEXT([.B206];&quot;00&quot;);&quot;-&quot;;TEXT([.D206];&quot;00&quot;))" office:value-type="string" office:string-value="2013-09-06">
            <text:p>2013-09-06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39</text:p>
          </table:table-cell>
          <table:table-cell table:style-name="ce20" office:value-type="string">
            <text:p>20:03</text:p>
          </table:table-cell>
          <table:table-cell/>
          <table:table-cell office:value-type="string">
            <text:p>Jaunatis</text:p>
          </table:table-cell>
          <table:table-cell office:value-type="string">
            <text:p>Anglijoje banketuose ant kėdės, kuri yra 13, sodinamas pliušinis meškiuka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7">
            <text:p>7</text:p>
          </table:table-cell>
          <table:table-cell table:formula="of:=CONCATENATE( TEXT([.A207];0);&quot;-&quot;;TEXT([.B207];&quot;00&quot;);&quot;-&quot;;TEXT([.D207];&quot;00&quot;))" office:value-type="string" office:string-value="2013-09-07">
            <text:p>2013-09-07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40</text:p>
          </table:table-cell>
          <table:table-cell table:style-name="ce20" office:value-type="string">
            <text:p>20:00</text:p>
          </table:table-cell>
          <table:table-cell/>
          <table:table-cell office:value-type="string">
            <text:p>Jaunatis</text:p>
          </table:table-cell>
          <table:table-cell office:value-type="string">
            <text:p>Milijoną kartų padidintas plaukas būtų apie 100 metrų skersmen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8">
            <text:p>8</text:p>
          </table:table-cell>
          <table:table-cell table:formula="of:=CONCATENATE( TEXT([.A208];0);&quot;-&quot;;TEXT([.B208];&quot;00&quot;);&quot;-&quot;;TEXT([.D208];&quot;00&quot;))" office:value-type="string" office:string-value="2013-09-08">
            <text:p>2013-09-08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42</text:p>
          </table:table-cell>
          <table:table-cell table:style-name="ce20" office:value-type="string">
            <text:p>19:58</text:p>
          </table:table-cell>
          <table:table-cell/>
          <table:table-cell office:value-type="string">
            <text:p>Jaunatis</text:p>
          </table:table-cell>
          <table:table-cell office:value-type="string">
            <text:p>Daugiausia paminklų pasaulyje yra pastatyta Budai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9">
            <text:p>9</text:p>
          </table:table-cell>
          <table:table-cell table:formula="of:=CONCATENATE( TEXT([.A209];0);&quot;-&quot;;TEXT([.B209];&quot;00&quot;);&quot;-&quot;;TEXT([.D209];&quot;00&quot;))" office:value-type="string" office:string-value="2013-09-09">
            <text:p>2013-09-09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44</text:p>
          </table:table-cell>
          <table:table-cell table:style-name="ce20" office:value-type="string">
            <text:p>19:55</text:p>
          </table:table-cell>
          <table:table-cell/>
          <table:table-cell office:value-type="string">
            <text:p>Jaunatis</text:p>
          </table:table-cell>
          <table:table-cell office:value-type="string">
            <text:p>Iš visų žinduolių aukščiausiai gyvena jakai (sutinkami net 6000 m aukštyje kalnuose)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0">
            <text:p>10</text:p>
          </table:table-cell>
          <table:table-cell table:formula="of:=CONCATENATE( TEXT([.A210];0);&quot;-&quot;;TEXT([.B210];&quot;00&quot;);&quot;-&quot;;TEXT([.D210];&quot;00&quot;))" office:value-type="string" office:string-value="2013-09-10">
            <text:p>2013-09-10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46</text:p>
          </table:table-cell>
          <table:table-cell table:style-name="ce20" office:value-type="string">
            <text:p>19:53</text:p>
          </table:table-cell>
          <table:table-cell/>
          <table:table-cell office:value-type="string">
            <text:p>Jaunatis</text:p>
          </table:table-cell>
          <table:table-cell office:value-type="string">
            <text:p>80% visų pasaulyje parašytų laišku parašo motery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1">
            <text:p>11</text:p>
          </table:table-cell>
          <table:table-cell table:formula="of:=CONCATENATE( TEXT([.A211];0);&quot;-&quot;;TEXT([.B211];&quot;00&quot;);&quot;-&quot;;TEXT([.D211];&quot;00&quot;))" office:value-type="string" office:string-value="2013-09-11">
            <text:p>2013-09-11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6:48</text:p>
          </table:table-cell>
          <table:table-cell table:style-name="ce20" office:value-type="string">
            <text:p>19:50</text:p>
          </table:table-cell>
          <table:table-cell/>
          <table:table-cell office:value-type="string">
            <text:p>Jaunatis</text:p>
          </table:table-cell>
          <table:table-cell office:value-type="string">
            <text:p>Tualete per savo gyvenimą žmogus vidutiniškai prasėdi apie metu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2">
            <text:p>12</text:p>
          </table:table-cell>
          <table:table-cell table:formula="of:=CONCATENATE( TEXT([.A212];0);&quot;-&quot;;TEXT([.B212];&quot;00&quot;);&quot;-&quot;;TEXT([.D212];&quot;00&quot;))" office:value-type="string" office:string-value="2013-09-12">
            <text:p>2013-09-12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6:50</text:p>
          </table:table-cell>
          <table:table-cell table:style-name="ce20" office:value-type="string">
            <text:p>19:47</text:p>
          </table:table-cell>
          <table:table-cell/>
          <table:table-cell office:value-type="string">
            <text:p>Priešpilnis</text:p>
          </table:table-cell>
          <table:table-cell office:value-type="string">
            <text:p>Dauguma karvių duoda daugiau pieno, kai klausosi muzikos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3">
            <text:p>13</text:p>
          </table:table-cell>
          <table:table-cell table:formula="of:=CONCATENATE( TEXT([.A213];0);&quot;-&quot;;TEXT([.B213];&quot;00&quot;);&quot;-&quot;;TEXT([.D213];&quot;00&quot;))" office:value-type="string" office:string-value="2013-09-13">
            <text:p>2013-09-13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6:52</text:p>
          </table:table-cell>
          <table:table-cell table:style-name="ce20" office:value-type="string">
            <text:p>19:45</text:p>
          </table:table-cell>
          <table:table-cell/>
          <table:table-cell office:value-type="string">
            <text:p>Priešpilnis</text:p>
          </table:table-cell>
          <table:table-cell office:value-type="string">
            <text:p>Los Andžele automobilių yra daugiau nei žmonių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4">
            <text:p>14</text:p>
          </table:table-cell>
          <table:table-cell table:formula="of:=CONCATENATE( TEXT([.A214];0);&quot;-&quot;;TEXT([.B214];&quot;00&quot;);&quot;-&quot;;TEXT([.D214];&quot;00&quot;))" office:value-type="string" office:string-value="2013-09-14">
            <text:p>2013-09-14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6:53</text:p>
          </table:table-cell>
          <table:table-cell table:style-name="ce20" office:value-type="string">
            <text:p>19:42</text:p>
          </table:table-cell>
          <table:table-cell/>
          <table:table-cell office:value-type="string">
            <text:p>Priešpilnis</text:p>
          </table:table-cell>
          <table:table-cell office:value-type="string">
            <text:p>Per dieną moteris apytiksliai pasako 7000 žodžių, o vyrai tik 2000 žodžių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5">
            <text:p>15</text:p>
          </table:table-cell>
          <table:table-cell table:formula="of:=CONCATENATE( TEXT([.A215];0);&quot;-&quot;;TEXT([.B215];&quot;00&quot;);&quot;-&quot;;TEXT([.D215];&quot;00&quot;))" office:value-type="string" office:string-value="2013-09-15">
            <text:p>2013-09-15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6:55</text:p>
          </table:table-cell>
          <table:table-cell table:style-name="ce20" office:value-type="string">
            <text:p>19:40</text:p>
          </table:table-cell>
          <table:table-cell/>
          <table:table-cell office:value-type="string">
            <text:p>Priešpilnis</text:p>
          </table:table-cell>
          <table:table-cell office:value-type="string">
            <text:p>Reklamuose pavaizduoti laikrodžiai dažniausiai rodo 10.10 val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6">
            <text:p>16</text:p>
          </table:table-cell>
          <table:table-cell table:formula="of:=CONCATENATE( TEXT([.A216];0);&quot;-&quot;;TEXT([.B216];&quot;00&quot;);&quot;-&quot;;TEXT([.D216];&quot;00&quot;))" office:value-type="string" office:string-value="2013-09-16">
            <text:p>2013-09-16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6:57</text:p>
          </table:table-cell>
          <table:table-cell table:style-name="ce20" office:value-type="string">
            <text:p>19:37</text:p>
          </table:table-cell>
          <table:table-cell/>
          <table:table-cell office:value-type="string">
            <text:p>Priešpilnis</text:p>
          </table:table-cell>
          <table:table-cell office:value-type="string">
            <text:p>Pelėdos akys yra vamzdelio formos, dėl to ji negali jų pajudinti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7">
            <text:p>17</text:p>
          </table:table-cell>
          <table:table-cell table:formula="of:=CONCATENATE( TEXT([.A217];0);&quot;-&quot;;TEXT([.B217];&quot;00&quot;);&quot;-&quot;;TEXT([.D217];&quot;00&quot;))" office:value-type="string" office:string-value="2013-09-17">
            <text:p>2013-09-17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6:59</text:p>
          </table:table-cell>
          <table:table-cell table:style-name="ce20" office:value-type="string">
            <text:p>19:35</text:p>
          </table:table-cell>
          <table:table-cell/>
          <table:table-cell office:value-type="string">
            <text:p>Priešpilnis</text:p>
          </table:table-cell>
          <table:table-cell office:value-type="string">
            <text:p>Skruzdėlė gali pakelti 10 kartų didesnį svorį, nei pati sveria. Paprastos jos gyvena ~2 metus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8">
            <text:p>18</text:p>
          </table:table-cell>
          <table:table-cell table:formula="of:=CONCATENATE( TEXT([.A218];0);&quot;-&quot;;TEXT([.B218];&quot;00&quot;);&quot;-&quot;;TEXT([.D218];&quot;00&quot;))" office:value-type="string" office:string-value="2013-09-18">
            <text:p>2013-09-18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7:01</text:p>
          </table:table-cell>
          <table:table-cell table:style-name="ce20" office:value-type="string">
            <text:p>19:32</text:p>
          </table:table-cell>
          <table:table-cell/>
          <table:table-cell office:value-type="string">
            <text:p>Priešpilnis</text:p>
          </table:table-cell>
          <table:table-cell office:value-type="string">
            <text:p>JAV pagrindine aklumo priežastimi yra cukrinis diabetas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19">
            <text:p>19</text:p>
          </table:table-cell>
          <table:table-cell table:formula="of:=CONCATENATE( TEXT([.A219];0);&quot;-&quot;;TEXT([.B219];&quot;00&quot;);&quot;-&quot;;TEXT([.D219];&quot;00&quot;))" office:value-type="string" office:string-value="2013-09-19">
            <text:p>2013-09-19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7:03</text:p>
          </table:table-cell>
          <table:table-cell table:style-name="ce20" office:value-type="string">
            <text:p>19:29</text:p>
          </table:table-cell>
          <table:table-cell/>
          <table:table-cell office:value-type="string">
            <text:p>Pilnatis</text:p>
          </table:table-cell>
          <table:table-cell office:value-type="string">
            <text:p>~100 mln. kinų pavardė yra Li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0">
            <text:p>20</text:p>
          </table:table-cell>
          <table:table-cell table:formula="of:=CONCATENATE( TEXT([.A220];0);&quot;-&quot;;TEXT([.B220];&quot;00&quot;);&quot;-&quot;;TEXT([.D220];&quot;00&quot;))" office:value-type="string" office:string-value="2013-09-20">
            <text:p>2013-09-20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7:05</text:p>
          </table:table-cell>
          <table:table-cell table:style-name="ce20" office:value-type="string">
            <text:p>19:27</text:p>
          </table:table-cell>
          <table:table-cell/>
          <table:table-cell office:value-type="string">
            <text:p>Pilnatis</text:p>
          </table:table-cell>
          <table:table-cell office:value-type="string">
            <text:p>Pirmasis pasaulyje mietas, kuriame apsigyveno daugiau nei 1 milijonas gyventojų buvo Londonas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1">
            <text:p>21</text:p>
          </table:table-cell>
          <table:table-cell table:formula="of:=CONCATENATE( TEXT([.A221];0);&quot;-&quot;;TEXT([.B221];&quot;00&quot;);&quot;-&quot;;TEXT([.D221];&quot;00&quot;))" office:value-type="string" office:string-value="2013-09-21">
            <text:p>2013-09-21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7:06</text:p>
          </table:table-cell>
          <table:table-cell table:style-name="ce20" office:value-type="string">
            <text:p>19:24</text:p>
          </table:table-cell>
          <table:table-cell/>
          <table:table-cell office:value-type="string">
            <text:p>Pilnatis</text:p>
          </table:table-cell>
          <table:table-cell office:value-type="string">
            <text:p>Per pastaruosius 150 metų žmogaus ūgio vidurkis padidėjo 10 cm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2">
            <text:p>22</text:p>
          </table:table-cell>
          <table:table-cell table:formula="of:=CONCATENATE( TEXT([.A222];0);&quot;-&quot;;TEXT([.B222];&quot;00&quot;);&quot;-&quot;;TEXT([.D222];&quot;00&quot;))" office:value-type="string" office:string-value="2013-09-22">
            <text:p>2013-09-22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7:08</text:p>
          </table:table-cell>
          <table:table-cell table:style-name="ce20" office:value-type="string">
            <text:p>19:22</text:p>
          </table:table-cell>
          <table:table-cell/>
          <table:table-cell office:value-type="string">
            <text:p>Pilnatis</text:p>
          </table:table-cell>
          <table:table-cell office:value-type="string">
            <text:p>Žuvys gyvenančios giliau nei 800 m neturi akių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3">
            <text:p>23</text:p>
          </table:table-cell>
          <table:table-cell table:formula="of:=CONCATENATE( TEXT([.A223];0);&quot;-&quot;;TEXT([.B223];&quot;00&quot;);&quot;-&quot;;TEXT([.D223];&quot;00&quot;))" office:value-type="string" office:string-value="2013-09-23">
            <text:p>2013-09-23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7:10</text:p>
          </table:table-cell>
          <table:table-cell table:style-name="ce20" office:value-type="string">
            <text:p>19:19</text:p>
          </table:table-cell>
          <table:table-cell/>
          <table:table-cell office:value-type="string">
            <text:p>Pilnatis</text:p>
          </table:table-cell>
          <table:table-cell office:value-type="string">
            <text:p>Didesnė tikimybė būti nužudytam artimo pažįstamo ar šeimos nario (98 proc. visų žmogžudysčių), nei maniako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4">
            <text:p>24</text:p>
          </table:table-cell>
          <table:table-cell table:formula="of:=CONCATENATE( TEXT([.A224];0);&quot;-&quot;;TEXT([.B224];&quot;00&quot;);&quot;-&quot;;TEXT([.D224];&quot;00&quot;))" office:value-type="string" office:string-value="2013-09-24">
            <text:p>2013-09-24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20" office:value-type="string">
            <text:p>07:12</text:p>
          </table:table-cell>
          <table:table-cell table:style-name="ce20" office:value-type="string">
            <text:p>19:17</text:p>
          </table:table-cell>
          <table:table-cell/>
          <table:table-cell office:value-type="string">
            <text:p>Pilnatis</text:p>
          </table:table-cell>
          <table:table-cell office:value-type="string">
            <text:p>Pilnas Los Andželo pavadinimas yra „El Pueblo de Nuestra Senora la Reina de los Angeles de Porciuncula“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5">
            <text:p>25</text:p>
          </table:table-cell>
          <table:table-cell table:formula="of:=CONCATENATE( TEXT([.A225];0);&quot;-&quot;;TEXT([.B225];&quot;00&quot;);&quot;-&quot;;TEXT([.D225];&quot;00&quot;))" office:value-type="string" office:string-value="2013-09-25">
            <text:p>2013-09-25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20" office:value-type="string">
            <text:p>07:14</text:p>
          </table:table-cell>
          <table:table-cell table:style-name="ce20" office:value-type="string">
            <text:p>19:14</text:p>
          </table:table-cell>
          <table:table-cell/>
          <table:table-cell office:value-type="string">
            <text:p>Pilnatis</text:p>
          </table:table-cell>
          <table:table-cell office:value-type="string">
            <text:p>Muzikos klausymas palengvina virškinimą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6">
            <text:p>26</text:p>
          </table:table-cell>
          <table:table-cell table:formula="of:=CONCATENATE( TEXT([.A226];0);&quot;-&quot;;TEXT([.B226];&quot;00&quot;);&quot;-&quot;;TEXT([.D226];&quot;00&quot;))" office:value-type="string" office:string-value="2013-09-26">
            <text:p>2013-09-26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20" office:value-type="string">
            <text:p>07:16</text:p>
          </table:table-cell>
          <table:table-cell table:style-name="ce20" office:value-type="string">
            <text:p>19:11</text:p>
          </table:table-cell>
          <table:table-cell/>
          <table:table-cell office:value-type="string">
            <text:p>Pilnatis</text:p>
          </table:table-cell>
          <table:table-cell office:value-type="string">
            <text:p>Prakaito laše yra apie 1 milijarda aukso atomų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7">
            <text:p>27</text:p>
          </table:table-cell>
          <table:table-cell table:formula="of:=CONCATENATE( TEXT([.A227];0);&quot;-&quot;;TEXT([.B227];&quot;00&quot;);&quot;-&quot;;TEXT([.D227];&quot;00&quot;))" office:value-type="string" office:string-value="2013-09-27">
            <text:p>2013-09-27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20" office:value-type="string">
            <text:p>07:18</text:p>
          </table:table-cell>
          <table:table-cell table:style-name="ce20" office:value-type="string">
            <text:p>19:09</text:p>
          </table:table-cell>
          <table:table-cell/>
          <table:table-cell office:value-type="string">
            <text:p>Delčia</text:p>
          </table:table-cell>
          <table:table-cell office:value-type="string">
            <text:p>Žmogus gimsta su 300 kaulų, bet suaugęs teturi 206.</text:p>
          </table:table-cell>
          <table:table-cell table:number-columns-repeated="101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8">
            <text:p>28</text:p>
          </table:table-cell>
          <table:table-cell table:formula="of:=CONCATENATE( TEXT([.A228];0);&quot;-&quot;;TEXT([.B228];&quot;00&quot;);&quot;-&quot;;TEXT([.D228];&quot;00&quot;))" office:value-type="string" office:string-value="2013-09-28">
            <text:p>2013-09-28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20" office:value-type="string">
            <text:p>07:20</text:p>
          </table:table-cell>
          <table:table-cell table:style-name="ce20" office:value-type="string">
            <text:p>19:06</text:p>
          </table:table-cell>
          <table:table-cell/>
          <table:table-cell office:value-type="string">
            <text:p>Delčia</text:p>
          </table:table-cell>
          <table:table-cell office:value-type="string">
            <text:p>80 proc. amerikiečių vestų tą pačią moterį, jei galėtų rinktis iš naujo, tačiau už to paties vyro tekėtų tik 50 proc.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29">
            <text:p>29</text:p>
          </table:table-cell>
          <table:table-cell table:formula="of:=CONCATENATE( TEXT([.A229];0);&quot;-&quot;;TEXT([.B229];&quot;00&quot;);&quot;-&quot;;TEXT([.D229];&quot;00&quot;))" office:value-type="string" office:string-value="2013-09-29">
            <text:p>2013-09-29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20" office:value-type="string">
            <text:p>07:22</text:p>
          </table:table-cell>
          <table:table-cell table:style-name="ce20" office:value-type="string">
            <text:p>19:04</text:p>
          </table:table-cell>
          <table:table-cell/>
          <table:table-cell office:value-type="string">
            <text:p>Delčia</text:p>
          </table:table-cell>
          <table:table-cell office:value-type="string">
            <text:p>Kiekvienais metais mėnulis nuo žemės nutolsta 3, 82 cm</text:p>
          </table:table-cell>
          <table:table-cell table:number-columns-repeated="1012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string">
            <text:p>Rugsėjis</text:p>
          </table:table-cell>
          <table:table-cell office:value-type="float" office:value="30">
            <text:p>30</text:p>
          </table:table-cell>
          <table:table-cell table:formula="of:=CONCATENATE( TEXT([.A230];0);&quot;-&quot;;TEXT([.B230];&quot;00&quot;);&quot;-&quot;;TEXT([.D230];&quot;00&quot;))" office:value-type="string" office:string-value="2013-09-30">
            <text:p>2013-09-30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20" office:value-type="string">
            <text:p>07:23</text:p>
          </table:table-cell>
          <table:table-cell table:style-name="ce20" office:value-type="string">
            <text:p>19:01</text:p>
          </table:table-cell>
          <table:table-cell/>
          <table:table-cell office:value-type="string">
            <text:p>Delčia</text:p>
          </table:table-cell>
          <table:table-cell office:value-type="string">
            <text:p>Vidutiniškai per metus žmogus susapnuoja 1460 sapnus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Voratinkliu apjuosti pasaulį užtektų 350 g voratinklio siūlo.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office:value-type="string">
            <text:p>Per visą gyvenimą mūsų organizmas pagamina apie 450 kg raudonųjų kraujo kūnelių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Labiausiai pasaulyje paplitusi infekcinė liga – dantų ėduonis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Oda – pats didžiausias žmogaus organas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Mėlynakiai jautresni skausmui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Žmogaus akis gali skirti 10 milijonų atspalvių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Skrandžio sultys gali suvirškinti monetą iš įprastų lydinių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Bendras plaučių paviršius – maždaug 100 kvadratinių metrų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Be maisto žmogus išgyvena 30–40 parų, be vandens – 3–5, be oro – 3–6 minutes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Sunkiausias vidaus organas – kepenys (apie 1,5 kg).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Stipriausias žmogaus raumuo yra liežuvis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>
            <text:p>Mūsų kūną sudaro 10 trilijonų ląstelių.</text:p>
          </table:table-cell>
          <table:table-cell table:number-columns-repeated="1012"/>
        </table:table-row>
        <table:table-row table:style-name="ro4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kštas2" table:style-name="ta1" table:print="false">
        <office:forms form:automatic-focus="false" form:apply-design-mode="false"/>
        <table:table-column table:style-name="co11" table:default-cell-style-name="Default"/>
        <table:table-column table:style-name="co5" table:number-columns-repeated="12" table:default-cell-style-name="Default"/>
        <table:table-row table:style-name="ro2">
          <table:table-cell table:style-name="ce23"/>
          <table:table-cell table:number-columns-repeated="10"/>
          <table:table-cell office:value-type="string">
            <text:p>fastfact</text:p>
          </table:table-cell>
          <table:table-cell/>
        </table:table-row>
        <table:table-row table:style-name="ro1">
          <table:table-cell table:style-name="ce22" office:value-type="string">
            <text:p><text:a xlink:href="http://www.oooforum.org/forum/viewtopic.phtml?t=111306">http://www.oooforum.org/forum/viewtopic.phtml?t=111306</text:a></text:p>
          </table:table-cell>
          <table:table-cell office:value-type="string">
            <text:p>script insert picture</text:p>
          </table:table-cell>
          <table:table-cell table:number-columns-repeated="9"/>
          <table:table-cell office:value-type="string">
            <text:p>Kosmose astronautai negali verkti, nes nėra gravitacijos Taigi ašaros negali bėgti</text:p>
          </table:table-cell>
          <table:table-cell/>
        </table:table-row>
        <table:table-row table:style-name="ro1">
          <table:table-cell table:style-name="ce22" office:value-type="string">
            <text:p><text:a xlink:href="http://user.services.openoffice.org/en/forum/viewtopic.php?f=20&amp;t=26463">http://user.services.openoffice.org/en/forum/viewtopic.php?f=20&amp;t=26463</text:a></text:p>
          </table:table-cell>
          <table:table-cell table:number-columns-repeated="10"/>
          <table:table-cell office:value-type="string">
            <text:p>Tarzanas reiškia "baltaodis"</text:p>
          </table:table-cell>
          <table:table-cell/>
        </table:table-row>
        <table:table-row table:style-name="ro1">
          <table:table-cell table:style-name="ce22" office:value-type="string">
            <text:p><text:a xlink:href="http://stackoverflow.com/questions/6236515/how-can-i-insert-an-image-to-an-openoffice-writer-document-with-java">http://stackoverflow.com/questions/6236515/how-can-i-insert-an-image-to-an-openoffice-writer-document-with-java</text:a></text:p>
          </table:table-cell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Šešis kartus didesnė tikimybė, kad žaibas nutrenks vyrą, o ne moterį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Eskimų kalboje yra 20 skirtingų žodžių sniegui pavadint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65 metų amerikietis prie televizoriaus būna praleidęs vidutiniškai 9 metus</text:p>
          </table:table-cell>
          <table:table-cell/>
        </table:table-row>
        <table:table-row table:style-name="ro1">
          <table:table-cell table:style-name="ce22" office:value-type="string">
            <text:p><text:a xlink:href="http://www.youtube.com/watch?v=prZJ4w-q9AA#t=5m40s">http://www.youtube.com/watch?v=prZJ4w-q9AA#t=5m40s</text:a></text:p>
          </table:table-cell>
          <table:table-cell office:value-type="string">
            <text:p>Mail merge</text:p>
          </table:table-cell>
          <table:table-cell office:value-type="string">
            <text:p>F4</text:p>
          </table:table-cell>
          <table:table-cell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Elektros kėdę išrado dantista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Vidutiniškai per metus žmogus susapnuoja 1460 sapnu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Leonardo da Vincis galėjo viena ranka rašyti ir tuo pačiu metu kita ranka tapyt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Tik vienas Van Gogho paveikslas buvo parduotas jam pačiam būnant gyvam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Žirkles išrado Leonardas da Vinci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Iki Pizos bokšto viršūnės - 269 laiptelia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Eifelio bokšte yra 1792 laiptelia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Venera yra vienintelė planeta, kuri sukasi laikrodžio rodyklės kryptim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Šiuo metu labiausiai paplitęs vardas pasaulyje yra Mohammeda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Kas ketvirtas amerikietis yra pasirodęs per televizij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Olimpiniame aukso medalyje privalo būti 92,5% sidabro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Mėnesyje, kuris prasideda sekmadieniu, vienas penktadienis visada bus 13 dien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Tik 55% amerikiečių žino, kad saulė yra žvaigždė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Los Andžele automobilių yra daugiau nei žmonių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Iki saulės nuvažiuoti automobiliu, reiktų 150 metų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JS Bachas turėjo 20 vaikų - 7 su pirmąja žmona ir 13 - <text:s/>su antrąja.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Golfo kamuoliukas turi 336 duobutes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Šeškai miega maždaug 20 valandų per par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Šiaurės elniai mėgsta bananus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auguma dramblių sveria mažiau negu mėlynojo banginio liežuvis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lusa gali nušokti atstumą, 350 kartų viršijantį jos kūno ilgį Tai tas pats, jei žmogus peršoktų futbolo stadion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rugelių skonio receptoriai išdėstyti ant kojų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rambliai - vieninteliai gyvūnai, kurie nemoka šokinėti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altieji lokiai - kairiarankiai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Stručio akis yra didesnė už jo smegeni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Omarų kraujas mėlyna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Pasodinta kavos pupelė duoda vaisius tik po 5 metų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Indiško lotoso sėklos išlieka daigios 300-400 metų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egemoto patelės pienas yra šviesiai rožinės spalvo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Genys medį gali kapoti 20 kartų per sekundę dažniu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Afrikos dramblys turi tik 4 danti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Šimpanzė išmoksta save atpažinti veidrodyje, o kitos beždžionės - ne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Aštuonkojo akies vyzdys yra stačiakampio formo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elfinai miega atmerkę vieną akį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itės turi 5 akis Trys mažos akys yra bitės galvos viršuje, o dvi didelės - priekyje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ičių akys yra plaukuoto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Nauji dantys rykliui gali išaugti per savaitę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Taip pat kaip ir žmonės, katės ir šunys būna kairiarankiai arba dešiniarankiai (leteniai)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Kolibriai negali vaikščioti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Anties krykimas neaidi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Prabudusios skruzdelės, panašiai kaip ir žmonės, rąžosi ir žiovauja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100 g šokolado nedideliam šuneliui gali būti mirtina dozė.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Aklas chameleonas vis tiek keičia spalvas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Per dieną dramblys gali suėsti apie 200 kg šieno ir išgerti apie 230 l vandens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Savo lizduose paukščiai nemiega, čia jie gali tik snūstelti, bet miega jie kitose vietos.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Drugeliai gali skristi apie 30 km/h greičiu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Šunys gali girdėti garsus, kurių negirdi žmogus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Romos imperatorius Kaligula paskyrė savo arklį senatoriumi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Kiaulei pasižiūrėti į dangų nėra jokių fizinių galimybių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Laumžirgio gyvenimo trukmė - 24 valandos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Norint kietai išvirti stručio kiaušinį, reikia 4 valandų</text:p>
          </table:table-cell>
          <table:table-cell/>
        </table:table-row>
        <table:table-row table:style-name="ro2" table:number-rows-repeated="104851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Lakštas3" table:style-name="ta1" table:print="false">
        <office:forms form:automatic-focus="false" form:apply-design-mode="false"/>
        <table:table-column table:style-name="co5" table:number-columns-repeated="5" table:default-cell-style-name="Default"/>
        <table:table-column table:style-name="co12" table:number-columns-repeated="29" table:default-cell-style-name="Default"/>
        <table:table-row table:style-name="ro4" table:number-rows-repeated="3">
          <table:table-cell table:number-columns-repeated="34"/>
        </table:table-row>
        <table:table-row table:style-name="ro2">
          <table:table-cell table:number-columns-repeated="2"/>
          <table:table-cell table:style-name="ce12" office:value-type="string" table:number-columns-spanned="3" table:number-rows-spanned="1">
            <text:p>http://www.sunrisesunsetmap.com/</text:p>
          </table:table-cell>
          <table:covered-table-cell table:number-columns-repeated="2"/>
          <table:table-cell table:number-columns-repeated="29"/>
        </table:table-row>
        <table:table-row table:style-name="ro7">
          <table:table-cell table:number-columns-repeated="2"/>
          <table:table-cell table:style-name="ce12" office:value-type="string" table:number-columns-spanned="3" table:number-rows-spanned="1">
            <text:p>http://www.astronomija.info/sky/menulis.php</text:p>
          </table:table-cell>
          <table:covered-table-cell table:number-columns-repeated="2"/>
          <table:table-cell table:number-columns-repeated="29"/>
        </table:table-row>
        <table:table-row table:style-name="ro4" table:number-rows-repeated="4">
          <table:table-cell table:number-columns-repeated="34"/>
        </table:table-row>
        <table:table-row table:style-name="ro2">
          <table:table-cell table:number-columns-repeated="2"/>
          <table:table-cell table:style-name="ce7" office:value-type="string">
            <text:p>2013-01-01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01</text:p>
          </table:table-cell>
          <table:table-cell table:style-name="ce7" office:value-type="string">
            <text:p>08:42</text:p>
          </table:table-cell>
          <table:table-cell table:style-name="ce7" office:value-type="string">
            <text:p>16:02</text:p>
          </table:table-cell>
          <table:table-cell table:style-name="ce7" office:value-type="string">
            <text:p>07:2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2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02</text:p>
          </table:table-cell>
          <table:table-cell table:style-name="ce7" office:value-type="string">
            <text:p>08:42</text:p>
          </table:table-cell>
          <table:table-cell table:style-name="ce7" office:value-type="string">
            <text:p>16:03</text:p>
          </table:table-cell>
          <table:table-cell table:style-name="ce7" office:value-type="string">
            <text:p>07:21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3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03</text:p>
          </table:table-cell>
          <table:table-cell table:style-name="ce7" office:value-type="string">
            <text:p>08:42</text:p>
          </table:table-cell>
          <table:table-cell table:style-name="ce7" office:value-type="string">
            <text:p>16:04</text:p>
          </table:table-cell>
          <table:table-cell table:style-name="ce7" office:value-type="string">
            <text:p>07:2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4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04</text:p>
          </table:table-cell>
          <table:table-cell table:style-name="ce7" office:value-type="string">
            <text:p>08:42</text:p>
          </table:table-cell>
          <table:table-cell table:style-name="ce7" office:value-type="string">
            <text:p>16:06</text:p>
          </table:table-cell>
          <table:table-cell table:style-name="ce7" office:value-type="string">
            <text:p>07:24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5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05</text:p>
          </table:table-cell>
          <table:table-cell table:style-name="ce7" office:value-type="string">
            <text:p>08:41</text:p>
          </table:table-cell>
          <table:table-cell table:style-name="ce7" office:value-type="string">
            <text:p>16:07</text:p>
          </table:table-cell>
          <table:table-cell table:style-name="ce7" office:value-type="string">
            <text:p>07:26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6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06</text:p>
          </table:table-cell>
          <table:table-cell table:style-name="ce7" office:value-type="string">
            <text:p>08:41</text:p>
          </table:table-cell>
          <table:table-cell table:style-name="ce7" office:value-type="string">
            <text:p>16:08</text:p>
          </table:table-cell>
          <table:table-cell table:style-name="ce7" office:value-type="string">
            <text:p>07:27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7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07</text:p>
          </table:table-cell>
          <table:table-cell table:style-name="ce7" office:value-type="string">
            <text:p>08:40</text:p>
          </table:table-cell>
          <table:table-cell table:style-name="ce7" office:value-type="string">
            <text:p>16:09</text:p>
          </table:table-cell>
          <table:table-cell table:style-name="ce7" office:value-type="string">
            <text:p>07:29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8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08</text:p>
          </table:table-cell>
          <table:table-cell table:style-name="ce7" office:value-type="string">
            <text:p>08:40</text:p>
          </table:table-cell>
          <table:table-cell table:style-name="ce7" office:value-type="string">
            <text:p>16:11</text:p>
          </table:table-cell>
          <table:table-cell table:style-name="ce7" office:value-type="string">
            <text:p>07:31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09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09</text:p>
          </table:table-cell>
          <table:table-cell table:style-name="ce7" office:value-type="string">
            <text:p>08:39</text:p>
          </table:table-cell>
          <table:table-cell table:style-name="ce7" office:value-type="string">
            <text:p>16:12</text:p>
          </table:table-cell>
          <table:table-cell table:style-name="ce7" office:value-type="string">
            <text:p>07:33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0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10</text:p>
          </table:table-cell>
          <table:table-cell table:style-name="ce7" office:value-type="string">
            <text:p>08:39</text:p>
          </table:table-cell>
          <table:table-cell table:style-name="ce7" office:value-type="string">
            <text:p>16:14</text:p>
          </table:table-cell>
          <table:table-cell table:style-name="ce7" office:value-type="string">
            <text:p>07:35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1</text:p>
          </table:table-cell>
          <table:table-cell table:style-name="ce14"/>
          <table:table-cell table:style-name="ce11" office:value-type="string">
            <text:p>Delčia</text:p>
          </table:table-cell>
          <table:table-cell table:number-columns-repeated="3"/>
          <table:table-cell table:style-name="ce7" office:value-type="string">
            <text:p>2013-01-11</text:p>
          </table:table-cell>
          <table:table-cell table:style-name="ce7" office:value-type="string">
            <text:p>08:38</text:p>
          </table:table-cell>
          <table:table-cell table:style-name="ce7" office:value-type="string">
            <text:p>16:15</text:p>
          </table:table-cell>
          <table:table-cell table:style-name="ce7" office:value-type="string">
            <text:p>07:37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2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2</text:p>
          </table:table-cell>
          <table:table-cell table:style-name="ce7" office:value-type="string">
            <text:p>08:37</text:p>
          </table:table-cell>
          <table:table-cell table:style-name="ce7" office:value-type="string">
            <text:p>16:17</text:p>
          </table:table-cell>
          <table:table-cell table:style-name="ce7" office:value-type="string">
            <text:p>07:4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3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3</text:p>
          </table:table-cell>
          <table:table-cell table:style-name="ce7" office:value-type="string">
            <text:p>08:36</text:p>
          </table:table-cell>
          <table:table-cell table:style-name="ce7" office:value-type="string">
            <text:p>16:19</text:p>
          </table:table-cell>
          <table:table-cell table:style-name="ce7" office:value-type="string">
            <text:p>07:43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4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4</text:p>
          </table:table-cell>
          <table:table-cell table:style-name="ce7" office:value-type="string">
            <text:p>08:35</text:p>
          </table:table-cell>
          <table:table-cell table:style-name="ce7" office:value-type="string">
            <text:p>16:20</text:p>
          </table:table-cell>
          <table:table-cell table:style-name="ce7" office:value-type="string">
            <text:p>07:45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5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5</text:p>
          </table:table-cell>
          <table:table-cell table:style-name="ce7" office:value-type="string">
            <text:p>08:35</text:p>
          </table:table-cell>
          <table:table-cell table:style-name="ce7" office:value-type="string">
            <text:p>16:22</text:p>
          </table:table-cell>
          <table:table-cell table:style-name="ce7" office:value-type="string">
            <text:p>07:47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6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6</text:p>
          </table:table-cell>
          <table:table-cell table:style-name="ce7" office:value-type="string">
            <text:p>08:34</text:p>
          </table:table-cell>
          <table:table-cell table:style-name="ce7" office:value-type="string">
            <text:p>16:24</text:p>
          </table:table-cell>
          <table:table-cell table:style-name="ce7" office:value-type="string">
            <text:p>07:5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7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7</text:p>
          </table:table-cell>
          <table:table-cell table:style-name="ce7" office:value-type="string">
            <text:p>08:33</text:p>
          </table:table-cell>
          <table:table-cell table:style-name="ce7" office:value-type="string">
            <text:p>16:25</text:p>
          </table:table-cell>
          <table:table-cell table:style-name="ce7" office:value-type="string">
            <text:p>07:5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8</text:p>
          </table:table-cell>
          <table:table-cell table:style-name="ce14"/>
          <table:table-cell table:style-name="ce11" office:value-type="string">
            <text:p>Jaunatis</text:p>
          </table:table-cell>
          <table:table-cell table:number-columns-repeated="3"/>
          <table:table-cell table:style-name="ce7" office:value-type="string">
            <text:p>2013-01-18</text:p>
          </table:table-cell>
          <table:table-cell table:style-name="ce7" office:value-type="string">
            <text:p>08:31</text:p>
          </table:table-cell>
          <table:table-cell table:style-name="ce7" office:value-type="string">
            <text:p>16:27</text:p>
          </table:table-cell>
          <table:table-cell table:style-name="ce7" office:value-type="string">
            <text:p>07:56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19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19</text:p>
          </table:table-cell>
          <table:table-cell table:style-name="ce7" office:value-type="string">
            <text:p>08:30</text:p>
          </table:table-cell>
          <table:table-cell table:style-name="ce7" office:value-type="string">
            <text:p>16:29</text:p>
          </table:table-cell>
          <table:table-cell table:style-name="ce7" office:value-type="string">
            <text:p>07:59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0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20</text:p>
          </table:table-cell>
          <table:table-cell table:style-name="ce7" office:value-type="string">
            <text:p>08:29</text:p>
          </table:table-cell>
          <table:table-cell table:style-name="ce7" office:value-type="string">
            <text:p>16:31</text:p>
          </table:table-cell>
          <table:table-cell table:style-name="ce7" office:value-type="string">
            <text:p>08:0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1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21</text:p>
          </table:table-cell>
          <table:table-cell table:style-name="ce7" office:value-type="string">
            <text:p>08:28</text:p>
          </table:table-cell>
          <table:table-cell table:style-name="ce7" office:value-type="string">
            <text:p>16:33</text:p>
          </table:table-cell>
          <table:table-cell table:style-name="ce7" office:value-type="string">
            <text:p>08:05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2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22</text:p>
          </table:table-cell>
          <table:table-cell table:style-name="ce7" office:value-type="string">
            <text:p>08:27</text:p>
          </table:table-cell>
          <table:table-cell table:style-name="ce7" office:value-type="string">
            <text:p>16:35</text:p>
          </table:table-cell>
          <table:table-cell table:style-name="ce7" office:value-type="string">
            <text:p>08:08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3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23</text:p>
          </table:table-cell>
          <table:table-cell table:style-name="ce7" office:value-type="string">
            <text:p>08:25</text:p>
          </table:table-cell>
          <table:table-cell table:style-name="ce7" office:value-type="string">
            <text:p>16:37</text:p>
          </table:table-cell>
          <table:table-cell table:style-name="ce7" office:value-type="string">
            <text:p>08:1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4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24</text:p>
          </table:table-cell>
          <table:table-cell table:style-name="ce7" office:value-type="string">
            <text:p>08:24</text:p>
          </table:table-cell>
          <table:table-cell table:style-name="ce7" office:value-type="string">
            <text:p>16:39</text:p>
          </table:table-cell>
          <table:table-cell table:style-name="ce7" office:value-type="string">
            <text:p>08:15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5</text:p>
          </table:table-cell>
          <table:table-cell table:style-name="ce14"/>
          <table:table-cell table:style-name="ce11" office:value-type="string">
            <text:p>Priešpilnis</text:p>
          </table:table-cell>
          <table:table-cell table:number-columns-repeated="3"/>
          <table:table-cell table:style-name="ce7" office:value-type="string">
            <text:p>2013-01-25</text:p>
          </table:table-cell>
          <table:table-cell table:style-name="ce7" office:value-type="string">
            <text:p>08:22</text:p>
          </table:table-cell>
          <table:table-cell table:style-name="ce7" office:value-type="string">
            <text:p>16:40</text:p>
          </table:table-cell>
          <table:table-cell table:style-name="ce7" office:value-type="string">
            <text:p>08:18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6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26</text:p>
          </table:table-cell>
          <table:table-cell table:style-name="ce7" office:value-type="string">
            <text:p>08:21</text:p>
          </table:table-cell>
          <table:table-cell table:style-name="ce7" office:value-type="string">
            <text:p>16:42</text:p>
          </table:table-cell>
          <table:table-cell table:style-name="ce7" office:value-type="string">
            <text:p>08:21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7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27</text:p>
          </table:table-cell>
          <table:table-cell table:style-name="ce7" office:value-type="string">
            <text:p>08:19</text:p>
          </table:table-cell>
          <table:table-cell table:style-name="ce7" office:value-type="string">
            <text:p>16:44</text:p>
          </table:table-cell>
          <table:table-cell table:style-name="ce7" office:value-type="string">
            <text:p>08:25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8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28</text:p>
          </table:table-cell>
          <table:table-cell table:style-name="ce7" office:value-type="string">
            <text:p>08:18</text:p>
          </table:table-cell>
          <table:table-cell table:style-name="ce7" office:value-type="string">
            <text:p>16:46</text:p>
          </table:table-cell>
          <table:table-cell table:style-name="ce7" office:value-type="string">
            <text:p>08:28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29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29</text:p>
          </table:table-cell>
          <table:table-cell table:style-name="ce7" office:value-type="string">
            <text:p>08:16</text:p>
          </table:table-cell>
          <table:table-cell table:style-name="ce7" office:value-type="string">
            <text:p>16:48</text:p>
          </table:table-cell>
          <table:table-cell table:style-name="ce7" office:value-type="string">
            <text:p>08:3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30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30</text:p>
          </table:table-cell>
          <table:table-cell table:style-name="ce7" office:value-type="string">
            <text:p>08:15</text:p>
          </table:table-cell>
          <table:table-cell table:style-name="ce7" office:value-type="string">
            <text:p>16:50</text:p>
          </table:table-cell>
          <table:table-cell table:style-name="ce7" office:value-type="string">
            <text:p>08:35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7" office:value-type="string">
            <text:p>2013-01-31</text:p>
          </table:table-cell>
          <table:table-cell table:style-name="ce14"/>
          <table:table-cell table:style-name="ce11" office:value-type="string">
            <text:p>Pilnatis</text:p>
          </table:table-cell>
          <table:table-cell table:number-columns-repeated="3"/>
          <table:table-cell table:style-name="ce7" office:value-type="string">
            <text:p>2013-01-31</text:p>
          </table:table-cell>
          <table:table-cell table:style-name="ce7" office:value-type="string">
            <text:p>08:13</text:p>
          </table:table-cell>
          <table:table-cell table:style-name="ce7" office:value-type="string">
            <text:p>16:52</text:p>
          </table:table-cell>
          <table:table-cell table:style-name="ce7" office:value-type="string">
            <text:p>08:39</text:p>
          </table:table-cell>
          <table:table-cell table:number-columns-repeated="22"/>
        </table:table-row>
        <table:table-row table:style-name="ro4" table:number-rows-repeated="2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29"/>
        </table:table-row>
        <table:table-row table:style-name="ro2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table:style-name="ce15" office:value-type="date" office:date-value="2013-01-01">
            <text:p>2013-01-01</text:p>
          </table:table-cell>
          <table:table-cell office:value-type="string">
            <text:p>January</text:p>
          </table:table-cell>
          <table:table-cell/>
          <table:table-cell office:value-type="string">
            <text:p>February</text:p>
          </table:table-cell>
          <table:table-cell/>
          <table:table-cell office:value-type="string">
            <text:p>March</text:p>
          </table:table-cell>
          <table:table-cell/>
          <table:table-cell office:value-type="string">
            <text:p>April</text:p>
          </table:table-cell>
          <table:table-cell/>
          <table:table-cell office:value-type="string">
            <text:p>May</text:p>
          </table:table-cell>
          <table:table-cell/>
          <table:table-cell office:value-type="string">
            <text:p>June</text:p>
          </table:table-cell>
          <table:table-cell/>
          <table:table-cell office:value-type="string">
            <text:p>July</text:p>
          </table:table-cell>
          <table:table-cell/>
          <table:table-cell office:value-type="string">
            <text:p>August</text:p>
          </table:table-cell>
          <table:table-cell/>
          <table:table-cell office:value-type="string">
            <text:p>September</text:p>
          </table:table-cell>
          <table:table-cell/>
          <table:table-cell office:value-type="string">
            <text:p>October</text:p>
          </table:table-cell>
          <table:table-cell/>
          <table:table-cell office:value-type="string">
            <text:p>November</text:p>
          </table:table-cell>
          <table:table-cell/>
          <table:table-cell office:value-type="string">
            <text:p>December</text:p>
          </table:table-cell>
          <table:table-cell office:value-type="float" office:value="-0">
            <text:p>0</text:p>
          </table:table-cell>
          <table:table-cell/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">
            <text:p>1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6</text:p>
          </table:table-cell>
          <table:table-cell table:style-name="ce8" office:value-type="string">
            <text:p>08:14</text:p>
          </table:table-cell>
          <table:table-cell table:style-name="ce8" office:value-type="string">
            <text:p>17:00</text:p>
          </table:table-cell>
          <table:table-cell table:style-name="ce8" office:value-type="string">
            <text:p>07:13</text:p>
          </table:table-cell>
          <table:table-cell table:style-name="ce8" office:value-type="string">
            <text:p>17:59</text:p>
          </table:table-cell>
          <table:table-cell table:style-name="ce8" office:value-type="string">
            <text:p>06:55</text:p>
          </table:table-cell>
          <table:table-cell table:style-name="ce8" office:value-type="string">
            <text:p>20:00</text:p>
          </table:table-cell>
          <table:table-cell table:style-name="ce8" office:value-type="string">
            <text:p>05:43</text:p>
          </table:table-cell>
          <table:table-cell table:style-name="ce8" office:value-type="string">
            <text:p>20:58</text:p>
          </table:table-cell>
          <table:table-cell table:style-name="ce8" office:value-type="string">
            <text:p>04:51</text:p>
          </table:table-cell>
          <table:table-cell table:style-name="ce8" office:value-type="string">
            <text:p>21:51</text:p>
          </table:table-cell>
          <table:table-cell table:style-name="ce8" office:value-type="string">
            <text:p>04:48</text:p>
          </table:table-cell>
          <table:table-cell table:style-name="ce8" office:value-type="string">
            <text:p>22:05</text:p>
          </table:table-cell>
          <table:table-cell table:style-name="ce8" office:value-type="string">
            <text:p>05:32</text:p>
          </table:table-cell>
          <table:table-cell table:style-name="ce8" office:value-type="string">
            <text:p>21:26</text:p>
          </table:table-cell>
          <table:table-cell table:style-name="ce8" office:value-type="string">
            <text:p>06:29</text:p>
          </table:table-cell>
          <table:table-cell table:style-name="ce8" office:value-type="string">
            <text:p>20:15</text:p>
          </table:table-cell>
          <table:table-cell table:style-name="ce8" office:value-type="string">
            <text:p>07:25</text:p>
          </table:table-cell>
          <table:table-cell table:style-name="ce8" office:value-type="string">
            <text:p>18:59</text:p>
          </table:table-cell>
          <table:table-cell table:style-name="ce8" office:value-type="string">
            <text:p>07:27</text:p>
          </table:table-cell>
          <table:table-cell table:style-name="ce8" office:value-type="string">
            <text:p>16:45</text:p>
          </table:table-cell>
          <table:table-cell table:style-name="ce8" office:value-type="string">
            <text:p>08:24</text:p>
          </table:table-cell>
          <table:table-cell table:style-name="ce8" office:value-type="string">
            <text:p>16:00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">
            <text:p>2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7</text:p>
          </table:table-cell>
          <table:table-cell table:style-name="ce8" office:value-type="string">
            <text:p>08:12</text:p>
          </table:table-cell>
          <table:table-cell table:style-name="ce8" office:value-type="string">
            <text:p>17:02</text:p>
          </table:table-cell>
          <table:table-cell table:style-name="ce8" office:value-type="string">
            <text:p>07:10</text:p>
          </table:table-cell>
          <table:table-cell table:style-name="ce8" office:value-type="string">
            <text:p>18:01</text:p>
          </table:table-cell>
          <table:table-cell table:style-name="ce8" office:value-type="string">
            <text:p>06:52</text:p>
          </table:table-cell>
          <table:table-cell table:style-name="ce8" office:value-type="string">
            <text:p>20:02</text:p>
          </table:table-cell>
          <table:table-cell table:style-name="ce8" office:value-type="string">
            <text:p>05:41</text:p>
          </table:table-cell>
          <table:table-cell table:style-name="ce8" office:value-type="string">
            <text:p>21:00</text:p>
          </table:table-cell>
          <table:table-cell table:style-name="ce8" office:value-type="string">
            <text:p>04:51</text:p>
          </table:table-cell>
          <table:table-cell table:style-name="ce8" office:value-type="string">
            <text:p>21:52</text:p>
          </table:table-cell>
          <table:table-cell table:style-name="ce8" office:value-type="string">
            <text:p>04:49</text:p>
          </table:table-cell>
          <table:table-cell table:style-name="ce8" office:value-type="string">
            <text:p>22:04</text:p>
          </table:table-cell>
          <table:table-cell table:style-name="ce8" office:value-type="string">
            <text:p>05:33</text:p>
          </table:table-cell>
          <table:table-cell table:style-name="ce8" office:value-type="string">
            <text:p>21:24</text:p>
          </table:table-cell>
          <table:table-cell table:style-name="ce8" office:value-type="string">
            <text:p>06:31</text:p>
          </table:table-cell>
          <table:table-cell table:style-name="ce8" office:value-type="string">
            <text:p>20:13</text:p>
          </table:table-cell>
          <table:table-cell table:style-name="ce8" office:value-type="string">
            <text:p>07:27</text:p>
          </table:table-cell>
          <table:table-cell table:style-name="ce8" office:value-type="string">
            <text:p>18:56</text:p>
          </table:table-cell>
          <table:table-cell table:style-name="ce8" office:value-type="string">
            <text:p>07:29</text:p>
          </table:table-cell>
          <table:table-cell table:style-name="ce8" office:value-type="string">
            <text:p>16:43</text:p>
          </table:table-cell>
          <table:table-cell table:style-name="ce8" office:value-type="string">
            <text:p>08:26</text:p>
          </table:table-cell>
          <table:table-cell table:style-name="ce8" office:value-type="string">
            <text:p>15:59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3">
            <text:p>3</text:p>
          </table:table-cell>
          <table:table-cell table:style-name="ce8" office:value-type="string">
            <text:p>08:47</text:p>
          </table:table-cell>
          <table:table-cell table:style-name="ce8" office:value-type="string">
            <text:p>16:08</text:p>
          </table:table-cell>
          <table:table-cell table:style-name="ce8" office:value-type="string">
            <text:p>08:10</text:p>
          </table:table-cell>
          <table:table-cell table:style-name="ce8" office:value-type="string">
            <text:p>17:04</text:p>
          </table:table-cell>
          <table:table-cell table:style-name="ce8" office:value-type="string">
            <text:p>07:08</text:p>
          </table:table-cell>
          <table:table-cell table:style-name="ce8" office:value-type="string">
            <text:p>18:03</text:p>
          </table:table-cell>
          <table:table-cell table:style-name="ce8" office:value-type="string">
            <text:p>06:50</text:p>
          </table:table-cell>
          <table:table-cell table:style-name="ce8" office:value-type="string">
            <text:p>20:04</text:p>
          </table:table-cell>
          <table:table-cell table:style-name="ce8" office:value-type="string">
            <text:p>05:39</text:p>
          </table:table-cell>
          <table:table-cell table:style-name="ce8" office:value-type="string">
            <text:p>21:02</text:p>
          </table:table-cell>
          <table:table-cell table:style-name="ce8" office:value-type="string">
            <text:p>04:50</text:p>
          </table:table-cell>
          <table:table-cell table:style-name="ce8" office:value-type="string">
            <text:p>21:53</text:p>
          </table:table-cell>
          <table:table-cell table:style-name="ce8" office:value-type="string">
            <text:p>04:50</text:p>
          </table:table-cell>
          <table:table-cell table:style-name="ce8" office:value-type="string">
            <text:p>22:04</text:p>
          </table:table-cell>
          <table:table-cell table:style-name="ce8" office:value-type="string">
            <text:p>05:35</text:p>
          </table:table-cell>
          <table:table-cell table:style-name="ce8" office:value-type="string">
            <text:p>21:22</text:p>
          </table:table-cell>
          <table:table-cell table:style-name="ce8" office:value-type="string">
            <text:p>06:33</text:p>
          </table:table-cell>
          <table:table-cell table:style-name="ce8" office:value-type="string">
            <text:p>20:10</text:p>
          </table:table-cell>
          <table:table-cell table:style-name="ce8" office:value-type="string">
            <text:p>07:29</text:p>
          </table:table-cell>
          <table:table-cell table:style-name="ce8" office:value-type="string">
            <text:p>18:54</text:p>
          </table:table-cell>
          <table:table-cell table:style-name="ce8" office:value-type="string">
            <text:p>07:31</text:p>
          </table:table-cell>
          <table:table-cell table:style-name="ce8" office:value-type="string">
            <text:p>16:41</text:p>
          </table:table-cell>
          <table:table-cell table:style-name="ce8" office:value-type="string">
            <text:p>08:27</text:p>
          </table:table-cell>
          <table:table-cell table:style-name="ce8" office:value-type="string">
            <text:p>15:58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4">
            <text:p>4</text:p>
          </table:table-cell>
          <table:table-cell table:style-name="ce8" office:value-type="string">
            <text:p>08:47</text:p>
          </table:table-cell>
          <table:table-cell table:style-name="ce8" office:value-type="string">
            <text:p>16:09</text:p>
          </table:table-cell>
          <table:table-cell table:style-name="ce8" office:value-type="string">
            <text:p>08:08</text:p>
          </table:table-cell>
          <table:table-cell table:style-name="ce8" office:value-type="string">
            <text:p>17:06</text:p>
          </table:table-cell>
          <table:table-cell table:style-name="ce8" office:value-type="string">
            <text:p>07:05</text:p>
          </table:table-cell>
          <table:table-cell table:style-name="ce8" office:value-type="string">
            <text:p>18:05</text:p>
          </table:table-cell>
          <table:table-cell table:style-name="ce8" office:value-type="string">
            <text:p>06:47</text:p>
          </table:table-cell>
          <table:table-cell table:style-name="ce8" office:value-type="string">
            <text:p>20:06</text:p>
          </table:table-cell>
          <table:table-cell table:style-name="ce8" office:value-type="string">
            <text:p>05:36</text:p>
          </table:table-cell>
          <table:table-cell table:style-name="ce8" office:value-type="string">
            <text:p>21:04</text:p>
          </table:table-cell>
          <table:table-cell table:style-name="ce8" office:value-type="string">
            <text:p>04:49</text:p>
          </table:table-cell>
          <table:table-cell table:style-name="ce8" office:value-type="string">
            <text:p>21:54</text:p>
          </table:table-cell>
          <table:table-cell table:style-name="ce8" office:value-type="string">
            <text:p>04:51</text:p>
          </table:table-cell>
          <table:table-cell table:style-name="ce8" office:value-type="string">
            <text:p>22:03</text:p>
          </table:table-cell>
          <table:table-cell table:style-name="ce8" office:value-type="string">
            <text:p>05:37</text:p>
          </table:table-cell>
          <table:table-cell table:style-name="ce8" office:value-type="string">
            <text:p>21:20</text:p>
          </table:table-cell>
          <table:table-cell table:style-name="ce8" office:value-type="string">
            <text:p>06:35</text:p>
          </table:table-cell>
          <table:table-cell table:style-name="ce8" office:value-type="string">
            <text:p>20:08</text:p>
          </table:table-cell>
          <table:table-cell table:style-name="ce8" office:value-type="string">
            <text:p>07:31</text:p>
          </table:table-cell>
          <table:table-cell table:style-name="ce8" office:value-type="string">
            <text:p>18:51</text:p>
          </table:table-cell>
          <table:table-cell table:style-name="ce8" office:value-type="string">
            <text:p>07:33</text:p>
          </table:table-cell>
          <table:table-cell table:style-name="ce8" office:value-type="string">
            <text:p>16:39</text:p>
          </table:table-cell>
          <table:table-cell table:style-name="ce8" office:value-type="string">
            <text:p>08:29</text:p>
          </table:table-cell>
          <table:table-cell table:style-name="ce8" office:value-type="string">
            <text:p>15:57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5">
            <text:p>5</text:p>
          </table:table-cell>
          <table:table-cell table:style-name="ce8" office:value-type="string">
            <text:p>08:46</text:p>
          </table:table-cell>
          <table:table-cell table:style-name="ce8" office:value-type="string">
            <text:p>16:11</text:p>
          </table:table-cell>
          <table:table-cell table:style-name="ce8" office:value-type="string">
            <text:p>08:06</text:p>
          </table:table-cell>
          <table:table-cell table:style-name="ce8" office:value-type="string">
            <text:p>17:09</text:p>
          </table:table-cell>
          <table:table-cell table:style-name="ce8" office:value-type="string">
            <text:p>07:03</text:p>
          </table:table-cell>
          <table:table-cell table:style-name="ce8" office:value-type="string">
            <text:p>18:07</text:p>
          </table:table-cell>
          <table:table-cell table:style-name="ce8" office:value-type="string">
            <text:p>06:45</text:p>
          </table:table-cell>
          <table:table-cell table:style-name="ce8" office:value-type="string">
            <text:p>20:08</text:p>
          </table:table-cell>
          <table:table-cell table:style-name="ce8" office:value-type="string">
            <text:p>05:34</text:p>
          </table:table-cell>
          <table:table-cell table:style-name="ce8" office:value-type="string">
            <text:p>21:06</text:p>
          </table:table-cell>
          <table:table-cell table:style-name="ce8" office:value-type="string">
            <text:p>04:48</text:p>
          </table:table-cell>
          <table:table-cell table:style-name="ce8" office:value-type="string">
            <text:p>21:56</text:p>
          </table:table-cell>
          <table:table-cell table:style-name="ce8" office:value-type="string">
            <text:p>04:52</text:p>
          </table:table-cell>
          <table:table-cell table:style-name="ce8" office:value-type="string">
            <text:p>22:02</text:p>
          </table:table-cell>
          <table:table-cell table:style-name="ce8" office:value-type="string">
            <text:p>05:39</text:p>
          </table:table-cell>
          <table:table-cell table:style-name="ce8" office:value-type="string">
            <text:p>21:18</text:p>
          </table:table-cell>
          <table:table-cell table:style-name="ce8" office:value-type="string">
            <text:p>06:37</text:p>
          </table:table-cell>
          <table:table-cell table:style-name="ce8" office:value-type="string">
            <text:p>20:05</text:p>
          </table:table-cell>
          <table:table-cell table:style-name="ce8" office:value-type="string">
            <text:p>07:33</text:p>
          </table:table-cell>
          <table:table-cell table:style-name="ce8" office:value-type="string">
            <text:p>18:49</text:p>
          </table:table-cell>
          <table:table-cell table:style-name="ce8" office:value-type="string">
            <text:p>07:35</text:p>
          </table:table-cell>
          <table:table-cell table:style-name="ce8" office:value-type="string">
            <text:p>16:37</text:p>
          </table:table-cell>
          <table:table-cell table:style-name="ce8" office:value-type="string">
            <text:p>08:30</text:p>
          </table:table-cell>
          <table:table-cell table:style-name="ce8" office:value-type="string">
            <text:p>15:57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6">
            <text:p>6</text:p>
          </table:table-cell>
          <table:table-cell table:style-name="ce8" office:value-type="string">
            <text:p>08:46</text:p>
          </table:table-cell>
          <table:table-cell table:style-name="ce8" office:value-type="string">
            <text:p>16:12</text:p>
          </table:table-cell>
          <table:table-cell table:style-name="ce8" office:value-type="string">
            <text:p>08:04</text:p>
          </table:table-cell>
          <table:table-cell table:style-name="ce8" office:value-type="string">
            <text:p>17:11</text:p>
          </table:table-cell>
          <table:table-cell table:style-name="ce8" office:value-type="string">
            <text:p>07:01</text:p>
          </table:table-cell>
          <table:table-cell table:style-name="ce8" office:value-type="string">
            <text:p>18:09</text:p>
          </table:table-cell>
          <table:table-cell table:style-name="ce8" office:value-type="string">
            <text:p>06:42</text:p>
          </table:table-cell>
          <table:table-cell table:style-name="ce8" office:value-type="string">
            <text:p>20:10</text:p>
          </table:table-cell>
          <table:table-cell table:style-name="ce8" office:value-type="string">
            <text:p>05:32</text:p>
          </table:table-cell>
          <table:table-cell table:style-name="ce8" office:value-type="string">
            <text:p>21:08</text:p>
          </table:table-cell>
          <table:table-cell table:style-name="ce8" office:value-type="string">
            <text:p>04:47</text:p>
          </table:table-cell>
          <table:table-cell table:style-name="ce8" office:value-type="string">
            <text:p>21:57</text:p>
          </table:table-cell>
          <table:table-cell table:style-name="ce8" office:value-type="string">
            <text:p>04:53</text:p>
          </table:table-cell>
          <table:table-cell table:style-name="ce8" office:value-type="string">
            <text:p>22:02</text:p>
          </table:table-cell>
          <table:table-cell table:style-name="ce8" office:value-type="string">
            <text:p>05:41</text:p>
          </table:table-cell>
          <table:table-cell table:style-name="ce8" office:value-type="string">
            <text:p>21:16</text:p>
          </table:table-cell>
          <table:table-cell table:style-name="ce8" office:value-type="string">
            <text:p>06:39</text:p>
          </table:table-cell>
          <table:table-cell table:style-name="ce8" office:value-type="string">
            <text:p>20:03</text:p>
          </table:table-cell>
          <table:table-cell table:style-name="ce8" office:value-type="string">
            <text:p>07:35</text:p>
          </table:table-cell>
          <table:table-cell table:style-name="ce8" office:value-type="string">
            <text:p>18:46</text:p>
          </table:table-cell>
          <table:table-cell table:style-name="ce8" office:value-type="string">
            <text:p>07:37</text:p>
          </table:table-cell>
          <table:table-cell table:style-name="ce8" office:value-type="string">
            <text:p>16:35</text:p>
          </table:table-cell>
          <table:table-cell table:style-name="ce8" office:value-type="string">
            <text:p>08:31</text:p>
          </table:table-cell>
          <table:table-cell table:style-name="ce8" office:value-type="string">
            <text:p>15:56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7">
            <text:p>7</text:p>
          </table:table-cell>
          <table:table-cell table:style-name="ce8" office:value-type="string">
            <text:p>08:45</text:p>
          </table:table-cell>
          <table:table-cell table:style-name="ce8" office:value-type="string">
            <text:p>16:14</text:p>
          </table:table-cell>
          <table:table-cell table:style-name="ce8" office:value-type="string">
            <text:p>08:02</text:p>
          </table:table-cell>
          <table:table-cell table:style-name="ce8" office:value-type="string">
            <text:p>17:13</text:p>
          </table:table-cell>
          <table:table-cell table:style-name="ce8" office:value-type="string">
            <text:p>06:58</text:p>
          </table:table-cell>
          <table:table-cell table:style-name="ce8" office:value-type="string">
            <text:p>18:11</text:p>
          </table:table-cell>
          <table:table-cell table:style-name="ce8" office:value-type="string">
            <text:p>06:39</text:p>
          </table:table-cell>
          <table:table-cell table:style-name="ce8" office:value-type="string">
            <text:p>20:12</text:p>
          </table:table-cell>
          <table:table-cell table:style-name="ce8" office:value-type="string">
            <text:p>05:30</text:p>
          </table:table-cell>
          <table:table-cell table:style-name="ce8" office:value-type="string">
            <text:p>21:10</text:p>
          </table:table-cell>
          <table:table-cell table:style-name="ce8" office:value-type="string">
            <text:p>04:47</text:p>
          </table:table-cell>
          <table:table-cell table:style-name="ce8" office:value-type="string">
            <text:p>21:58</text:p>
          </table:table-cell>
          <table:table-cell table:style-name="ce8" office:value-type="string">
            <text:p>04:54</text:p>
          </table:table-cell>
          <table:table-cell table:style-name="ce8" office:value-type="string">
            <text:p>22:01</text:p>
          </table:table-cell>
          <table:table-cell table:style-name="ce8" office:value-type="string">
            <text:p>05:43</text:p>
          </table:table-cell>
          <table:table-cell table:style-name="ce8" office:value-type="string">
            <text:p>21:14</text:p>
          </table:table-cell>
          <table:table-cell table:style-name="ce8" office:value-type="string">
            <text:p>06:40</text:p>
          </table:table-cell>
          <table:table-cell table:style-name="ce8" office:value-type="string">
            <text:p>20:00</text:p>
          </table:table-cell>
          <table:table-cell table:style-name="ce8" office:value-type="string">
            <text:p>07:37</text:p>
          </table:table-cell>
          <table:table-cell table:style-name="ce8" office:value-type="string">
            <text:p>18:44</text:p>
          </table:table-cell>
          <table:table-cell table:style-name="ce8" office:value-type="string">
            <text:p>07:39</text:p>
          </table:table-cell>
          <table:table-cell table:style-name="ce8" office:value-type="string">
            <text:p>16:34</text:p>
          </table:table-cell>
          <table:table-cell table:style-name="ce8" office:value-type="string">
            <text:p>08:33</text:p>
          </table:table-cell>
          <table:table-cell table:style-name="ce8" office:value-type="string">
            <text:p>15:56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8">
            <text:p>8</text:p>
          </table:table-cell>
          <table:table-cell table:style-name="ce8" office:value-type="string">
            <text:p>08:45</text:p>
          </table:table-cell>
          <table:table-cell table:style-name="ce8" office:value-type="string">
            <text:p>16:15</text:p>
          </table:table-cell>
          <table:table-cell table:style-name="ce8" office:value-type="string">
            <text:p>08:00</text:p>
          </table:table-cell>
          <table:table-cell table:style-name="ce8" office:value-type="string">
            <text:p>17:15</text:p>
          </table:table-cell>
          <table:table-cell table:style-name="ce8" office:value-type="string">
            <text:p>06:56</text:p>
          </table:table-cell>
          <table:table-cell table:style-name="ce8" office:value-type="string">
            <text:p>18:13</text:p>
          </table:table-cell>
          <table:table-cell table:style-name="ce8" office:value-type="string">
            <text:p>06:37</text:p>
          </table:table-cell>
          <table:table-cell table:style-name="ce8" office:value-type="string">
            <text:p>20:14</text:p>
          </table:table-cell>
          <table:table-cell table:style-name="ce8" office:value-type="string">
            <text:p>05:28</text:p>
          </table:table-cell>
          <table:table-cell table:style-name="ce8" office:value-type="string">
            <text:p>21:12</text:p>
          </table:table-cell>
          <table:table-cell table:style-name="ce8" office:value-type="string">
            <text:p>04:46</text:p>
          </table:table-cell>
          <table:table-cell table:style-name="ce8" office:value-type="string">
            <text:p>21:59</text:p>
          </table:table-cell>
          <table:table-cell table:style-name="ce8" office:value-type="string">
            <text:p>04:55</text:p>
          </table:table-cell>
          <table:table-cell table:style-name="ce8" office:value-type="string">
            <text:p>22:00</text:p>
          </table:table-cell>
          <table:table-cell table:style-name="ce8" office:value-type="string">
            <text:p>05:44</text:p>
          </table:table-cell>
          <table:table-cell table:style-name="ce8" office:value-type="string">
            <text:p>21:11</text:p>
          </table:table-cell>
          <table:table-cell table:style-name="ce8" office:value-type="string">
            <text:p>06:42</text:p>
          </table:table-cell>
          <table:table-cell table:style-name="ce8" office:value-type="string">
            <text:p>19:58</text:p>
          </table:table-cell>
          <table:table-cell table:style-name="ce8" office:value-type="string">
            <text:p>07:39</text:p>
          </table:table-cell>
          <table:table-cell table:style-name="ce8" office:value-type="string">
            <text:p>18:41</text:p>
          </table:table-cell>
          <table:table-cell table:style-name="ce8" office:value-type="string">
            <text:p>07:41</text:p>
          </table:table-cell>
          <table:table-cell table:style-name="ce8" office:value-type="string">
            <text:p>16:32</text:p>
          </table:table-cell>
          <table:table-cell table:style-name="ce8" office:value-type="string">
            <text:p>08:34</text:p>
          </table:table-cell>
          <table:table-cell table:style-name="ce8" office:value-type="string">
            <text:p>15:55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9">
            <text:p>9</text:p>
          </table:table-cell>
          <table:table-cell table:style-name="ce8" office:value-type="string">
            <text:p>08:44</text:p>
          </table:table-cell>
          <table:table-cell table:style-name="ce8" office:value-type="string">
            <text:p>16:17</text:p>
          </table:table-cell>
          <table:table-cell table:style-name="ce8" office:value-type="string">
            <text:p>07:58</text:p>
          </table:table-cell>
          <table:table-cell table:style-name="ce8" office:value-type="string">
            <text:p>17:17</text:p>
          </table:table-cell>
          <table:table-cell table:style-name="ce8" office:value-type="string">
            <text:p>06:53</text:p>
          </table:table-cell>
          <table:table-cell table:style-name="ce8" office:value-type="string">
            <text:p>18:15</text:p>
          </table:table-cell>
          <table:table-cell table:style-name="ce8" office:value-type="string">
            <text:p>06:35</text:p>
          </table:table-cell>
          <table:table-cell table:style-name="ce8" office:value-type="string">
            <text:p>20:16</text:p>
          </table:table-cell>
          <table:table-cell table:style-name="ce8" office:value-type="string">
            <text:p>05:26</text:p>
          </table:table-cell>
          <table:table-cell table:style-name="ce8" office:value-type="string">
            <text:p>21:14</text:p>
          </table:table-cell>
          <table:table-cell table:style-name="ce8" office:value-type="string">
            <text:p>04:45</text:p>
          </table:table-cell>
          <table:table-cell table:style-name="ce8" office:value-type="string">
            <text:p>22:00</text:p>
          </table:table-cell>
          <table:table-cell table:style-name="ce8" office:value-type="string">
            <text:p>04:56</text:p>
          </table:table-cell>
          <table:table-cell table:style-name="ce8" office:value-type="string">
            <text:p>21:59</text:p>
          </table:table-cell>
          <table:table-cell table:style-name="ce8" office:value-type="string">
            <text:p>05:46</text:p>
          </table:table-cell>
          <table:table-cell table:style-name="ce8" office:value-type="string">
            <text:p>21:09</text:p>
          </table:table-cell>
          <table:table-cell table:style-name="ce8" office:value-type="string">
            <text:p>06:44</text:p>
          </table:table-cell>
          <table:table-cell table:style-name="ce8" office:value-type="string">
            <text:p>19:55</text:p>
          </table:table-cell>
          <table:table-cell table:style-name="ce8" office:value-type="string">
            <text:p>07:41</text:p>
          </table:table-cell>
          <table:table-cell table:style-name="ce8" office:value-type="string">
            <text:p>18:39</text:p>
          </table:table-cell>
          <table:table-cell table:style-name="ce8" office:value-type="string">
            <text:p>07:43</text:p>
          </table:table-cell>
          <table:table-cell table:style-name="ce8" office:value-type="string">
            <text:p>16:30</text:p>
          </table:table-cell>
          <table:table-cell table:style-name="ce8" office:value-type="string">
            <text:p>08:35</text:p>
          </table:table-cell>
          <table:table-cell table:style-name="ce8" office:value-type="string">
            <text:p>15:55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0">
            <text:p>10</text:p>
          </table:table-cell>
          <table:table-cell table:style-name="ce8" office:value-type="string">
            <text:p>08:43</text:p>
          </table:table-cell>
          <table:table-cell table:style-name="ce8" office:value-type="string">
            <text:p>16:18</text:p>
          </table:table-cell>
          <table:table-cell table:style-name="ce8" office:value-type="string">
            <text:p>07:56</text:p>
          </table:table-cell>
          <table:table-cell table:style-name="ce8" office:value-type="string">
            <text:p>17:19</text:p>
          </table:table-cell>
          <table:table-cell table:style-name="ce8" office:value-type="string">
            <text:p>06:51</text:p>
          </table:table-cell>
          <table:table-cell table:style-name="ce8" office:value-type="string">
            <text:p>18:17</text:p>
          </table:table-cell>
          <table:table-cell table:style-name="ce8" office:value-type="string">
            <text:p>06:32</text:p>
          </table:table-cell>
          <table:table-cell table:style-name="ce8" office:value-type="string">
            <text:p>20:18</text:p>
          </table:table-cell>
          <table:table-cell table:style-name="ce8" office:value-type="string">
            <text:p>05:24</text:p>
          </table:table-cell>
          <table:table-cell table:style-name="ce8" office:value-type="string">
            <text:p>21:15</text:p>
          </table:table-cell>
          <table:table-cell table:style-name="ce8" office:value-type="string">
            <text:p>04:45</text:p>
          </table:table-cell>
          <table:table-cell table:style-name="ce8" office:value-type="string">
            <text:p>22:00</text:p>
          </table:table-cell>
          <table:table-cell table:style-name="ce8" office:value-type="string">
            <text:p>04:58</text:p>
          </table:table-cell>
          <table:table-cell table:style-name="ce8" office:value-type="string">
            <text:p>21:58</text:p>
          </table:table-cell>
          <table:table-cell table:style-name="ce8" office:value-type="string">
            <text:p>05:48</text:p>
          </table:table-cell>
          <table:table-cell table:style-name="ce8" office:value-type="string">
            <text:p>21:07</text:p>
          </table:table-cell>
          <table:table-cell table:style-name="ce8" office:value-type="string">
            <text:p>06:46</text:p>
          </table:table-cell>
          <table:table-cell table:style-name="ce8" office:value-type="string">
            <text:p>19:53</text:p>
          </table:table-cell>
          <table:table-cell table:style-name="ce8" office:value-type="string">
            <text:p>07:43</text:p>
          </table:table-cell>
          <table:table-cell table:style-name="ce8" office:value-type="string">
            <text:p>18:36</text:p>
          </table:table-cell>
          <table:table-cell table:style-name="ce8" office:value-type="string">
            <text:p>07:45</text:p>
          </table:table-cell>
          <table:table-cell table:style-name="ce8" office:value-type="string">
            <text:p>16:28</text:p>
          </table:table-cell>
          <table:table-cell table:style-name="ce8" office:value-type="string">
            <text:p>08:37</text:p>
          </table:table-cell>
          <table:table-cell table:style-name="ce8" office:value-type="string">
            <text:p>15:5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1">
            <text:p>11</text:p>
          </table:table-cell>
          <table:table-cell table:style-name="ce8" office:value-type="string">
            <text:p>08:42</text:p>
          </table:table-cell>
          <table:table-cell table:style-name="ce8" office:value-type="string">
            <text:p>16:20</text:p>
          </table:table-cell>
          <table:table-cell table:style-name="ce8" office:value-type="string">
            <text:p>07:54</text:p>
          </table:table-cell>
          <table:table-cell table:style-name="ce8" office:value-type="string">
            <text:p>17:21</text:p>
          </table:table-cell>
          <table:table-cell table:style-name="ce8" office:value-type="string">
            <text:p>06:48</text:p>
          </table:table-cell>
          <table:table-cell table:style-name="ce8" office:value-type="string">
            <text:p>18:19</text:p>
          </table:table-cell>
          <table:table-cell table:style-name="ce8" office:value-type="string">
            <text:p>06:30</text:p>
          </table:table-cell>
          <table:table-cell table:style-name="ce8" office:value-type="string">
            <text:p>20:20</text:p>
          </table:table-cell>
          <table:table-cell table:style-name="ce8" office:value-type="string">
            <text:p>05:23</text:p>
          </table:table-cell>
          <table:table-cell table:style-name="ce8" office:value-type="string">
            <text:p>21:17</text:p>
          </table:table-cell>
          <table:table-cell table:style-name="ce8" office:value-type="string">
            <text:p>04:44</text:p>
          </table:table-cell>
          <table:table-cell table:style-name="ce8" office:value-type="string">
            <text:p>22:01</text:p>
          </table:table-cell>
          <table:table-cell table:style-name="ce8" office:value-type="string">
            <text:p>04:59</text:p>
          </table:table-cell>
          <table:table-cell table:style-name="ce8" office:value-type="string">
            <text:p>21:57</text:p>
          </table:table-cell>
          <table:table-cell table:style-name="ce8" office:value-type="string">
            <text:p>05:50</text:p>
          </table:table-cell>
          <table:table-cell table:style-name="ce8" office:value-type="string">
            <text:p>21:05</text:p>
          </table:table-cell>
          <table:table-cell table:style-name="ce8" office:value-type="string">
            <text:p>06:48</text:p>
          </table:table-cell>
          <table:table-cell table:style-name="ce8" office:value-type="string">
            <text:p>19:50</text:p>
          </table:table-cell>
          <table:table-cell table:style-name="ce8" office:value-type="string">
            <text:p>07:45</text:p>
          </table:table-cell>
          <table:table-cell table:style-name="ce8" office:value-type="string">
            <text:p>18:34</text:p>
          </table:table-cell>
          <table:table-cell table:style-name="ce8" office:value-type="string">
            <text:p>07:47</text:p>
          </table:table-cell>
          <table:table-cell table:style-name="ce8" office:value-type="string">
            <text:p>16:26</text:p>
          </table:table-cell>
          <table:table-cell table:style-name="ce8" office:value-type="string">
            <text:p>08:38</text:p>
          </table:table-cell>
          <table:table-cell table:style-name="ce8" office:value-type="string">
            <text:p>15:55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2">
            <text:p>12</text:p>
          </table:table-cell>
          <table:table-cell table:style-name="ce8" office:value-type="string">
            <text:p>08:42</text:p>
          </table:table-cell>
          <table:table-cell table:style-name="ce8" office:value-type="string">
            <text:p>16:21</text:p>
          </table:table-cell>
          <table:table-cell table:style-name="ce8" office:value-type="string">
            <text:p>07:52</text:p>
          </table:table-cell>
          <table:table-cell table:style-name="ce8" office:value-type="string">
            <text:p>17:23</text:p>
          </table:table-cell>
          <table:table-cell table:style-name="ce8" office:value-type="string">
            <text:p>06:46</text:p>
          </table:table-cell>
          <table:table-cell table:style-name="ce8" office:value-type="string">
            <text:p>18:21</text:p>
          </table:table-cell>
          <table:table-cell table:style-name="ce8" office:value-type="string">
            <text:p>06:27</text:p>
          </table:table-cell>
          <table:table-cell table:style-name="ce8" office:value-type="string">
            <text:p>20:21</text:p>
          </table:table-cell>
          <table:table-cell table:style-name="ce8" office:value-type="string">
            <text:p>05:21</text:p>
          </table:table-cell>
          <table:table-cell table:style-name="ce8" office:value-type="string">
            <text:p>21:19</text:p>
          </table:table-cell>
          <table:table-cell table:style-name="ce8" office:value-type="string">
            <text:p>04:44</text:p>
          </table:table-cell>
          <table:table-cell table:style-name="ce8" office:value-type="string">
            <text:p>22:02</text:p>
          </table:table-cell>
          <table:table-cell table:style-name="ce8" office:value-type="string">
            <text:p>05:00</text:p>
          </table:table-cell>
          <table:table-cell table:style-name="ce8" office:value-type="string">
            <text:p>21:56</text:p>
          </table:table-cell>
          <table:table-cell table:style-name="ce8" office:value-type="string">
            <text:p>05:52</text:p>
          </table:table-cell>
          <table:table-cell table:style-name="ce8" office:value-type="string">
            <text:p>21:03</text:p>
          </table:table-cell>
          <table:table-cell table:style-name="ce8" office:value-type="string">
            <text:p>06:50</text:p>
          </table:table-cell>
          <table:table-cell table:style-name="ce8" office:value-type="string">
            <text:p>19:47</text:p>
          </table:table-cell>
          <table:table-cell table:style-name="ce8" office:value-type="string">
            <text:p>07:47</text:p>
          </table:table-cell>
          <table:table-cell table:style-name="ce8" office:value-type="string">
            <text:p>18:31</text:p>
          </table:table-cell>
          <table:table-cell table:style-name="ce8" office:value-type="string">
            <text:p>07:49</text:p>
          </table:table-cell>
          <table:table-cell table:style-name="ce8" office:value-type="string">
            <text:p>16:24</text:p>
          </table:table-cell>
          <table:table-cell table:style-name="ce8" office:value-type="string">
            <text:p>08:39</text:p>
          </table:table-cell>
          <table:table-cell table:style-name="ce8" office:value-type="string">
            <text:p>15:5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3">
            <text:p>13</text:p>
          </table:table-cell>
          <table:table-cell table:style-name="ce8" office:value-type="string">
            <text:p>08:41</text:p>
          </table:table-cell>
          <table:table-cell table:style-name="ce8" office:value-type="string">
            <text:p>16:23</text:p>
          </table:table-cell>
          <table:table-cell table:style-name="ce8" office:value-type="string">
            <text:p>07:50</text:p>
          </table:table-cell>
          <table:table-cell table:style-name="ce8" office:value-type="string">
            <text:p>17:25</text:p>
          </table:table-cell>
          <table:table-cell table:style-name="ce8" office:value-type="string">
            <text:p>06:43</text:p>
          </table:table-cell>
          <table:table-cell table:style-name="ce8" office:value-type="string">
            <text:p>18:23</text:p>
          </table:table-cell>
          <table:table-cell table:style-name="ce8" office:value-type="string">
            <text:p>06:25</text:p>
          </table:table-cell>
          <table:table-cell table:style-name="ce8" office:value-type="string">
            <text:p>20:23</text:p>
          </table:table-cell>
          <table:table-cell table:style-name="ce8" office:value-type="string">
            <text:p>05:19</text:p>
          </table:table-cell>
          <table:table-cell table:style-name="ce8" office:value-type="string">
            <text:p>21:21</text:p>
          </table:table-cell>
          <table:table-cell table:style-name="ce8" office:value-type="string">
            <text:p>04:44</text:p>
          </table:table-cell>
          <table:table-cell table:style-name="ce8" office:value-type="string">
            <text:p>22:03</text:p>
          </table:table-cell>
          <table:table-cell table:style-name="ce8" office:value-type="string">
            <text:p>05:01</text:p>
          </table:table-cell>
          <table:table-cell table:style-name="ce8" office:value-type="string">
            <text:p>21:55</text:p>
          </table:table-cell>
          <table:table-cell table:style-name="ce8" office:value-type="string">
            <text:p>05:54</text:p>
          </table:table-cell>
          <table:table-cell table:style-name="ce8" office:value-type="string">
            <text:p>21:01</text:p>
          </table:table-cell>
          <table:table-cell table:style-name="ce8" office:value-type="string">
            <text:p>06:52</text:p>
          </table:table-cell>
          <table:table-cell table:style-name="ce8" office:value-type="string">
            <text:p>19:45</text:p>
          </table:table-cell>
          <table:table-cell table:style-name="ce8" office:value-type="string">
            <text:p>07:48</text:p>
          </table:table-cell>
          <table:table-cell table:style-name="ce8" office:value-type="string">
            <text:p>18:29</text:p>
          </table:table-cell>
          <table:table-cell table:style-name="ce8" office:value-type="string">
            <text:p>07:51</text:p>
          </table:table-cell>
          <table:table-cell table:style-name="ce8" office:value-type="string">
            <text:p>16:23</text:p>
          </table:table-cell>
          <table:table-cell table:style-name="ce8" office:value-type="string">
            <text:p>08:40</text:p>
          </table:table-cell>
          <table:table-cell table:style-name="ce8" office:value-type="string">
            <text:p>15:54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4">
            <text:p>14</text:p>
          </table:table-cell>
          <table:table-cell table:style-name="ce8" office:value-type="string">
            <text:p>08:40</text:p>
          </table:table-cell>
          <table:table-cell table:style-name="ce8" office:value-type="string">
            <text:p>16:25</text:p>
          </table:table-cell>
          <table:table-cell table:style-name="ce8" office:value-type="string">
            <text:p>07:48</text:p>
          </table:table-cell>
          <table:table-cell table:style-name="ce8" office:value-type="string">
            <text:p>17:28</text:p>
          </table:table-cell>
          <table:table-cell table:style-name="ce8" office:value-type="string">
            <text:p>06:40</text:p>
          </table:table-cell>
          <table:table-cell table:style-name="ce8" office:value-type="string">
            <text:p>18:25</text:p>
          </table:table-cell>
          <table:table-cell table:style-name="ce8" office:value-type="string">
            <text:p>06:22</text:p>
          </table:table-cell>
          <table:table-cell table:style-name="ce8" office:value-type="string">
            <text:p>20:25</text:p>
          </table:table-cell>
          <table:table-cell table:style-name="ce8" office:value-type="string">
            <text:p>05:17</text:p>
          </table:table-cell>
          <table:table-cell table:style-name="ce8" office:value-type="string">
            <text:p>21:23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3</text:p>
          </table:table-cell>
          <table:table-cell table:style-name="ce8" office:value-type="string">
            <text:p>05:03</text:p>
          </table:table-cell>
          <table:table-cell table:style-name="ce8" office:value-type="string">
            <text:p>21:54</text:p>
          </table:table-cell>
          <table:table-cell table:style-name="ce8" office:value-type="string">
            <text:p>05:56</text:p>
          </table:table-cell>
          <table:table-cell table:style-name="ce8" office:value-type="string">
            <text:p>20:58</text:p>
          </table:table-cell>
          <table:table-cell table:style-name="ce8" office:value-type="string">
            <text:p>06:53</text:p>
          </table:table-cell>
          <table:table-cell table:style-name="ce8" office:value-type="string">
            <text:p>19:42</text:p>
          </table:table-cell>
          <table:table-cell table:style-name="ce8" office:value-type="string">
            <text:p>07:50</text:p>
          </table:table-cell>
          <table:table-cell table:style-name="ce8" office:value-type="string">
            <text:p>18:26</text:p>
          </table:table-cell>
          <table:table-cell table:style-name="ce8" office:value-type="string">
            <text:p>07:53</text:p>
          </table:table-cell>
          <table:table-cell table:style-name="ce8" office:value-type="string">
            <text:p>16:21</text:p>
          </table:table-cell>
          <table:table-cell table:style-name="ce8" office:value-type="string">
            <text:p>08:41</text:p>
          </table:table-cell>
          <table:table-cell table:style-name="ce8" office:value-type="string">
            <text:p>15:54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5">
            <text:p>15</text:p>
          </table:table-cell>
          <table:table-cell table:style-name="ce8" office:value-type="string">
            <text:p>08:39</text:p>
          </table:table-cell>
          <table:table-cell table:style-name="ce8" office:value-type="string">
            <text:p>16:27</text:p>
          </table:table-cell>
          <table:table-cell table:style-name="ce8" office:value-type="string">
            <text:p>07:45</text:p>
          </table:table-cell>
          <table:table-cell table:style-name="ce8" office:value-type="string">
            <text:p>17:30</text:p>
          </table:table-cell>
          <table:table-cell table:style-name="ce8" office:value-type="string">
            <text:p>06:38</text:p>
          </table:table-cell>
          <table:table-cell table:style-name="ce8" office:value-type="string">
            <text:p>18:27</text:p>
          </table:table-cell>
          <table:table-cell table:style-name="ce8" office:value-type="string">
            <text:p>06:20</text:p>
          </table:table-cell>
          <table:table-cell table:style-name="ce8" office:value-type="string">
            <text:p>20:27</text:p>
          </table:table-cell>
          <table:table-cell table:style-name="ce8" office:value-type="string">
            <text:p>05:15</text:p>
          </table:table-cell>
          <table:table-cell table:style-name="ce8" office:value-type="string">
            <text:p>21:24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4</text:p>
          </table:table-cell>
          <table:table-cell table:style-name="ce8" office:value-type="string">
            <text:p>05:04</text:p>
          </table:table-cell>
          <table:table-cell table:style-name="ce8" office:value-type="string">
            <text:p>21:53</text:p>
          </table:table-cell>
          <table:table-cell table:style-name="ce8" office:value-type="string">
            <text:p>05:57</text:p>
          </table:table-cell>
          <table:table-cell table:style-name="ce8" office:value-type="string">
            <text:p>20:56</text:p>
          </table:table-cell>
          <table:table-cell table:style-name="ce8" office:value-type="string">
            <text:p>06:55</text:p>
          </table:table-cell>
          <table:table-cell table:style-name="ce8" office:value-type="string">
            <text:p>19:40</text:p>
          </table:table-cell>
          <table:table-cell table:style-name="ce8" office:value-type="string">
            <text:p>07:52</text:p>
          </table:table-cell>
          <table:table-cell table:style-name="ce8" office:value-type="string">
            <text:p>18:24</text:p>
          </table:table-cell>
          <table:table-cell table:style-name="ce8" office:value-type="string">
            <text:p>07:55</text:p>
          </table:table-cell>
          <table:table-cell table:style-name="ce8" office:value-type="string">
            <text:p>16:19</text:p>
          </table:table-cell>
          <table:table-cell table:style-name="ce8" office:value-type="string">
            <text:p>08:42</text:p>
          </table:table-cell>
          <table:table-cell table:style-name="ce8" office:value-type="string">
            <text:p>15:54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6">
            <text:p>16</text:p>
          </table:table-cell>
          <table:table-cell table:style-name="ce8" office:value-type="string">
            <text:p>08:37</text:p>
          </table:table-cell>
          <table:table-cell table:style-name="ce8" office:value-type="string">
            <text:p>16:28</text:p>
          </table:table-cell>
          <table:table-cell table:style-name="ce8" office:value-type="string">
            <text:p>07:43</text:p>
          </table:table-cell>
          <table:table-cell table:style-name="ce8" office:value-type="string">
            <text:p>17:32</text:p>
          </table:table-cell>
          <table:table-cell table:style-name="ce8" office:value-type="string">
            <text:p>06:35</text:p>
          </table:table-cell>
          <table:table-cell table:style-name="ce8" office:value-type="string">
            <text:p>18:29</text:p>
          </table:table-cell>
          <table:table-cell table:style-name="ce8" office:value-type="string">
            <text:p>06:17</text:p>
          </table:table-cell>
          <table:table-cell table:style-name="ce8" office:value-type="string">
            <text:p>20:29</text:p>
          </table:table-cell>
          <table:table-cell table:style-name="ce8" office:value-type="string">
            <text:p>05:13</text:p>
          </table:table-cell>
          <table:table-cell table:style-name="ce8" office:value-type="string">
            <text:p>21:26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4</text:p>
          </table:table-cell>
          <table:table-cell table:style-name="ce8" office:value-type="string">
            <text:p>05:06</text:p>
          </table:table-cell>
          <table:table-cell table:style-name="ce8" office:value-type="string">
            <text:p>21:51</text:p>
          </table:table-cell>
          <table:table-cell table:style-name="ce8" office:value-type="string">
            <text:p>05:59</text:p>
          </table:table-cell>
          <table:table-cell table:style-name="ce8" office:value-type="string">
            <text:p>20:54</text:p>
          </table:table-cell>
          <table:table-cell table:style-name="ce8" office:value-type="string">
            <text:p>06:57</text:p>
          </table:table-cell>
          <table:table-cell table:style-name="ce8" office:value-type="string">
            <text:p>19:37</text:p>
          </table:table-cell>
          <table:table-cell table:style-name="ce8" office:value-type="string">
            <text:p>07:54</text:p>
          </table:table-cell>
          <table:table-cell table:style-name="ce8" office:value-type="string">
            <text:p>18:22</text:p>
          </table:table-cell>
          <table:table-cell table:style-name="ce8" office:value-type="string">
            <text:p>07:57</text:p>
          </table:table-cell>
          <table:table-cell table:style-name="ce8" office:value-type="string">
            <text:p>16:18</text:p>
          </table:table-cell>
          <table:table-cell table:style-name="ce8" office:value-type="string">
            <text:p>08:43</text:p>
          </table:table-cell>
          <table:table-cell table:style-name="ce8" office:value-type="string">
            <text:p>15:54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7">
            <text:p>17</text:p>
          </table:table-cell>
          <table:table-cell table:style-name="ce8" office:value-type="string">
            <text:p>08:36</text:p>
          </table:table-cell>
          <table:table-cell table:style-name="ce8" office:value-type="string">
            <text:p>16:30</text:p>
          </table:table-cell>
          <table:table-cell table:style-name="ce8" office:value-type="string">
            <text:p>07:41</text:p>
          </table:table-cell>
          <table:table-cell table:style-name="ce8" office:value-type="string">
            <text:p>17:34</text:p>
          </table:table-cell>
          <table:table-cell table:style-name="ce8" office:value-type="string">
            <text:p>06:33</text:p>
          </table:table-cell>
          <table:table-cell table:style-name="ce8" office:value-type="string">
            <text:p>18:31</text:p>
          </table:table-cell>
          <table:table-cell table:style-name="ce8" office:value-type="string">
            <text:p>06:15</text:p>
          </table:table-cell>
          <table:table-cell table:style-name="ce8" office:value-type="string">
            <text:p>20:31</text:p>
          </table:table-cell>
          <table:table-cell table:style-name="ce8" office:value-type="string">
            <text:p>05:12</text:p>
          </table:table-cell>
          <table:table-cell table:style-name="ce8" office:value-type="string">
            <text:p>21:28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5</text:p>
          </table:table-cell>
          <table:table-cell table:style-name="ce8" office:value-type="string">
            <text:p>05:07</text:p>
          </table:table-cell>
          <table:table-cell table:style-name="ce8" office:value-type="string">
            <text:p>21:50</text:p>
          </table:table-cell>
          <table:table-cell table:style-name="ce8" office:value-type="string">
            <text:p>06:01</text:p>
          </table:table-cell>
          <table:table-cell table:style-name="ce8" office:value-type="string">
            <text:p>20:52</text:p>
          </table:table-cell>
          <table:table-cell table:style-name="ce8" office:value-type="string">
            <text:p>06:59</text:p>
          </table:table-cell>
          <table:table-cell table:style-name="ce8" office:value-type="string">
            <text:p>19:35</text:p>
          </table:table-cell>
          <table:table-cell table:style-name="ce8" office:value-type="string">
            <text:p>07:56</text:p>
          </table:table-cell>
          <table:table-cell table:style-name="ce8" office:value-type="string">
            <text:p>18:19</text:p>
          </table:table-cell>
          <table:table-cell table:style-name="ce8" office:value-type="string">
            <text:p>07:59</text:p>
          </table:table-cell>
          <table:table-cell table:style-name="ce8" office:value-type="string">
            <text:p>16:16</text:p>
          </table:table-cell>
          <table:table-cell table:style-name="ce8" office:value-type="string">
            <text:p>08:43</text:p>
          </table:table-cell>
          <table:table-cell table:style-name="ce8" office:value-type="string">
            <text:p>15:55</text:p>
          </table:table-cell>
          <table:table-cell office:value-type="float" office:value="17">
            <text:p>17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8">
            <text:p>18</text:p>
          </table:table-cell>
          <table:table-cell table:style-name="ce8" office:value-type="string">
            <text:p>08:35</text:p>
          </table:table-cell>
          <table:table-cell table:style-name="ce8" office:value-type="string">
            <text:p>16:32</text:p>
          </table:table-cell>
          <table:table-cell table:style-name="ce8" office:value-type="string">
            <text:p>07:39</text:p>
          </table:table-cell>
          <table:table-cell table:style-name="ce8" office:value-type="string">
            <text:p>17:36</text:p>
          </table:table-cell>
          <table:table-cell table:style-name="ce8" office:value-type="string">
            <text:p>06:30</text:p>
          </table:table-cell>
          <table:table-cell table:style-name="ce8" office:value-type="string">
            <text:p>18:33</text:p>
          </table:table-cell>
          <table:table-cell table:style-name="ce8" office:value-type="string">
            <text:p>06:13</text:p>
          </table:table-cell>
          <table:table-cell table:style-name="ce8" office:value-type="string">
            <text:p>20:33</text:p>
          </table:table-cell>
          <table:table-cell table:style-name="ce8" office:value-type="string">
            <text:p>05:10</text:p>
          </table:table-cell>
          <table:table-cell table:style-name="ce8" office:value-type="string">
            <text:p>21:30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5</text:p>
          </table:table-cell>
          <table:table-cell table:style-name="ce8" office:value-type="string">
            <text:p>05:08</text:p>
          </table:table-cell>
          <table:table-cell table:style-name="ce8" office:value-type="string">
            <text:p>21:49</text:p>
          </table:table-cell>
          <table:table-cell table:style-name="ce8" office:value-type="string">
            <text:p>06:03</text:p>
          </table:table-cell>
          <table:table-cell table:style-name="ce8" office:value-type="string">
            <text:p>20:49</text:p>
          </table:table-cell>
          <table:table-cell table:style-name="ce8" office:value-type="string">
            <text:p>07:01</text:p>
          </table:table-cell>
          <table:table-cell table:style-name="ce8" office:value-type="string">
            <text:p>19:32</text:p>
          </table:table-cell>
          <table:table-cell table:style-name="ce8" office:value-type="string">
            <text:p>07:58</text:p>
          </table:table-cell>
          <table:table-cell table:style-name="ce8" office:value-type="string">
            <text:p>18:17</text:p>
          </table:table-cell>
          <table:table-cell table:style-name="ce8" office:value-type="string">
            <text:p>08:01</text:p>
          </table:table-cell>
          <table:table-cell table:style-name="ce8" office:value-type="string">
            <text:p>16:15</text:p>
          </table:table-cell>
          <table:table-cell table:style-name="ce8" office:value-type="string">
            <text:p>08:44</text:p>
          </table:table-cell>
          <table:table-cell table:style-name="ce8" office:value-type="string">
            <text:p>15:55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19">
            <text:p>19</text:p>
          </table:table-cell>
          <table:table-cell table:style-name="ce8" office:value-type="string">
            <text:p>08:34</text:p>
          </table:table-cell>
          <table:table-cell table:style-name="ce8" office:value-type="string">
            <text:p>16:34</text:p>
          </table:table-cell>
          <table:table-cell table:style-name="ce8" office:value-type="string">
            <text:p>07:36</text:p>
          </table:table-cell>
          <table:table-cell table:style-name="ce8" office:value-type="string">
            <text:p>17:38</text:p>
          </table:table-cell>
          <table:table-cell table:style-name="ce8" office:value-type="string">
            <text:p>06:28</text:p>
          </table:table-cell>
          <table:table-cell table:style-name="ce8" office:value-type="string">
            <text:p>18:35</text:p>
          </table:table-cell>
          <table:table-cell table:style-name="ce8" office:value-type="string">
            <text:p>06:10</text:p>
          </table:table-cell>
          <table:table-cell table:style-name="ce8" office:value-type="string">
            <text:p>20:35</text:p>
          </table:table-cell>
          <table:table-cell table:style-name="ce8" office:value-type="string">
            <text:p>05:08</text:p>
          </table:table-cell>
          <table:table-cell table:style-name="ce8" office:value-type="string">
            <text:p>21:31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10</text:p>
          </table:table-cell>
          <table:table-cell table:style-name="ce8" office:value-type="string">
            <text:p>21:47</text:p>
          </table:table-cell>
          <table:table-cell table:style-name="ce8" office:value-type="string">
            <text:p>06:05</text:p>
          </table:table-cell>
          <table:table-cell table:style-name="ce8" office:value-type="string">
            <text:p>20:47</text:p>
          </table:table-cell>
          <table:table-cell table:style-name="ce8" office:value-type="string">
            <text:p>07:03</text:p>
          </table:table-cell>
          <table:table-cell table:style-name="ce8" office:value-type="string">
            <text:p>19:29</text:p>
          </table:table-cell>
          <table:table-cell table:style-name="ce8" office:value-type="string">
            <text:p>08:00</text:p>
          </table:table-cell>
          <table:table-cell table:style-name="ce8" office:value-type="string">
            <text:p>18:14</text:p>
          </table:table-cell>
          <table:table-cell table:style-name="ce8" office:value-type="string">
            <text:p>08:03</text:p>
          </table:table-cell>
          <table:table-cell table:style-name="ce8" office:value-type="string">
            <text:p>16:13</text:p>
          </table:table-cell>
          <table:table-cell table:style-name="ce8" office:value-type="string">
            <text:p>08:45</text:p>
          </table:table-cell>
          <table:table-cell table:style-name="ce8" office:value-type="string">
            <text:p>15:55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0">
            <text:p>20</text:p>
          </table:table-cell>
          <table:table-cell table:style-name="ce8" office:value-type="string">
            <text:p>08:33</text:p>
          </table:table-cell>
          <table:table-cell table:style-name="ce8" office:value-type="string">
            <text:p>16:36</text:p>
          </table:table-cell>
          <table:table-cell table:style-name="ce8" office:value-type="string">
            <text:p>07:34</text:p>
          </table:table-cell>
          <table:table-cell table:style-name="ce8" office:value-type="string">
            <text:p>17:40</text:p>
          </table:table-cell>
          <table:table-cell table:style-name="ce8" office:value-type="string">
            <text:p>06:25</text:p>
          </table:table-cell>
          <table:table-cell table:style-name="ce8" office:value-type="string">
            <text:p>18:37</text:p>
          </table:table-cell>
          <table:table-cell table:style-name="ce8" office:value-type="string">
            <text:p>06:08</text:p>
          </table:table-cell>
          <table:table-cell table:style-name="ce8" office:value-type="string">
            <text:p>20:37</text:p>
          </table:table-cell>
          <table:table-cell table:style-name="ce8" office:value-type="string">
            <text:p>05:07</text:p>
          </table:table-cell>
          <table:table-cell table:style-name="ce8" office:value-type="string">
            <text:p>21:33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12</text:p>
          </table:table-cell>
          <table:table-cell table:style-name="ce8" office:value-type="string">
            <text:p>21:46</text:p>
          </table:table-cell>
          <table:table-cell table:style-name="ce8" office:value-type="string">
            <text:p>06:07</text:p>
          </table:table-cell>
          <table:table-cell table:style-name="ce8" office:value-type="string">
            <text:p>20:45</text:p>
          </table:table-cell>
          <table:table-cell table:style-name="ce8" office:value-type="string">
            <text:p>07:05</text:p>
          </table:table-cell>
          <table:table-cell table:style-name="ce8" office:value-type="string">
            <text:p>19:27</text:p>
          </table:table-cell>
          <table:table-cell table:style-name="ce8" office:value-type="string">
            <text:p>08:02</text:p>
          </table:table-cell>
          <table:table-cell table:style-name="ce8" office:value-type="string">
            <text:p>18:12</text:p>
          </table:table-cell>
          <table:table-cell table:style-name="ce8" office:value-type="string">
            <text:p>08:05</text:p>
          </table:table-cell>
          <table:table-cell table:style-name="ce8" office:value-type="string">
            <text:p>16:12</text:p>
          </table:table-cell>
          <table:table-cell table:style-name="ce8" office:value-type="string">
            <text:p>08:45</text:p>
          </table:table-cell>
          <table:table-cell table:style-name="ce8" office:value-type="string">
            <text:p>15:56</text:p>
          </table:table-cell>
          <table:table-cell office:value-type="float" office:value="20">
            <text:p>20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1">
            <text:p>21</text:p>
          </table:table-cell>
          <table:table-cell table:style-name="ce8" office:value-type="string">
            <text:p>08:31</text:p>
          </table:table-cell>
          <table:table-cell table:style-name="ce8" office:value-type="string">
            <text:p>16:38</text:p>
          </table:table-cell>
          <table:table-cell table:style-name="ce8" office:value-type="string">
            <text:p>07:32</text:p>
          </table:table-cell>
          <table:table-cell table:style-name="ce8" office:value-type="string">
            <text:p>17:42</text:p>
          </table:table-cell>
          <table:table-cell table:style-name="ce8" office:value-type="string">
            <text:p>06:23</text:p>
          </table:table-cell>
          <table:table-cell table:style-name="ce8" office:value-type="string">
            <text:p>18:39</text:p>
          </table:table-cell>
          <table:table-cell table:style-name="ce8" office:value-type="string">
            <text:p>06:05</text:p>
          </table:table-cell>
          <table:table-cell table:style-name="ce8" office:value-type="string">
            <text:p>20:39</text:p>
          </table:table-cell>
          <table:table-cell table:style-name="ce8" office:value-type="string">
            <text:p>05:05</text:p>
          </table:table-cell>
          <table:table-cell table:style-name="ce8" office:value-type="string">
            <text:p>21:35</text:p>
          </table:table-cell>
          <table:table-cell table:style-name="ce8" office:value-type="string">
            <text:p>04:43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13</text:p>
          </table:table-cell>
          <table:table-cell table:style-name="ce8" office:value-type="string">
            <text:p>21:44</text:p>
          </table:table-cell>
          <table:table-cell table:style-name="ce8" office:value-type="string">
            <text:p>06:09</text:p>
          </table:table-cell>
          <table:table-cell table:style-name="ce8" office:value-type="string">
            <text:p>20:42</text:p>
          </table:table-cell>
          <table:table-cell table:style-name="ce8" office:value-type="string">
            <text:p>07:06</text:p>
          </table:table-cell>
          <table:table-cell table:style-name="ce8" office:value-type="string">
            <text:p>19:24</text:p>
          </table:table-cell>
          <table:table-cell table:style-name="ce8" office:value-type="string">
            <text:p>08:04</text:p>
          </table:table-cell>
          <table:table-cell table:style-name="ce8" office:value-type="string">
            <text:p>18:10</text:p>
          </table:table-cell>
          <table:table-cell table:style-name="ce8" office:value-type="string">
            <text:p>08:07</text:p>
          </table:table-cell>
          <table:table-cell table:style-name="ce8" office:value-type="string">
            <text:p>16:11</text:p>
          </table:table-cell>
          <table:table-cell table:style-name="ce8" office:value-type="string">
            <text:p>08:46</text:p>
          </table:table-cell>
          <table:table-cell table:style-name="ce8" office:value-type="string">
            <text:p>15:56</text:p>
          </table:table-cell>
          <table:table-cell office:value-type="float" office:value="21">
            <text:p>21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2">
            <text:p>22</text:p>
          </table:table-cell>
          <table:table-cell table:style-name="ce8" office:value-type="string">
            <text:p>08:30</text:p>
          </table:table-cell>
          <table:table-cell table:style-name="ce8" office:value-type="string">
            <text:p>16:40</text:p>
          </table:table-cell>
          <table:table-cell table:style-name="ce8" office:value-type="string">
            <text:p>07:29</text:p>
          </table:table-cell>
          <table:table-cell table:style-name="ce8" office:value-type="string">
            <text:p>17:44</text:p>
          </table:table-cell>
          <table:table-cell table:style-name="ce8" office:value-type="string">
            <text:p>06:20</text:p>
          </table:table-cell>
          <table:table-cell table:style-name="ce8" office:value-type="string">
            <text:p>18:41</text:p>
          </table:table-cell>
          <table:table-cell table:style-name="ce8" office:value-type="string">
            <text:p>06:03</text:p>
          </table:table-cell>
          <table:table-cell table:style-name="ce8" office:value-type="string">
            <text:p>20:41</text:p>
          </table:table-cell>
          <table:table-cell table:style-name="ce8" office:value-type="string">
            <text:p>05:04</text:p>
          </table:table-cell>
          <table:table-cell table:style-name="ce8" office:value-type="string">
            <text:p>21:36</text:p>
          </table:table-cell>
          <table:table-cell table:style-name="ce8" office:value-type="string">
            <text:p>04:44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15</text:p>
          </table:table-cell>
          <table:table-cell table:style-name="ce8" office:value-type="string">
            <text:p>21:43</text:p>
          </table:table-cell>
          <table:table-cell table:style-name="ce8" office:value-type="string">
            <text:p>06:10</text:p>
          </table:table-cell>
          <table:table-cell table:style-name="ce8" office:value-type="string">
            <text:p>20:40</text:p>
          </table:table-cell>
          <table:table-cell table:style-name="ce8" office:value-type="string">
            <text:p>07:08</text:p>
          </table:table-cell>
          <table:table-cell table:style-name="ce8" office:value-type="string">
            <text:p>19:22</text:p>
          </table:table-cell>
          <table:table-cell table:style-name="ce8" office:value-type="string">
            <text:p>08:06</text:p>
          </table:table-cell>
          <table:table-cell table:style-name="ce8" office:value-type="string">
            <text:p>18:07</text:p>
          </table:table-cell>
          <table:table-cell table:style-name="ce8" office:value-type="string">
            <text:p>08:08</text:p>
          </table:table-cell>
          <table:table-cell table:style-name="ce8" office:value-type="string">
            <text:p>16:09</text:p>
          </table:table-cell>
          <table:table-cell table:style-name="ce8" office:value-type="string">
            <text:p>08:47</text:p>
          </table:table-cell>
          <table:table-cell table:style-name="ce8" office:value-type="string">
            <text:p>15:57</text:p>
          </table:table-cell>
          <table:table-cell office:value-type="float" office:value="22">
            <text:p>22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3">
            <text:p>23</text:p>
          </table:table-cell>
          <table:table-cell table:style-name="ce8" office:value-type="string">
            <text:p>08:28</text:p>
          </table:table-cell>
          <table:table-cell table:style-name="ce8" office:value-type="string">
            <text:p>16:42</text:p>
          </table:table-cell>
          <table:table-cell table:style-name="ce8" office:value-type="string">
            <text:p>07:27</text:p>
          </table:table-cell>
          <table:table-cell table:style-name="ce8" office:value-type="string">
            <text:p>17:46</text:p>
          </table:table-cell>
          <table:table-cell table:style-name="ce8" office:value-type="string">
            <text:p>06:18</text:p>
          </table:table-cell>
          <table:table-cell table:style-name="ce8" office:value-type="string">
            <text:p>18:42</text:p>
          </table:table-cell>
          <table:table-cell table:style-name="ce8" office:value-type="string">
            <text:p>06:01</text:p>
          </table:table-cell>
          <table:table-cell table:style-name="ce8" office:value-type="string">
            <text:p>20:43</text:p>
          </table:table-cell>
          <table:table-cell table:style-name="ce8" office:value-type="string">
            <text:p>05:02</text:p>
          </table:table-cell>
          <table:table-cell table:style-name="ce8" office:value-type="string">
            <text:p>21:38</text:p>
          </table:table-cell>
          <table:table-cell table:style-name="ce8" office:value-type="string">
            <text:p>04:44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16</text:p>
          </table:table-cell>
          <table:table-cell table:style-name="ce8" office:value-type="string">
            <text:p>21:41</text:p>
          </table:table-cell>
          <table:table-cell table:style-name="ce8" office:value-type="string">
            <text:p>06:12</text:p>
          </table:table-cell>
          <table:table-cell table:style-name="ce8" office:value-type="string">
            <text:p>20:37</text:p>
          </table:table-cell>
          <table:table-cell table:style-name="ce8" office:value-type="string">
            <text:p>07:10</text:p>
          </table:table-cell>
          <table:table-cell table:style-name="ce8" office:value-type="string">
            <text:p>19:19</text:p>
          </table:table-cell>
          <table:table-cell table:style-name="ce8" office:value-type="string">
            <text:p>08:08</text:p>
          </table:table-cell>
          <table:table-cell table:style-name="ce8" office:value-type="string">
            <text:p>18:05</text:p>
          </table:table-cell>
          <table:table-cell table:style-name="ce8" office:value-type="string">
            <text:p>08:10</text:p>
          </table:table-cell>
          <table:table-cell table:style-name="ce8" office:value-type="string">
            <text:p>16:08</text:p>
          </table:table-cell>
          <table:table-cell table:style-name="ce8" office:value-type="string">
            <text:p>08:47</text:p>
          </table:table-cell>
          <table:table-cell table:style-name="ce8" office:value-type="string">
            <text:p>15:57</text:p>
          </table:table-cell>
          <table:table-cell office:value-type="float" office:value="23">
            <text:p>23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4">
            <text:p>24</text:p>
          </table:table-cell>
          <table:table-cell table:style-name="ce8" office:value-type="string">
            <text:p>08:27</text:p>
          </table:table-cell>
          <table:table-cell table:style-name="ce8" office:value-type="string">
            <text:p>16:44</text:p>
          </table:table-cell>
          <table:table-cell table:style-name="ce8" office:value-type="string">
            <text:p>07:25</text:p>
          </table:table-cell>
          <table:table-cell table:style-name="ce8" office:value-type="string">
            <text:p>17:48</text:p>
          </table:table-cell>
          <table:table-cell table:style-name="ce8" office:value-type="string">
            <text:p>06:15</text:p>
          </table:table-cell>
          <table:table-cell table:style-name="ce8" office:value-type="string">
            <text:p>18:44</text:p>
          </table:table-cell>
          <table:table-cell table:style-name="ce8" office:value-type="string">
            <text:p>05:58</text:p>
          </table:table-cell>
          <table:table-cell table:style-name="ce8" office:value-type="string">
            <text:p>20:45</text:p>
          </table:table-cell>
          <table:table-cell table:style-name="ce8" office:value-type="string">
            <text:p>05:01</text:p>
          </table:table-cell>
          <table:table-cell table:style-name="ce8" office:value-type="string">
            <text:p>21:40</text:p>
          </table:table-cell>
          <table:table-cell table:style-name="ce8" office:value-type="string">
            <text:p>04:44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18</text:p>
          </table:table-cell>
          <table:table-cell table:style-name="ce8" office:value-type="string">
            <text:p>21:40</text:p>
          </table:table-cell>
          <table:table-cell table:style-name="ce8" office:value-type="string">
            <text:p>06:14</text:p>
          </table:table-cell>
          <table:table-cell table:style-name="ce8" office:value-type="string">
            <text:p>20:35</text:p>
          </table:table-cell>
          <table:table-cell table:style-name="ce8" office:value-type="string">
            <text:p>07:12</text:p>
          </table:table-cell>
          <table:table-cell table:style-name="ce8" office:value-type="string">
            <text:p>19:17</text:p>
          </table:table-cell>
          <table:table-cell table:style-name="ce8" office:value-type="string">
            <text:p>08:10</text:p>
          </table:table-cell>
          <table:table-cell table:style-name="ce8" office:value-type="string">
            <text:p>18:03</text:p>
          </table:table-cell>
          <table:table-cell table:style-name="ce8" office:value-type="string">
            <text:p>08:12</text:p>
          </table:table-cell>
          <table:table-cell table:style-name="ce8" office:value-type="string">
            <text:p>16:07</text:p>
          </table:table-cell>
          <table:table-cell table:style-name="ce8" office:value-type="string">
            <text:p>08:47</text:p>
          </table:table-cell>
          <table:table-cell table:style-name="ce8" office:value-type="string">
            <text:p>15:58</text:p>
          </table:table-cell>
          <table:table-cell office:value-type="float" office:value="24">
            <text:p>24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5">
            <text:p>25</text:p>
          </table:table-cell>
          <table:table-cell table:style-name="ce8" office:value-type="string">
            <text:p>08:25</text:p>
          </table:table-cell>
          <table:table-cell table:style-name="ce8" office:value-type="string">
            <text:p>16:46</text:p>
          </table:table-cell>
          <table:table-cell table:style-name="ce8" office:value-type="string">
            <text:p>07:22</text:p>
          </table:table-cell>
          <table:table-cell table:style-name="ce8" office:value-type="string">
            <text:p>17:50</text:p>
          </table:table-cell>
          <table:table-cell table:style-name="ce8" office:value-type="string">
            <text:p>06:12</text:p>
          </table:table-cell>
          <table:table-cell table:style-name="ce8" office:value-type="string">
            <text:p>18:46</text:p>
          </table:table-cell>
          <table:table-cell table:style-name="ce8" office:value-type="string">
            <text:p>05:56</text:p>
          </table:table-cell>
          <table:table-cell table:style-name="ce8" office:value-type="string">
            <text:p>20:47</text:p>
          </table:table-cell>
          <table:table-cell table:style-name="ce8" office:value-type="string">
            <text:p>05:00</text:p>
          </table:table-cell>
          <table:table-cell table:style-name="ce8" office:value-type="string">
            <text:p>21:41</text:p>
          </table:table-cell>
          <table:table-cell table:style-name="ce8" office:value-type="string">
            <text:p>04:45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20</text:p>
          </table:table-cell>
          <table:table-cell table:style-name="ce8" office:value-type="string">
            <text:p>21:38</text:p>
          </table:table-cell>
          <table:table-cell table:style-name="ce8" office:value-type="string">
            <text:p>06:16</text:p>
          </table:table-cell>
          <table:table-cell table:style-name="ce8" office:value-type="string">
            <text:p>20:33</text:p>
          </table:table-cell>
          <table:table-cell table:style-name="ce8" office:value-type="string">
            <text:p>07:14</text:p>
          </table:table-cell>
          <table:table-cell table:style-name="ce8" office:value-type="string">
            <text:p>19:14</text:p>
          </table:table-cell>
          <table:table-cell table:style-name="ce8" office:value-type="string">
            <text:p>08:12</text:p>
          </table:table-cell>
          <table:table-cell table:style-name="ce8" office:value-type="string">
            <text:p>18:01</text:p>
          </table:table-cell>
          <table:table-cell table:style-name="ce8" office:value-type="string">
            <text:p>08:14</text:p>
          </table:table-cell>
          <table:table-cell table:style-name="ce8" office:value-type="string">
            <text:p>16:06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5:59</text:p>
          </table:table-cell>
          <table:table-cell office:value-type="float" office:value="25">
            <text:p>25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6">
            <text:p>26</text:p>
          </table:table-cell>
          <table:table-cell table:style-name="ce8" office:value-type="string">
            <text:p>08:24</text:p>
          </table:table-cell>
          <table:table-cell table:style-name="ce8" office:value-type="string">
            <text:p>16:48</text:p>
          </table:table-cell>
          <table:table-cell table:style-name="ce8" office:value-type="string">
            <text:p>07:20</text:p>
          </table:table-cell>
          <table:table-cell table:style-name="ce8" office:value-type="string">
            <text:p>17:52</text:p>
          </table:table-cell>
          <table:table-cell table:style-name="ce8" office:value-type="string">
            <text:p>06:10</text:p>
          </table:table-cell>
          <table:table-cell table:style-name="ce8" office:value-type="string">
            <text:p>18:48</text:p>
          </table:table-cell>
          <table:table-cell table:style-name="ce8" office:value-type="string">
            <text:p>05:54</text:p>
          </table:table-cell>
          <table:table-cell table:style-name="ce8" office:value-type="string">
            <text:p>20:49</text:p>
          </table:table-cell>
          <table:table-cell table:style-name="ce8" office:value-type="string">
            <text:p>04:58</text:p>
          </table:table-cell>
          <table:table-cell table:style-name="ce8" office:value-type="string">
            <text:p>21:43</text:p>
          </table:table-cell>
          <table:table-cell table:style-name="ce8" office:value-type="string">
            <text:p>04:45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21</text:p>
          </table:table-cell>
          <table:table-cell table:style-name="ce8" office:value-type="string">
            <text:p>21:36</text:p>
          </table:table-cell>
          <table:table-cell table:style-name="ce8" office:value-type="string">
            <text:p>06:18</text:p>
          </table:table-cell>
          <table:table-cell table:style-name="ce8" office:value-type="string">
            <text:p>20:30</text:p>
          </table:table-cell>
          <table:table-cell table:style-name="ce8" office:value-type="string">
            <text:p>07:16</text:p>
          </table:table-cell>
          <table:table-cell table:style-name="ce8" office:value-type="string">
            <text:p>19:11</text:p>
          </table:table-cell>
          <table:table-cell table:style-name="ce8" office:value-type="string">
            <text:p>08:14</text:p>
          </table:table-cell>
          <table:table-cell table:style-name="ce8" office:value-type="string">
            <text:p>17:58</text:p>
          </table:table-cell>
          <table:table-cell table:style-name="ce8" office:value-type="string">
            <text:p>08:16</text:p>
          </table:table-cell>
          <table:table-cell table:style-name="ce8" office:value-type="string">
            <text:p>16:04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5:59</text:p>
          </table:table-cell>
          <table:table-cell office:value-type="float" office:value="26">
            <text:p>26</text:p>
          </table:table-cell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1"/>
          <table:table-cell table:number-columns-repeated="3"/>
          <table:table-cell office:value-type="float" office:value="27">
            <text:p>27</text:p>
          </table:table-cell>
          <table:table-cell table:style-name="ce8" office:value-type="string">
            <text:p>08:22</text:p>
          </table:table-cell>
          <table:table-cell table:style-name="ce8" office:value-type="string">
            <text:p>16:50</text:p>
          </table:table-cell>
          <table:table-cell table:style-name="ce8" office:value-type="string">
            <text:p>07:18</text:p>
          </table:table-cell>
          <table:table-cell table:style-name="ce8" office:value-type="string">
            <text:p>17:55</text:p>
          </table:table-cell>
          <table:table-cell table:style-name="ce8" office:value-type="string">
            <text:p>06:07</text:p>
          </table:table-cell>
          <table:table-cell table:style-name="ce8" office:value-type="string">
            <text:p>18:50</text:p>
          </table:table-cell>
          <table:table-cell table:style-name="ce8" office:value-type="string">
            <text:p>05:52</text:p>
          </table:table-cell>
          <table:table-cell table:style-name="ce8" office:value-type="string">
            <text:p>20:51</text:p>
          </table:table-cell>
          <table:table-cell table:style-name="ce8" office:value-type="string">
            <text:p>04:57</text:p>
          </table:table-cell>
          <table:table-cell table:style-name="ce8" office:value-type="string">
            <text:p>21:44</text:p>
          </table:table-cell>
          <table:table-cell table:style-name="ce8" office:value-type="string">
            <text:p>04:46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23</text:p>
          </table:table-cell>
          <table:table-cell table:style-name="ce8" office:value-type="string">
            <text:p>21:35</text:p>
          </table:table-cell>
          <table:table-cell table:style-name="ce8" office:value-type="string">
            <text:p>06:20</text:p>
          </table:table-cell>
          <table:table-cell table:style-name="ce8" office:value-type="string">
            <text:p>20:28</text:p>
          </table:table-cell>
          <table:table-cell table:style-name="ce8" office:value-type="string">
            <text:p>07:18</text:p>
          </table:table-cell>
          <table:table-cell table:style-name="ce8" office:value-type="string">
            <text:p>19:09</text:p>
          </table:table-cell>
          <table:table-cell table:style-name="ce8" office:value-type="string">
            <text:p>07:16</text:p>
          </table:table-cell>
          <table:table-cell table:style-name="ce8" office:value-type="string">
            <text:p>16:56</text:p>
          </table:table-cell>
          <table:table-cell table:style-name="ce8" office:value-type="string">
            <text:p>08:17</text:p>
          </table:table-cell>
          <table:table-cell table:style-name="ce8" office:value-type="string">
            <text:p>16:03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0</text:p>
          </table:table-cell>
          <table:table-cell office:value-type="float" office:value="27">
            <text:p>27</text:p>
          </table:table-cell>
        </table:table-row>
        <table:table-row table:style-name="ro4">
          <table:table-cell table:number-columns-repeated="8"/>
          <table:table-cell office:value-type="float" office:value="28">
            <text:p>28</text:p>
          </table:table-cell>
          <table:table-cell table:style-name="ce8" office:value-type="string">
            <text:p>08:21</text:p>
          </table:table-cell>
          <table:table-cell table:style-name="ce8" office:value-type="string">
            <text:p>16:52</text:p>
          </table:table-cell>
          <table:table-cell table:style-name="ce8" office:value-type="string">
            <text:p>07:15</text:p>
          </table:table-cell>
          <table:table-cell table:style-name="ce8" office:value-type="string">
            <text:p>17:57</text:p>
          </table:table-cell>
          <table:table-cell table:style-name="ce8" office:value-type="string">
            <text:p>06:05</text:p>
          </table:table-cell>
          <table:table-cell table:style-name="ce8" office:value-type="string">
            <text:p>18:52</text:p>
          </table:table-cell>
          <table:table-cell table:style-name="ce8" office:value-type="string">
            <text:p>05:49</text:p>
          </table:table-cell>
          <table:table-cell table:style-name="ce8" office:value-type="string">
            <text:p>20:53</text:p>
          </table:table-cell>
          <table:table-cell table:style-name="ce8" office:value-type="string">
            <text:p>04:56</text:p>
          </table:table-cell>
          <table:table-cell table:style-name="ce8" office:value-type="string">
            <text:p>21:45</text:p>
          </table:table-cell>
          <table:table-cell table:style-name="ce8" office:value-type="string">
            <text:p>04:46</text:p>
          </table:table-cell>
          <table:table-cell table:style-name="ce8" office:value-type="string">
            <text:p>22:06</text:p>
          </table:table-cell>
          <table:table-cell table:style-name="ce8" office:value-type="string">
            <text:p>05:25</text:p>
          </table:table-cell>
          <table:table-cell table:style-name="ce8" office:value-type="string">
            <text:p>21:33</text:p>
          </table:table-cell>
          <table:table-cell table:style-name="ce8" office:value-type="string">
            <text:p>06:22</text:p>
          </table:table-cell>
          <table:table-cell table:style-name="ce8" office:value-type="string">
            <text:p>20:25</text:p>
          </table:table-cell>
          <table:table-cell table:style-name="ce8" office:value-type="string">
            <text:p>07:20</text:p>
          </table:table-cell>
          <table:table-cell table:style-name="ce8" office:value-type="string">
            <text:p>19:06</text:p>
          </table:table-cell>
          <table:table-cell table:style-name="ce8" office:value-type="string">
            <text:p>07:18</text:p>
          </table:table-cell>
          <table:table-cell table:style-name="ce8" office:value-type="string">
            <text:p>16:54</text:p>
          </table:table-cell>
          <table:table-cell table:style-name="ce8" office:value-type="string">
            <text:p>08:19</text:p>
          </table:table-cell>
          <table:table-cell table:style-name="ce8" office:value-type="string">
            <text:p>16:02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1</text:p>
          </table:table-cell>
          <table:table-cell office:value-type="float" office:value="28">
            <text:p>28</text:p>
          </table:table-cell>
        </table:table-row>
        <table:table-row table:style-name="ro4">
          <table:table-cell table:number-columns-repeated="8"/>
          <table:table-cell office:value-type="float" office:value="29">
            <text:p>29</text:p>
          </table:table-cell>
          <table:table-cell table:style-name="ce8" office:value-type="string">
            <text:p>08:19</text:p>
          </table:table-cell>
          <table:table-cell table:style-name="ce8" office:value-type="string">
            <text:p>16:54</text:p>
          </table:table-cell>
          <table:table-cell office:value-type="float" office:value="-0">
            <text:p>0</text:p>
          </table:table-cell>
          <table:table-cell/>
          <table:table-cell table:style-name="ce8" office:value-type="string">
            <text:p>06:02</text:p>
          </table:table-cell>
          <table:table-cell table:style-name="ce8" office:value-type="string">
            <text:p>18:54</text:p>
          </table:table-cell>
          <table:table-cell table:style-name="ce8" office:value-type="string">
            <text:p>05:47</text:p>
          </table:table-cell>
          <table:table-cell table:style-name="ce8" office:value-type="string">
            <text:p>20:55</text:p>
          </table:table-cell>
          <table:table-cell table:style-name="ce8" office:value-type="string">
            <text:p>04:55</text:p>
          </table:table-cell>
          <table:table-cell table:style-name="ce8" office:value-type="string">
            <text:p>21:47</text:p>
          </table:table-cell>
          <table:table-cell table:style-name="ce8" office:value-type="string">
            <text:p>04:47</text:p>
          </table:table-cell>
          <table:table-cell table:style-name="ce8" office:value-type="string">
            <text:p>22:05</text:p>
          </table:table-cell>
          <table:table-cell table:style-name="ce8" office:value-type="string">
            <text:p>05:26</text:p>
          </table:table-cell>
          <table:table-cell table:style-name="ce8" office:value-type="string">
            <text:p>21:31</text:p>
          </table:table-cell>
          <table:table-cell table:style-name="ce8" office:value-type="string">
            <text:p>06:24</text:p>
          </table:table-cell>
          <table:table-cell table:style-name="ce8" office:value-type="string">
            <text:p>20:23</text:p>
          </table:table-cell>
          <table:table-cell table:style-name="ce8" office:value-type="string">
            <text:p>07:22</text:p>
          </table:table-cell>
          <table:table-cell table:style-name="ce8" office:value-type="string">
            <text:p>19:04</text:p>
          </table:table-cell>
          <table:table-cell table:style-name="ce8" office:value-type="string">
            <text:p>07:21</text:p>
          </table:table-cell>
          <table:table-cell table:style-name="ce8" office:value-type="string">
            <text:p>16:52</text:p>
          </table:table-cell>
          <table:table-cell table:style-name="ce8" office:value-type="string">
            <text:p>08:21</text:p>
          </table:table-cell>
          <table:table-cell table:style-name="ce8" office:value-type="string">
            <text:p>16:01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2</text:p>
          </table:table-cell>
          <table:table-cell office:value-type="float" office:value="29">
            <text:p>29</text:p>
          </table:table-cell>
        </table:table-row>
        <table:table-row table:style-name="ro4">
          <table:table-cell table:number-columns-repeated="8"/>
          <table:table-cell office:value-type="float" office:value="30">
            <text:p>30</text:p>
          </table:table-cell>
          <table:table-cell table:style-name="ce8" office:value-type="string">
            <text:p>08:17</text:p>
          </table:table-cell>
          <table:table-cell table:style-name="ce8" office:value-type="string">
            <text:p>16:56</text:p>
          </table:table-cell>
          <table:table-cell office:value-type="float" office:value="-0">
            <text:p>0</text:p>
          </table:table-cell>
          <table:table-cell/>
          <table:table-cell table:style-name="ce8" office:value-type="string">
            <text:p>06:00</text:p>
          </table:table-cell>
          <table:table-cell table:style-name="ce8" office:value-type="string">
            <text:p>18:56</text:p>
          </table:table-cell>
          <table:table-cell table:style-name="ce8" office:value-type="string">
            <text:p>05:45</text:p>
          </table:table-cell>
          <table:table-cell table:style-name="ce8" office:value-type="string">
            <text:p>20:57</text:p>
          </table:table-cell>
          <table:table-cell table:style-name="ce8" office:value-type="string">
            <text:p>04:54</text:p>
          </table:table-cell>
          <table:table-cell table:style-name="ce8" office:value-type="string">
            <text:p>21:48</text:p>
          </table:table-cell>
          <table:table-cell table:style-name="ce8" office:value-type="string">
            <text:p>04:48</text:p>
          </table:table-cell>
          <table:table-cell table:style-name="ce8" office:value-type="string">
            <text:p>22:05</text:p>
          </table:table-cell>
          <table:table-cell table:style-name="ce8" office:value-type="string">
            <text:p>05:28</text:p>
          </table:table-cell>
          <table:table-cell table:style-name="ce8" office:value-type="string">
            <text:p>21:29</text:p>
          </table:table-cell>
          <table:table-cell table:style-name="ce8" office:value-type="string">
            <text:p>06:25</text:p>
          </table:table-cell>
          <table:table-cell table:style-name="ce8" office:value-type="string">
            <text:p>20:20</text:p>
          </table:table-cell>
          <table:table-cell table:style-name="ce8" office:value-type="string">
            <text:p>07:23</text:p>
          </table:table-cell>
          <table:table-cell table:style-name="ce8" office:value-type="string">
            <text:p>19:01</text:p>
          </table:table-cell>
          <table:table-cell table:style-name="ce8" office:value-type="string">
            <text:p>07:23</text:p>
          </table:table-cell>
          <table:table-cell table:style-name="ce8" office:value-type="string">
            <text:p>16:50</text:p>
          </table:table-cell>
          <table:table-cell table:style-name="ce8" office:value-type="string">
            <text:p>08:22</text:p>
          </table:table-cell>
          <table:table-cell table:style-name="ce8" office:value-type="string">
            <text:p>16:00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3</text:p>
          </table:table-cell>
          <table:table-cell office:value-type="float" office:value="30">
            <text:p>30</text:p>
          </table:table-cell>
        </table:table-row>
        <table:table-row table:style-name="ro4">
          <table:table-cell table:number-columns-repeated="8"/>
          <table:table-cell office:value-type="float" office:value="31">
            <text:p>31</text:p>
          </table:table-cell>
          <table:table-cell table:style-name="ce8" office:value-type="string">
            <text:p>08:15</text:p>
          </table:table-cell>
          <table:table-cell table:style-name="ce8" office:value-type="string">
            <text:p>16:58</text:p>
          </table:table-cell>
          <table:table-cell office:value-type="float" office:value="-0">
            <text:p>0</text:p>
          </table:table-cell>
          <table:table-cell/>
          <table:table-cell table:style-name="ce8" office:value-type="string">
            <text:p>06:57</text:p>
          </table:table-cell>
          <table:table-cell table:style-name="ce8" office:value-type="string">
            <text:p>19:58</text:p>
          </table:table-cell>
          <table:table-cell/>
          <table:table-cell table:style-name="ce8"/>
          <table:table-cell table:style-name="ce8" office:value-type="string">
            <text:p>21:50</text:p>
          </table:table-cell>
          <table:table-cell office:value-type="float" office:value="-0">
            <text:p>0</text:p>
          </table:table-cell>
          <table:table-cell table:style-name="ce8" office:value-type="string">
            <text:p>05:30</text:p>
          </table:table-cell>
          <table:table-cell table:style-name="ce8" office:value-type="string">
            <text:p>21:27</text:p>
          </table:table-cell>
          <table:table-cell table:style-name="ce8" office:value-type="string">
            <text:p>06:27</text:p>
          </table:table-cell>
          <table:table-cell table:style-name="ce8" office:value-type="string">
            <text:p>20:18</text:p>
          </table:table-cell>
          <table:table-cell office:value-type="float" office:value="-0">
            <text:p>0</text:p>
          </table:table-cell>
          <table:table-cell table:style-name="ce8" office:value-type="string">
            <text:p>07:25</text:p>
          </table:table-cell>
          <table:table-cell table:style-name="ce8"/>
          <table:table-cell office:value-type="float" office:value="-0">
            <text:p>0</text:p>
          </table:table-cell>
          <table:table-cell table:style-name="ce8" office:value-type="string">
            <text:p>08:48</text:p>
          </table:table-cell>
          <table:table-cell table:style-name="ce8" office:value-type="string">
            <text:p>16:0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4" table:number-rows-repeated="1048501">
          <table:table-cell table:number-columns-repeated="34"/>
        </table:table-row>
        <table:table-row table:style-name="ro4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Rodyklės_20_smaigaliai_20_1" draw:display-name="Rodyklės smaigaliai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00-00-00</text:date>, <text:time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ė </meta:initial-creator>
    <meta:creation-date>2011-10-31T17:14:51</meta:creation-date>
    <dc:date>2013-08-28T14:10:37</dc:date>
    <dc:creator>Nijole </dc:creator>
    <meta:editing-duration>PT4H51M36S</meta:editing-duration>
    <meta:editing-cycles>29</meta:editing-cycles>
    <meta:generator>LibreOffice/3.5$Linux_x86 LibreOffice_project/350m1$Build-2</meta:generator>
    <meta:document-statistic meta:table-count="3" meta:cell-count="3267" meta:object-count="0"/>
  </office:meta>
</office:document-meta>
</file>